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/>
      <style:text-properties fo:color="#000000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9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4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48">
      <style:text-properties fo:color="#000000"/>
    </style:style>
    <style:style style:name="ce110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2" style:family="table-cell" style:parent-style-name="Default" style:data-style-name="N49">
      <style:text-properties fo:color="#000000"/>
    </style:style>
    <style:style style:name="ce113" style:family="table-cell" style:parent-style-name="Default" style:data-style-name="N0">
      <style:text-properties fo:color="#000000"/>
    </style:style>
    <style:style style:name="ce11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Default" style:data-style-name="N48">
      <style:text-properties fo:color="#000000" fo:font-weight="bold" style:font-weight-asian="bold" style:font-weight-complex="bold"/>
    </style:style>
    <style:style style:name="ce163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81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91_0_93_" style:data-style-name="N56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0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0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20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21315__20998__20301__91_0_93_" style:data-style-name="N85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213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4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1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3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/>
    </style:style>
    <style:style style:name="ce23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5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5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0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1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 fo:font-size="11pt" style:font-size-asian="11pt" style:font-size-complex="11pt"/>
    </style:style>
    <style:style style:name="ce272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8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8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1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1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0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2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3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5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48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1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2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page" style:column-width="2.16958333333333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1.87854166666667cm"/>
    </style:style>
    <style:style style:name="co26" style:family="table-column">
      <style:table-column-properties fo:break-before="auto" style:column-width="2.037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349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11666666666667cm" style:use-optimal-column-width="true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1.37583333333333cm" style:use-optimal-column-width="true"/>
    </style:style>
    <style:style style:name="co33" style:family="table-column">
      <style:table-column-properties fo:break-before="auto" style:column-width="1.11125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77270833333333cm"/>
    </style:style>
    <style:style style:name="co3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.2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28.9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22.15pt" style:use-optimal-row-height="false" fo:break-before="auto"/>
    </style:style>
    <style:style style:name="ro19" style:family="table-row">
      <style:table-row-properties style:row-height="55.5pt" style:use-optimal-row-height="false" fo:break-before="auto"/>
    </style:style>
    <style:style style:name="ro20" style:family="table-row">
      <style:table-row-properties style:row-height="14.65pt" style:use-optimal-row-height="false" fo:break-before="auto"/>
    </style:style>
    <style:style style:name="ro21" style:family="table-row">
      <style:table-row-properties style:row-height="13.9pt" style:use-optimal-row-height="false" fo:break-before="auto"/>
    </style:style>
    <style:style style:name="ro22" style:family="table-row">
      <style:table-row-properties style:row-height="14.85pt" style:use-optimal-row-height="false" fo:break-before="auto"/>
    </style:style>
    <style:style style:name="ro23" style:family="table-row">
      <style:table-row-properties style:row-height="15pt" style:use-optimal-row-height="true" fo:break-before="page"/>
    </style:style>
    <style:style style:name="ro24" style:family="table-row">
      <style:table-row-properties style:row-height="4.5pt" style:use-optimal-row-height="false" fo:break-before="auto"/>
    </style:style>
    <style:style style:name="ro25" style:family="table-row">
      <style:table-row-properties style:row-height="34.15pt" style:use-optimal-row-height="false" fo:break-before="auto"/>
    </style:style>
    <style:style style:name="ro26" style:family="table-row">
      <style:table-row-properties style:row-height="22.9pt" style:use-optimal-row-height="false" fo:break-before="auto"/>
    </style:style>
    <style:style style:name="ro27" style:family="table-row">
      <style:table-row-properties style:row-height="19.15pt" style:use-optimal-row-height="false" fo:break-before="auto"/>
    </style:style>
    <style:style style:name="ro28" style:family="table-row">
      <style:table-row-properties style:row-height="24.75pt" style:use-optimal-row-height="false" fo:break-before="auto"/>
    </style:style>
    <style:style style:name="ro29" style:family="table-row">
      <style:table-row-properties style:row-height="19.9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4.6pt" style:use-optimal-row-height="false" fo:break-before="auto"/>
    </style:style>
    <style:style style:name="ro32" style:family="table-row">
      <style:table-row-properties style:row-height="23.45pt" style:use-optimal-row-height="false" fo:break-before="auto"/>
    </style:style>
    <style:style style:name="ro33" style:family="table-row">
      <style:table-row-properties style:row-height="25.9pt" style:use-optimal-row-height="false" fo:break-before="auto"/>
    </style:style>
    <style:style style:name="ro34" style:family="table-row">
      <style:table-row-properties style:row-height="24pt" style:use-optimal-row-height="false" fo:break-before="auto"/>
    </style:style>
    <style:style style:name="ro35" style:family="table-row">
      <style:table-row-properties style:row-height="21.6pt" style:use-optimal-row-height="false" fo:break-before="auto"/>
    </style:style>
    <style:style style:name="ro36" style:family="table-row">
      <style:table-row-properties style:row-height="18.6pt" style:use-optimal-row-height="false" fo:break-before="auto"/>
    </style:style>
    <style:style style:name="ro37" style:family="table-row">
      <style:table-row-properties style:row-height="16.9pt" style:use-optimal-row-height="false" fo:break-before="auto"/>
    </style:style>
    <style:style style:name="ro38" style:family="table-row">
      <style:table-row-properties style:row-height="16.9pt" style:use-optimal-row-height="false" fo:break-before="page"/>
    </style:style>
    <style:style style:name="ro39" style:family="table-row">
      <style:table-row-properties style:row-height="23.25pt" style:use-optimal-row-height="false" fo:break-before="auto"/>
    </style:style>
    <style:style style:name="ro40" style:family="table-row">
      <style:table-row-properties style:row-height="14.45pt" style:use-optimal-row-height="false" fo:break-before="auto"/>
    </style:style>
    <style:style style:name="ro41" style:family="table-row">
      <style:table-row-properties style:row-height="8.25pt" style:use-optimal-row-height="false" fo:break-before="auto"/>
    </style:style>
    <style:style style:name="ro42" style:family="table-row">
      <style:table-row-properties style:row-height="30pt" style:use-optimal-row-height="false" fo:break-before="auto"/>
    </style:style>
    <style:style style:name="ro43" style:family="table-row">
      <style:table-row-properties style:row-height="25.15pt" style:use-optimal-row-height="false" fo:break-before="auto"/>
    </style:style>
    <style:style style:name="ro44" style:family="table-row">
      <style:table-row-properties style:row-height="26.4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32">
            <text:p>民 國 108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2">
            <text:p>民 國 108 年 12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196"/>
          <table:table-cell office:value-type="string" table:style-name="ce197">
            <text:p>人</text:p>
          </table:table-cell>
          <table:table-cell office:value-type="string" table:style-name="ce197">
            <text:p>口</text:p>
          </table:table-cell>
          <table:table-cell office:value-type="string" table:style-name="ce197">
            <text:p>數</text:p>
          </table:table-cell>
          <table:table-cell office:value-type="string" table:number-columns-spanned="4" table:number-rows-spanned="1" table:style-name="ce346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46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46">
            <text:p>自 然 增 加</text:p>
          </table:table-cell>
          <table:covered-table-cell/>
          <table:table-cell office:value-type="string" table:number-columns-spanned="6" table:number-rows-spanned="1" table:style-name="ce344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47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48">
            <text:p>遷入</text:p>
            <text:p>人數</text:p>
          </table:table-cell>
          <table:table-cell office:value-type="string" table:number-columns-spanned="1" table:number-rows-spanned="4" table:style-name="ce348">
            <text:p>遷出</text:p>
            <text:p>人數</text:p>
          </table:table-cell>
          <table:table-cell office:value-type="string" table:number-columns-spanned="1" table:number-rows-spanned="4" table:style-name="ce349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38">
            <text:p>戶　數</text:p>
          </table:table-cell>
          <table:table-cell office:value-type="string" table:number-columns-spanned="1" table:number-rows-spanned="2" table:style-name="ce230">
            <text:p>計</text:p>
          </table:table-cell>
          <table:table-cell office:value-type="string" table:number-columns-spanned="1" table:number-rows-spanned="2" table:style-name="ce230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number-columns-spanned="1" table:number-rows-spanned="3" table:style-name="ce346">
            <text:p>計</text:p>
          </table:table-cell>
          <table:table-cell office:value-type="string" table:number-columns-spanned="1" table:number-rows-spanned="3" table:style-name="ce346">
            <text:p>男</text:p>
          </table:table-cell>
          <table:table-cell office:value-type="string" table:number-columns-spanned="1" table:number-rows-spanned="3" table:style-name="ce346">
            <text:p>女</text:p>
          </table:table-cell>
          <table:table-cell office:value-type="string" table:style-name="ce198">
            <text:p>折合年</text:p>
          </table:table-cell>
          <table:table-cell office:value-type="string" table:number-columns-spanned="1" table:number-rows-spanned="3" table:style-name="ce346">
            <text:p>計</text:p>
          </table:table-cell>
          <table:table-cell office:value-type="string" table:number-columns-spanned="1" table:number-rows-spanned="3" table:style-name="ce346">
            <text:p>男</text:p>
          </table:table-cell>
          <table:table-cell office:value-type="string" table:number-columns-spanned="1" table:number-rows-spanned="3" table:style-name="ce346">
            <text:p>女</text:p>
          </table:table-cell>
          <table:table-cell office:value-type="string" table:style-name="ce199">
            <text:p>折合年</text:p>
          </table:table-cell>
          <table:table-cell office:value-type="string" table:number-columns-spanned="1" table:number-rows-spanned="2" table:style-name="ce230">
            <text:p>人 數</text:p>
          </table:table-cell>
          <table:table-cell office:value-type="string" table:style-name="ce200">
            <text:p>折合年自</text:p>
          </table:table-cell>
          <table:table-cell office:value-type="string" table:number-columns-spanned="1" table:number-rows-spanned="3" table:style-name="ce344">
            <text:p>合 計</text:p>
          </table:table-cell>
          <table:table-cell office:value-type="string" table:number-columns-spanned="1" table:number-rows-spanned="3" table:style-name="ce343">
            <text:p>不同性別</text:p>
          </table:table-cell>
          <table:table-cell office:value-type="string" table:number-columns-spanned="3" table:number-rows-spanned="1" table:style-name="ce344">
            <text:p>相同性別</text:p>
          </table:table-cell>
          <table:covered-table-cell table:number-columns-repeated="2"/>
          <table:table-cell office:value-type="string" table:style-name="ce201">
            <text:p>折合年</text:p>
          </table:table-cell>
          <table:table-cell office:value-type="string" table:number-columns-spanned="1" table:number-rows-spanned="3" table:style-name="ce344">
            <text:p>合 計</text:p>
          </table:table-cell>
          <table:table-cell office:value-type="string" table:number-columns-spanned="1" table:number-rows-spanned="3" table:style-name="ce343">
            <text:p>不同性別</text:p>
          </table:table-cell>
          <table:table-cell office:value-type="string" table:number-columns-spanned="3" table:number-rows-spanned="1" table:style-name="ce344">
            <text:p>相同性別</text:p>
          </table:table-cell>
          <table:covered-table-cell table:number-columns-repeated="2"/>
          <table:table-cell office:value-type="string" table:style-name="ce201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2">
            <text:p>粗出生率</text:p>
          </table:table-cell>
          <table:covered-table-cell/>
          <table:covered-table-cell/>
          <table:covered-table-cell/>
          <table:table-cell office:value-type="string" table:style-name="ce202">
            <text:p>粗死亡率</text:p>
          </table:table-cell>
          <table:covered-table-cell/>
          <table:table-cell office:value-type="string" table:style-name="ce20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44">
            <text:p>計</text:p>
          </table:table-cell>
          <table:table-cell office:value-type="string" table:number-columns-spanned="1" table:number-rows-spanned="2" table:style-name="ce344">
            <text:p>男</text:p>
          </table:table-cell>
          <table:table-cell office:value-type="string" table:number-columns-spanned="1" table:number-rows-spanned="2" table:style-name="ce345">
            <text:p>女</text:p>
          </table:table-cell>
          <table:table-cell office:value-type="string" table:style-name="ce203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44">
            <text:p>計</text:p>
          </table:table-cell>
          <table:table-cell office:value-type="string" table:number-columns-spanned="1" table:number-rows-spanned="2" table:style-name="ce344">
            <text:p>男</text:p>
          </table:table-cell>
          <table:table-cell office:value-type="string" table:number-columns-spanned="1" table:number-rows-spanned="2" table:style-name="ce345">
            <text:p>女</text:p>
          </table:table-cell>
          <table:table-cell office:value-type="string" table:style-name="ce203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04"/>
          <table:table-cell table:style-name="ce205"/>
          <table:table-cell table:number-columns-repeated="2" table:style-name="ce206"/>
          <table:covered-table-cell/>
          <table:covered-table-cell/>
          <table:covered-table-cell/>
          <table:table-cell office:value-type="string" table:style-name="ce207">
            <text:p>‰</text:p>
          </table:table-cell>
          <table:covered-table-cell/>
          <table:covered-table-cell/>
          <table:covered-table-cell/>
          <table:table-cell office:value-type="string" table:style-name="ce208">
            <text:p>‰</text:p>
          </table:table-cell>
          <table:table-cell table:style-name="ce206"/>
          <table:table-cell office:value-type="string" table:style-name="ce20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7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45"/>
          <table:table-cell table:style-name="ce46"/>
          <table:table-cell table:number-columns-repeated="2" table:style-name="ce47"/>
          <table:table-cell table:number-columns-repeated="3" table:style-name="ce43"/>
          <table:table-cell table:style-name="ce48"/>
          <table:table-cell table:number-columns-repeated="3" table:style-name="ce43"/>
          <table:table-cell table:style-name="ce48"/>
          <table:table-cell table:style-name="ce47"/>
          <table:table-cell table:style-name="ce49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number-columns-repeated="2" table:style-name="ce43"/>
          <table:table-cell table:style-name="ce51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67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181">
            <text:p>296,124</text:p>
          </table:table-cell>
          <table:table-cell office:value-type="float" office:value="38.4" table:style-name="ce54">
            <text:p>38.40</text:p>
          </table:table-cell>
          <table:table-cell table:style-name="ce52"/>
          <table:table-cell office:value-type="float" office:value="73676" table:style-name="ce52">
            <text:p>73,676</text:p>
          </table:table-cell>
          <table:table-cell table:number-columns-repeated="3" table:style-name="ce52"/>
          <table:table-cell office:value-type="float" office:value="9.5500000000000007" table:style-name="ce53">
            <text:p>9.55</text:p>
          </table:table-cell>
          <table:table-cell table:style-name="ce52"/>
          <table:table-cell office:value-type="float" office:value="3858" table:style-name="ce55">
            <text:p>3,858</text:p>
          </table:table-cell>
          <table:table-cell table:number-columns-repeated="3" table:style-name="ce53"/>
          <table:table-cell office:value-type="float" office:value="0.5" table:style-name="ce53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67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181">
            <text:p>346,431</text:p>
          </table:table-cell>
          <table:table-cell office:value-type="float" office:value="31.58" table:style-name="ce54">
            <text:p>31.58</text:p>
          </table:table-cell>
          <table:table-cell table:style-name="ce52"/>
          <table:table-cell office:value-type="float" office:value="83797" table:style-name="ce52">
            <text:p>83,797</text:p>
          </table:table-cell>
          <table:table-cell table:number-columns-repeated="3" table:style-name="ce52"/>
          <table:table-cell office:value-type="float" office:value="7.51" table:style-name="ce53">
            <text:p>7.51</text:p>
          </table:table-cell>
          <table:table-cell table:style-name="ce52"/>
          <table:table-cell office:value-type="float" office:value="4487" table:style-name="ce55">
            <text:p>4,487</text:p>
          </table:table-cell>
          <table:table-cell table:number-columns-repeated="3" table:style-name="ce53"/>
          <table:table-cell office:value-type="float" office:value="0.4" table:style-name="ce53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67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181">
            <text:p>309,470</text:p>
          </table:table-cell>
          <table:table-cell office:value-type="float" office:value="20.86" table:style-name="ce54">
            <text:p>20.86</text:p>
          </table:table-cell>
          <table:table-cell table:style-name="ce52"/>
          <table:table-cell office:value-type="float" office:value="106812" table:style-name="ce52">
            <text:p>106,812</text:p>
          </table:table-cell>
          <table:table-cell table:number-columns-repeated="3" table:style-name="ce52"/>
          <table:table-cell office:value-type="float" office:value="7.2" table:style-name="ce53">
            <text:p>7.20</text:p>
          </table:table-cell>
          <table:table-cell table:style-name="ce52"/>
          <table:table-cell office:value-type="float" office:value="5310" table:style-name="ce55">
            <text:p>5,310</text:p>
          </table:table-cell>
          <table:table-cell table:number-columns-repeated="3" table:style-name="ce53"/>
          <table:table-cell office:value-type="float" office:value="0.36" table:style-name="ce53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2">
            <text:p>270,905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67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181">
            <text:p>325,931</text:p>
          </table:table-cell>
          <table:table-cell office:value-type="float" office:value="18.14" table:style-name="ce54">
            <text:p>18.14</text:p>
          </table:table-cell>
          <table:table-cell table:style-name="ce52"/>
          <table:table-cell office:value-type="float" office:value="167496" table:style-name="ce52">
            <text:p>167,496</text:p>
          </table:table-cell>
          <table:table-cell table:number-columns-repeated="3" table:style-name="ce52"/>
          <table:table-cell office:value-type="float" office:value="9.2899999999999991" table:style-name="ce53">
            <text:p>9.29</text:p>
          </table:table-cell>
          <table:table-cell table:style-name="ce52"/>
          <table:table-cell office:value-type="float" office:value="14875" table:style-name="ce55">
            <text:p>14,875</text:p>
          </table:table-cell>
          <table:table-cell table:number-columns-repeated="3" table:style-name="ce53"/>
          <table:table-cell office:value-type="float" office:value="0.83" table:style-name="ce53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2">
            <text:p>310,116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181">
            <text:p>215,648</text:p>
          </table:table-cell>
          <table:table-cell office:value-type="float" office:value="10.52" table:style-name="ce54">
            <text:p>10.52</text:p>
          </table:table-cell>
          <table:table-cell table:style-name="ce52"/>
          <table:table-cell office:value-type="float" office:value="162972" table:style-name="ce52">
            <text:p>162,972</text:p>
          </table:table-cell>
          <table:table-cell table:number-columns-repeated="3" table:style-name="ce52"/>
          <table:table-cell office:value-type="float" office:value="7.95" table:style-name="ce53">
            <text:p>7.95</text:p>
          </table:table-cell>
          <table:table-cell table:style-name="ce52"/>
          <table:table-cell office:value-type="float" office:value="28298" table:style-name="ce55">
            <text:p>28,298</text:p>
          </table:table-cell>
          <table:table-cell table:number-columns-repeated="3" table:style-name="ce53"/>
          <table:table-cell office:value-type="float" office:value="1.38" table:style-name="ce53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2">
            <text:p>345,5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182">
            <text:p>132,707</text:p>
          </table:table-cell>
          <table:table-cell office:value-type="float" office:value="5.94" table:style-name="ce54">
            <text:p>5.94</text:p>
          </table:table-cell>
          <table:table-cell table:style-name="ce52"/>
          <table:table-cell office:value-type="float" office:value="170515" table:style-name="ce52">
            <text:p>170,515</text:p>
          </table:table-cell>
          <table:table-cell table:number-columns-repeated="3" table:style-name="ce52"/>
          <table:table-cell office:value-type="float" office:value="7.63" table:style-name="ce53">
            <text:p>7.63</text:p>
          </table:table-cell>
          <table:table-cell table:style-name="ce52"/>
          <table:table-cell office:value-type="float" office:value="56538" table:style-name="ce55">
            <text:p>56,538</text:p>
          </table:table-cell>
          <table:table-cell table:number-columns-repeated="3" table:style-name="ce53"/>
          <table:table-cell office:value-type="float" office:value="2.5299999999999998" table:style-name="ce53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2">
            <text:p>420,892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182">
            <text:p>68,620</text:p>
          </table:table-cell>
          <table:table-cell office:value-type="float" office:value="3.01" table:style-name="ce54">
            <text:p>3.01</text:p>
          </table:table-cell>
          <table:table-cell table:style-name="ce52"/>
          <table:table-cell office:value-type="float" office:value="142669" table:style-name="ce52">
            <text:p>142,669</text:p>
          </table:table-cell>
          <table:table-cell table:number-columns-repeated="3" table:style-name="ce52"/>
          <table:table-cell office:value-type="float" office:value="6.25" table:style-name="ce53">
            <text:p>6.25</text:p>
          </table:table-cell>
          <table:table-cell table:style-name="ce52"/>
          <table:table-cell office:value-type="float" office:value="64540" table:style-name="ce55">
            <text:p>64,540</text:p>
          </table:table-cell>
          <table:table-cell table:number-columns-repeated="3" table:style-name="ce53"/>
          <table:table-cell office:value-type="float" office:value="2.83" table:style-name="ce53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2">
            <text:p>474,919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182">
            <text:p>63,303</text:p>
          </table:table-cell>
          <table:table-cell office:value-type="float" office:value="2.76" table:style-name="ce54">
            <text:p>2.76</text:p>
          </table:table-cell>
          <table:table-cell table:style-name="ce52"/>
          <table:table-cell office:value-type="float" office:value="135041" table:style-name="ce52">
            <text:p>135,041</text:p>
          </table:table-cell>
          <table:table-cell table:number-columns-repeated="3" table:style-name="ce52"/>
          <table:table-cell office:value-type="float" office:value="5.89" table:style-name="ce53">
            <text:p>5.89</text:p>
          </table:table-cell>
          <table:table-cell table:style-name="ce52"/>
          <table:table-cell office:value-type="float" office:value="58518" table:style-name="ce55">
            <text:p>58,518</text:p>
          </table:table-cell>
          <table:table-cell table:number-columns-repeated="3" table:style-name="ce53"/>
          <table:table-cell office:value-type="float" office:value="2.5499999999999998" table:style-name="ce53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2">
            <text:p>484,17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182">
            <text:p>55,109</text:p>
          </table:table-cell>
          <table:table-cell office:value-type="float" office:value="2.4" table:style-name="ce54">
            <text:p>2.40</text:p>
          </table:table-cell>
          <table:table-cell table:style-name="ce52"/>
          <table:table-cell office:value-type="float" office:value="154866" table:style-name="ce52">
            <text:p>154,866</text:p>
          </table:table-cell>
          <table:table-cell table:number-columns-repeated="3" table:style-name="ce52"/>
          <table:table-cell office:value-type="float" office:value="6.73" table:style-name="ce53">
            <text:p>6.73</text:p>
          </table:table-cell>
          <table:table-cell table:style-name="ce52"/>
          <table:table-cell office:value-type="float" office:value="55995" table:style-name="ce55">
            <text:p>55,995</text:p>
          </table:table-cell>
          <table:table-cell table:number-columns-repeated="3" table:style-name="ce53"/>
          <table:table-cell office:value-type="float" office:value="2.4300000000000002" table:style-name="ce53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2">
            <text:p>494,107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182">
            <text:p>47,728</text:p>
          </table:table-cell>
          <table:table-cell office:value-type="float" office:value="2.0699999999999998" table:style-name="ce54">
            <text:p>2.07</text:p>
          </table:table-cell>
          <table:table-cell table:style-name="ce52"/>
          <table:table-cell office:value-type="float" office:value="117099" table:style-name="ce52">
            <text:p>117,099</text:p>
          </table:table-cell>
          <table:table-cell table:number-columns-repeated="3" table:style-name="ce52"/>
          <table:table-cell office:value-type="float" office:value="5.07" table:style-name="ce53">
            <text:p>5.07</text:p>
          </table:table-cell>
          <table:table-cell table:style-name="ce52"/>
          <table:table-cell office:value-type="float" office:value="57223" table:style-name="ce55">
            <text:p>57,223</text:p>
          </table:table-cell>
          <table:table-cell table:number-columns-repeated="3" table:style-name="ce53"/>
          <table:table-cell office:value-type="float" office:value="2.48" table:style-name="ce53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2">
            <text:p>504,53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182">
            <text:p>21,114</text:p>
          </table:table-cell>
          <table:table-cell office:value-type="float" office:value="0.91" table:style-name="ce54">
            <text:p>0.91</text:p>
          </table:table-cell>
          <table:table-cell table:style-name="ce52"/>
          <table:table-cell office:value-type="float" office:value="138819" table:style-name="ce52">
            <text:p>138,819</text:p>
          </table:table-cell>
          <table:table-cell table:number-columns-repeated="3" table:style-name="ce52"/>
          <table:table-cell office:value-type="float" office:value="6" table:style-name="ce53">
            <text:p>6.00</text:p>
          </table:table-cell>
          <table:table-cell table:style-name="ce52"/>
          <table:table-cell office:value-type="float" office:value="58115" table:style-name="ce55">
            <text:p>58,115</text:p>
          </table:table-cell>
          <table:table-cell table:number-columns-repeated="3" table:style-name="ce53"/>
          <table:table-cell office:value-type="float" office:value="2.5099999999999998" table:style-name="ce53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2">
            <text:p>512,7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9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61">
            <text:p><text:s text:c="3"/>1.88</text:p>
          </table:table-cell>
          <table:table-cell table:style-name="ce52"/>
          <table:table-cell office:value-type="float" office:value="165327" table:style-name="ce52">
            <text:p>165,327</text:p>
          </table:table-cell>
          <table:table-cell table:number-columns-repeated="3" table:style-name="ce52"/>
          <table:table-cell office:value-type="float" office:value="7.13" table:style-name="ce60">
            <text:p><text:s text:c="3"/>7.13</text:p>
          </table:table-cell>
          <table:table-cell table:style-name="ce52"/>
          <table:table-cell office:value-type="float" office:value="57008" table:style-name="ce55">
            <text:p>57,008</text:p>
          </table:table-cell>
          <table:table-cell table:number-columns-repeated="3" table:style-name="ce60"/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2">
            <text:p>519,98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9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62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61">
            <text:p><text:s text:c="3"/>3.23</text:p>
          </table:table-cell>
          <table:table-cell table:style-name="ce52"/>
          <table:table-cell office:value-type="float" office:value="143384" table:style-name="ce52">
            <text:p>143,384</text:p>
          </table:table-cell>
          <table:table-cell table:number-columns-repeated="3" table:style-name="ce52"/>
          <table:table-cell office:value-type="float" office:value="6.16" table:style-name="ce60">
            <text:p><text:s text:c="3"/>6.16</text:p>
          </table:table-cell>
          <table:table-cell table:style-name="ce52"/>
          <table:table-cell office:value-type="float" office:value="55980" table:style-name="ce55">
            <text:p>55,980</text:p>
          </table:table-cell>
          <table:table-cell table:number-columns-repeated="3" table:style-name="ce60"/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2">
            <text:p>527,250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61">
            <text:p><text:s text:c="3"/>1.85</text:p>
          </table:table-cell>
          <table:table-cell table:style-name="ce52"/>
          <table:table-cell office:value-type="float" office:value="147636" table:style-name="ce52">
            <text:p>147,636</text:p>
          </table:table-cell>
          <table:table-cell table:number-columns-repeated="3" table:style-name="ce52"/>
          <table:table-cell office:value-type="float" office:value="6.32" table:style-name="ce60">
            <text:p><text:s text:c="3"/>6.32</text:p>
          </table:table-cell>
          <table:table-cell table:style-name="ce52"/>
          <table:table-cell office:value-type="float" office:value="53604" table:style-name="ce55">
            <text:p>53,604</text:p>
          </table:table-cell>
          <table:table-cell table:number-columns-repeated="3" table:style-name="ce60"/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2">
            <text:p>533,6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61">
            <text:p><text:s text:c="3"/>1.98</text:p>
          </table:table-cell>
          <table:table-cell table:style-name="ce52"/>
          <table:table-cell office:value-type="float" office:value="149287" table:style-name="ce52">
            <text:p>149,287</text:p>
          </table:table-cell>
          <table:table-cell table:number-columns-repeated="3" table:style-name="ce52"/>
          <table:table-cell office:value-type="float" office:value="6.38" table:style-name="ce60">
            <text:p><text:s text:c="3"/>6.38</text:p>
          </table:table-cell>
          <table:table-cell table:style-name="ce52"/>
          <table:table-cell office:value-type="float" office:value="53190" table:style-name="ce55">
            <text:p>53,190</text:p>
          </table:table-cell>
          <table:table-cell table:number-columns-repeated="3" table:style-name="ce60"/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2">
            <text:p>540,0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61">
            <text:p><text:s text:c="3"/>2.12</text:p>
          </table:table-cell>
          <table:table-cell table:style-name="ce52"/>
          <table:table-cell office:value-type="float" office:value="154346" table:style-name="ce52">
            <text:p>154,346</text:p>
          </table:table-cell>
          <table:table-cell table:number-columns-repeated="3" table:style-name="ce52"/>
          <table:table-cell office:value-type="float" office:value="6.58" table:style-name="ce60">
            <text:p><text:s text:c="3"/>6.58</text:p>
          </table:table-cell>
          <table:table-cell table:style-name="ce52"/>
          <table:table-cell office:value-type="float" office:value="53459" table:style-name="ce55">
            <text:p>53,459</text:p>
          </table:table-cell>
          <table:table-cell table:number-columns-repeated="3" table:style-name="ce60"/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2">
            <text:p>546,69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61">
            <text:p><text:s text:c="3"/>1.53</text:p>
          </table:table-cell>
          <table:table-cell table:style-name="ce52"/>
          <table:table-cell office:value-type="float" office:value="147861" table:style-name="ce52">
            <text:p>147,861</text:p>
          </table:table-cell>
          <table:table-cell table:number-columns-repeated="3" table:style-name="ce52"/>
          <table:table-cell office:value-type="float" office:value="6.29" table:style-name="ce60">
            <text:p><text:s text:c="3"/>6.29</text:p>
          </table:table-cell>
          <table:table-cell table:style-name="ce52"/>
          <table:table-cell office:value-type="float" office:value="53837" table:style-name="ce55">
            <text:p>53,837</text:p>
          </table:table-cell>
          <table:table-cell table:number-columns-repeated="3" table:style-name="ce60"/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52">
            <text:p>553,22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7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61">
            <text:p><text:s text:c="3"/>0.96</text:p>
          </table:table-cell>
          <table:table-cell table:style-name="ce52"/>
          <table:table-cell office:value-type="float" office:value="138034" table:style-name="ce52">
            <text:p>138,034</text:p>
          </table:table-cell>
          <table:table-cell table:number-columns-repeated="3" table:style-name="ce52"/>
          <table:table-cell office:value-type="float" office:value="5.86" table:style-name="ce60">
            <text:p><text:s text:c="3"/>5.86</text:p>
          </table:table-cell>
          <table:table-cell table:style-name="ce52"/>
          <table:table-cell office:value-type="float" office:value="54412" table:style-name="ce55">
            <text:p>54,412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52">
            <text:p>559,426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67">
            <text:p>107年</text:p>
          </table:table-cell>
          <table:covered-table-cell/>
          <table:table-cell office:value-type="float" office:value="8734477" table:style-name="ce52">
            <text:p>8,734,477</text:p>
          </table:table-cell>
          <table:table-cell office:value-type="float" office:value="23588932" table:style-name="ce52">
            <text:p>23,588,932</text:p>
          </table:table-cell>
          <table:table-cell office:value-type="float" office:value="11712913" table:style-name="ce52">
            <text:p>11,712,913</text:p>
          </table:table-cell>
          <table:table-cell office:value-type="float" office:value="11876019" table:style-name="ce52">
            <text:p>11,876,019</text:p>
          </table:table-cell>
          <table:table-cell office:value-type="float" office:value="181601" table:style-name="ce52">
            <text:p>181,601</text:p>
          </table:table-cell>
          <table:table-cell office:value-type="float" office:value="93876" table:style-name="ce52">
            <text:p>93,876</text:p>
          </table:table-cell>
          <table:table-cell office:value-type="float" office:value="87725" table:style-name="ce52">
            <text:p>87,725</text:p>
          </table:table-cell>
          <table:table-cell office:value-type="float" office:value="7.7" table:style-name="ce60">
            <text:p><text:s text:c="3"/>7.70</text:p>
          </table:table-cell>
          <table:table-cell office:value-type="float" office:value="172784" table:style-name="ce52">
            <text:p>172,784</text:p>
          </table:table-cell>
          <table:table-cell office:value-type="float" office:value="101931" table:style-name="ce52">
            <text:p>101,931</text:p>
          </table:table-cell>
          <table:table-cell office:value-type="float" office:value="70853" table:style-name="ce52">
            <text:p>70,853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8817" table:style-name="ce159">
            <text:p><text:s text:c="3"/>8,817</text:p>
          </table:table-cell>
          <table:table-cell office:value-type="float" office:value="0.37" table:style-name="ce61">
            <text:p><text:s text:c="3"/>0.37</text:p>
          </table:table-cell>
          <table:table-cell table:style-name="ce52"/>
          <table:table-cell office:value-type="float" office:value="135403" table:style-name="ce52">
            <text:p>135,403</text:p>
          </table:table-cell>
          <table:table-cell table:number-columns-repeated="3" table:style-name="ce52"/>
          <table:table-cell office:value-type="float" office:value="5.74" table:style-name="ce60">
            <text:p><text:s text:c="3"/>5.74</text:p>
          </table:table-cell>
          <table:table-cell table:style-name="ce52"/>
          <table:table-cell office:value-type="float" office:value="54443" table:style-name="ce55">
            <text:p>54,443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84815" table:style-name="ce52">
            <text:p>984,815</text:p>
          </table:table-cell>
          <table:table-cell office:value-type="float" office:value="975927" table:style-name="ce52">
            <text:p>975,927</text:p>
          </table:table-cell>
          <table:table-cell office:value-type="float" office:value="565561" table:style-name="ce52">
            <text:p>565,561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29">
            <text:p>1 月</text:p>
          </table:table-cell>
          <table:covered-table-cell/>
          <table:table-cell office:value-type="float" office:value="8654346" table:style-name="ce65">
            <text:p>8,654,346</text:p>
          </table:table-cell>
          <table:table-cell office:value-type="float" office:value="23572049" table:style-name="ce65">
            <text:p>23,572,049</text:p>
          </table:table-cell>
          <table:table-cell office:value-type="float" office:value="11718630" table:style-name="ce65">
            <text:p>11,718,630</text:p>
          </table:table-cell>
          <table:table-cell office:value-type="float" office:value="11853419" table:style-name="ce65">
            <text:p>11,853,419</text:p>
          </table:table-cell>
          <table:table-cell office:value-type="float" office:value="17116" table:style-name="ce65">
            <text:p>17,116</text:p>
          </table:table-cell>
          <table:table-cell office:value-type="float" office:value="8819" table:style-name="ce65">
            <text:p>8,819</text:p>
          </table:table-cell>
          <table:table-cell office:value-type="float" office:value="8297" table:style-name="ce65">
            <text:p>8,29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761" table:style-name="ce65">
            <text:p>16,761</text:p>
          </table:table-cell>
          <table:table-cell office:value-type="float" office:value="9814" table:style-name="ce65">
            <text:p>9,814</text:p>
          </table:table-cell>
          <table:table-cell office:value-type="float" office:value="6947" table:style-name="ce65">
            <text:p>6,947</text:p>
          </table:table-cell>
          <table:table-cell office:value-type="float" office:value="8.3699999999999992" table:style-name="ce66">
            <text:p>8.37</text:p>
          </table:table-cell>
          <table:table-cell office:value-type="float" office:value="355" table:style-name="ce183">
            <text:p><text:s text:c="3"/>355</text:p>
          </table:table-cell>
          <table:table-cell office:value-type="float" office:value="0.18" table:style-name="ce67">
            <text:p>0.18</text:p>
          </table:table-cell>
          <table:table-cell table:style-name="ce65"/>
          <table:table-cell office:value-type="float" office:value="14314" table:style-name="ce65">
            <text:p>14,314</text:p>
          </table:table-cell>
          <table:table-cell table:number-columns-repeated="3" table:style-name="ce65"/>
          <table:table-cell office:value-type="float" office:value="7.15" table:style-name="ce66">
            <text:p>7.15</text:p>
          </table:table-cell>
          <table:table-cell table:style-name="ce65"/>
          <table:table-cell office:value-type="float" office:value="4384" table:style-name="ce68">
            <text:p>4,384</text:p>
          </table:table-cell>
          <table:table-cell table:number-columns-repeated="3" table:style-name="ce66"/>
          <table:table-cell office:value-type="float" office:value="2.19" table:style-name="ce66">
            <text:p>2.19</text:p>
          </table:table-cell>
          <table:table-cell office:value-type="float" office:value="78846" table:style-name="ce65">
            <text:p>78,846</text:p>
          </table:table-cell>
          <table:table-cell office:value-type="float" office:value="78379" table:style-name="ce65">
            <text:p>78,379</text:p>
          </table:table-cell>
          <table:table-cell office:value-type="float" office:value="559918" table:style-name="ce65">
            <text:p>559,918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2 月</text:p>
          </table:table-cell>
          <table:covered-table-cell/>
          <table:table-cell office:value-type="float" office:value="8656728" table:style-name="ce65">
            <text:p>8,656,728</text:p>
          </table:table-cell>
          <table:table-cell office:value-type="float" office:value="23571408" table:style-name="ce65">
            <text:p>23,571,408</text:p>
          </table:table-cell>
          <table:table-cell office:value-type="float" office:value="11717087" table:style-name="ce65">
            <text:p>11,717,087</text:p>
          </table:table-cell>
          <table:table-cell office:value-type="float" office:value="11854321" table:style-name="ce65">
            <text:p>11,854,321</text:p>
          </table:table-cell>
          <table:table-cell office:value-type="float" office:value="13468" table:style-name="ce65">
            <text:p>13,468</text:p>
          </table:table-cell>
          <table:table-cell office:value-type="float" office:value="6983" table:style-name="ce65">
            <text:p>6,983</text:p>
          </table:table-cell>
          <table:table-cell office:value-type="float" office:value="6485" table:style-name="ce65">
            <text:p>6,485</text:p>
          </table:table-cell>
          <table:table-cell office:value-type="float" office:value="7.45" table:style-name="ce66">
            <text:p>7.45</text:p>
          </table:table-cell>
          <table:table-cell office:value-type="float" office:value="14493" table:style-name="ce65">
            <text:p>14,493</text:p>
          </table:table-cell>
          <table:table-cell office:value-type="float" office:value="8636" table:style-name="ce65">
            <text:p>8,636</text:p>
          </table:table-cell>
          <table:table-cell office:value-type="float" office:value="5857" table:style-name="ce65">
            <text:p>5,857</text:p>
          </table:table-cell>
          <table:table-cell office:value-type="float" office:value="8.01" table:style-name="ce66">
            <text:p>8.01</text:p>
          </table:table-cell>
          <table:table-cell office:value-type="float" office:value="-1025" table:style-name="ce184">
            <text:p>－ 1,025</text:p>
          </table:table-cell>
          <table:table-cell office:value-type="float" office:value="-0.56999999999999995" table:style-name="ce67">
            <text:p>－ <text:s/>0.57</text:p>
          </table:table-cell>
          <table:table-cell table:style-name="ce65"/>
          <table:table-cell office:value-type="float" office:value="9508" table:style-name="ce65">
            <text:p>9,508</text:p>
          </table:table-cell>
          <table:table-cell table:number-columns-repeated="3" table:style-name="ce65"/>
          <table:table-cell office:value-type="float" office:value="5.26" table:style-name="ce66">
            <text:p>5.26</text:p>
          </table:table-cell>
          <table:table-cell table:style-name="ce65"/>
          <table:table-cell office:value-type="float" office:value="3396" table:style-name="ce68">
            <text:p>3,396</text:p>
          </table:table-cell>
          <table:table-cell table:number-columns-repeated="3" table:style-name="ce66"/>
          <table:table-cell office:value-type="float" office:value="1.88" table:style-name="ce66">
            <text:p>1.88</text:p>
          </table:table-cell>
          <table:table-cell office:value-type="float" office:value="60999" table:style-name="ce65">
            <text:p>60,999</text:p>
          </table:table-cell>
          <table:table-cell office:value-type="float" office:value="60615" table:style-name="ce65">
            <text:p>60,615</text:p>
          </table:table-cell>
          <table:table-cell office:value-type="float" office:value="560248" table:style-name="ce65">
            <text:p>560,248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3 月</text:p>
          </table:table-cell>
          <table:covered-table-cell/>
          <table:table-cell office:value-type="float" office:value="8664510" table:style-name="ce65">
            <text:p>8,664,510</text:p>
          </table:table-cell>
          <table:table-cell office:value-type="float" office:value="23571990" table:style-name="ce65">
            <text:p>23,571,990</text:p>
          </table:table-cell>
          <table:table-cell office:value-type="float" office:value="11715824" table:style-name="ce65">
            <text:p>11,715,824</text:p>
          </table:table-cell>
          <table:table-cell office:value-type="float" office:value="11856166" table:style-name="ce65">
            <text:p>11,856,166</text:p>
          </table:table-cell>
          <table:table-cell office:value-type="float" office:value="16704" table:style-name="ce65">
            <text:p>16,704</text:p>
          </table:table-cell>
          <table:table-cell office:value-type="float" office:value="8556" table:style-name="ce65">
            <text:p>8,556</text:p>
          </table:table-cell>
          <table:table-cell office:value-type="float" office:value="8148" table:style-name="ce65">
            <text:p>8,148</text:p>
          </table:table-cell>
          <table:table-cell office:value-type="float" office:value="8.34" table:style-name="ce66">
            <text:p>8.34</text:p>
          </table:table-cell>
          <table:table-cell office:value-type="float" office:value="17200" table:style-name="ce65">
            <text:p>17,200</text:p>
          </table:table-cell>
          <table:table-cell office:value-type="float" office:value="10149" table:style-name="ce65">
            <text:p>10,149</text:p>
          </table:table-cell>
          <table:table-cell office:value-type="float" office:value="7051" table:style-name="ce65">
            <text:p>7,051</text:p>
          </table:table-cell>
          <table:table-cell office:value-type="float" office:value="8.59" table:style-name="ce66">
            <text:p>8.59</text:p>
          </table:table-cell>
          <table:table-cell office:value-type="float" office:value="-496" table:style-name="ce185">
            <text:p>－ <text:s text:c="3"/>496</text:p>
          </table:table-cell>
          <table:table-cell office:value-type="float" office:value="-0.25" table:style-name="ce67">
            <text:p>－ <text:s/>0.25</text:p>
          </table:table-cell>
          <table:table-cell table:style-name="ce65"/>
          <table:table-cell office:value-type="float" office:value="12121" table:style-name="ce65">
            <text:p>12,121</text:p>
          </table:table-cell>
          <table:table-cell table:number-columns-repeated="3" table:style-name="ce65"/>
          <table:table-cell office:value-type="float" office:value="6.05" table:style-name="ce66">
            <text:p>6.05</text:p>
          </table:table-cell>
          <table:table-cell table:style-name="ce65"/>
          <table:table-cell office:value-type="float" office:value="5136" table:style-name="ce68">
            <text:p>5,136</text:p>
          </table:table-cell>
          <table:table-cell table:number-columns-repeated="3" table:style-name="ce66"/>
          <table:table-cell office:value-type="float" office:value="2.57" table:style-name="ce66">
            <text:p>2.57</text:p>
          </table:table-cell>
          <table:table-cell office:value-type="float" office:value="105231" table:style-name="ce65">
            <text:p>105,231</text:p>
          </table:table-cell>
          <table:table-cell office:value-type="float" office:value="104153" table:style-name="ce65">
            <text:p>104,153</text:p>
          </table:table-cell>
          <table:table-cell office:value-type="float" office:value="560820" table:style-name="ce65">
            <text:p>560,820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4 月</text:p>
          </table:table-cell>
          <table:covered-table-cell/>
          <table:table-cell office:value-type="float" office:value="8670129" table:style-name="ce65">
            <text:p>8,670,129</text:p>
          </table:table-cell>
          <table:table-cell office:value-type="float" office:value="23571497" table:style-name="ce65">
            <text:p>23,571,497</text:p>
          </table:table-cell>
          <table:table-cell office:value-type="float" office:value="11714412" table:style-name="ce65">
            <text:p>11,714,412</text:p>
          </table:table-cell>
          <table:table-cell office:value-type="float" office:value="11857085" table:style-name="ce65">
            <text:p>11,857,085</text:p>
          </table:table-cell>
          <table:table-cell office:value-type="float" office:value="13676" table:style-name="ce65">
            <text:p>13,676</text:p>
          </table:table-cell>
          <table:table-cell office:value-type="float" office:value="7058" table:style-name="ce65">
            <text:p>7,058</text:p>
          </table:table-cell>
          <table:table-cell office:value-type="float" office:value="6618" table:style-name="ce65">
            <text:p>6,618</text:p>
          </table:table-cell>
          <table:table-cell office:value-type="float" office:value="7.06" table:style-name="ce66">
            <text:p>7.06</text:p>
          </table:table-cell>
          <table:table-cell office:value-type="float" office:value="13988" table:style-name="ce65">
            <text:p>13,988</text:p>
          </table:table-cell>
          <table:table-cell office:value-type="float" office:value="8235" table:style-name="ce65">
            <text:p>8,235</text:p>
          </table:table-cell>
          <table:table-cell office:value-type="float" office:value="5753" table:style-name="ce65">
            <text:p>5,753</text:p>
          </table:table-cell>
          <table:table-cell office:value-type="float" office:value="7.22" table:style-name="ce66">
            <text:p>7.22</text:p>
          </table:table-cell>
          <table:table-cell office:value-type="float" office:value="-312" table:style-name="ce185">
            <text:p>－ <text:s text:c="3"/>312</text:p>
          </table:table-cell>
          <table:table-cell office:value-type="float" office:value="-0.16" table:style-name="ce67">
            <text:p>－ <text:s/>0.16</text:p>
          </table:table-cell>
          <table:table-cell table:style-name="ce65"/>
          <table:table-cell office:value-type="float" office:value="8802" table:style-name="ce65">
            <text:p>8,802</text:p>
          </table:table-cell>
          <table:table-cell table:number-columns-repeated="3" table:style-name="ce65"/>
          <table:table-cell office:value-type="float" office:value="4.54" table:style-name="ce66">
            <text:p>4.54</text:p>
          </table:table-cell>
          <table:table-cell table:style-name="ce65"/>
          <table:table-cell office:value-type="float" office:value="4268" table:style-name="ce68">
            <text:p>4,268</text:p>
          </table:table-cell>
          <table:table-cell table:number-columns-repeated="3" table:style-name="ce66"/>
          <table:table-cell office:value-type="float" office:value="2.2000000000000002" table:style-name="ce66">
            <text:p>2.20</text:p>
          </table:table-cell>
          <table:table-cell office:value-type="float" office:value="82219" table:style-name="ce65">
            <text:p>82,219</text:p>
          </table:table-cell>
          <table:table-cell office:value-type="float" office:value="82400" table:style-name="ce65">
            <text:p>82,400</text:p>
          </table:table-cell>
          <table:table-cell office:value-type="float" office:value="561327" table:style-name="ce65">
            <text:p>561,327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5 月</text:p>
          </table:table-cell>
          <table:covered-table-cell/>
          <table:table-cell office:value-type="float" office:value="8679670" table:style-name="ce69">
            <text:p>8,679,670</text:p>
          </table:table-cell>
          <table:table-cell office:value-type="float" office:value="23572415" table:style-name="ce69">
            <text:p>23,572,415</text:p>
          </table:table-cell>
          <table:table-cell office:value-type="float" office:value="11713728" table:style-name="ce69">
            <text:p>11,713,728</text:p>
          </table:table-cell>
          <table:table-cell office:value-type="float" office:value="11858687" table:style-name="ce69">
            <text:p>11,858,687</text:p>
          </table:table-cell>
          <table:table-cell office:value-type="float" office:value="15279" table:style-name="ce69">
            <text:p>15,279</text:p>
          </table:table-cell>
          <table:table-cell office:value-type="float" office:value="7982" table:style-name="ce69">
            <text:p>7,982</text:p>
          </table:table-cell>
          <table:table-cell office:value-type="float" office:value="7297" table:style-name="ce69">
            <text:p>7,297</text:p>
          </table:table-cell>
          <table:table-cell office:value-type="float" office:value="7.63" table:style-name="ce70">
            <text:p>7.63</text:p>
          </table:table-cell>
          <table:table-cell office:value-type="float" office:value="14328" table:style-name="ce69">
            <text:p>14,328</text:p>
          </table:table-cell>
          <table:table-cell office:value-type="float" office:value="8424" table:style-name="ce69">
            <text:p>8,424</text:p>
          </table:table-cell>
          <table:table-cell office:value-type="float" office:value="5904" table:style-name="ce69">
            <text:p>5,904</text:p>
          </table:table-cell>
          <table:table-cell office:value-type="float" office:value="7.16" table:style-name="ce70">
            <text:p>7.16</text:p>
          </table:table-cell>
          <table:table-cell office:value-type="float" office:value="951" table:style-name="ce185">
            <text:p><text:s text:c="3"/>951</text:p>
          </table:table-cell>
          <table:table-cell office:value-type="float" office:value="0.48" table:style-name="ce67">
            <text:p>0.48</text:p>
          </table:table-cell>
          <table:table-cell table:style-name="ce69"/>
          <table:table-cell office:value-type="float" office:value="13767" table:style-name="ce69">
            <text:p>13,767</text:p>
          </table:table-cell>
          <table:table-cell table:number-columns-repeated="3" table:style-name="ce69"/>
          <table:table-cell office:value-type="float" office:value="6.88" table:style-name="ce70">
            <text:p>6.88</text:p>
          </table:table-cell>
          <table:table-cell table:style-name="ce69"/>
          <table:table-cell office:value-type="float" office:value="5203" table:style-name="ce71">
            <text:p>5,203</text:p>
          </table:table-cell>
          <table:table-cell table:number-columns-repeated="3" table:style-name="ce70"/>
          <table:table-cell office:value-type="float" office:value="2.6" table:style-name="ce70">
            <text:p>2.60</text:p>
          </table:table-cell>
          <table:table-cell office:value-type="float" office:value="103799" table:style-name="ce69">
            <text:p>103,799</text:p>
          </table:table-cell>
          <table:table-cell office:value-type="float" office:value="103832" table:style-name="ce65">
            <text:p>103,832</text:p>
          </table:table-cell>
          <table:table-cell office:value-type="float" office:value="561916" table:style-name="ce65">
            <text:p>561,916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6 月</text:p>
          </table:table-cell>
          <table:covered-table-cell/>
          <table:table-cell office:value-type="float" office:value="8686376" table:style-name="ce69">
            <text:p>8,686,376</text:p>
          </table:table-cell>
          <table:table-cell office:value-type="float" office:value="23574274" table:style-name="ce69">
            <text:p>23,574,274</text:p>
          </table:table-cell>
          <table:table-cell office:value-type="float" office:value="11713362" table:style-name="ce69">
            <text:p>11,713,362</text:p>
          </table:table-cell>
          <table:table-cell office:value-type="float" office:value="11860912" table:style-name="ce69">
            <text:p>11,860,912</text:p>
          </table:table-cell>
          <table:table-cell office:value-type="float" office:value="13587" table:style-name="ce69">
            <text:p>13,587</text:p>
          </table:table-cell>
          <table:table-cell office:value-type="float" office:value="6971" table:style-name="ce69">
            <text:p>6,971</text:p>
          </table:table-cell>
          <table:table-cell office:value-type="float" office:value="6616" table:style-name="ce69">
            <text:p>6,616</text:p>
          </table:table-cell>
          <table:table-cell office:value-type="float" office:value="7.01" table:style-name="ce70">
            <text:p>7.01</text:p>
          </table:table-cell>
          <table:table-cell office:value-type="float" office:value="13043" table:style-name="ce69">
            <text:p>13,043</text:p>
          </table:table-cell>
          <table:table-cell office:value-type="float" office:value="7650" table:style-name="ce69">
            <text:p>7,650</text:p>
          </table:table-cell>
          <table:table-cell office:value-type="float" office:value="5393" table:style-name="ce69">
            <text:p>5,393</text:p>
          </table:table-cell>
          <table:table-cell office:value-type="float" office:value="6.73" table:style-name="ce70">
            <text:p>6.73</text:p>
          </table:table-cell>
          <table:table-cell office:value-type="float" office:value="544" table:style-name="ce185">
            <text:p><text:s text:c="3"/>544</text:p>
          </table:table-cell>
          <table:table-cell office:value-type="float" office:value="0.28000000000000003" table:style-name="ce67">
            <text:p>0.28</text:p>
          </table:table-cell>
          <table:table-cell table:style-name="ce69"/>
          <table:table-cell office:value-type="float" office:value="10401" table:style-name="ce69">
            <text:p>10,401</text:p>
          </table:table-cell>
          <table:table-cell table:number-columns-repeated="3" table:style-name="ce69"/>
          <table:table-cell office:value-type="float" office:value="5.37" table:style-name="ce70">
            <text:p>5.37</text:p>
          </table:table-cell>
          <table:table-cell table:style-name="ce69"/>
          <table:table-cell office:value-type="float" office:value="4659" table:style-name="ce71">
            <text:p>4,659</text:p>
          </table:table-cell>
          <table:table-cell table:number-columns-repeated="3" table:style-name="ce70"/>
          <table:table-cell office:value-type="float" office:value="2.4" table:style-name="ce70">
            <text:p>2.40</text:p>
          </table:table-cell>
          <table:table-cell office:value-type="float" office:value="79549" table:style-name="ce69">
            <text:p>79,549</text:p>
          </table:table-cell>
          <table:table-cell office:value-type="float" office:value="78234" table:style-name="ce65">
            <text:p>78,234</text:p>
          </table:table-cell>
          <table:table-cell office:value-type="float" office:value="562395" table:style-name="ce65">
            <text:p>562,395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7 月</text:p>
          </table:table-cell>
          <table:covered-table-cell/>
          <table:table-cell office:value-type="float" office:value="8694750" table:style-name="ce69">
            <text:p>8,694,750</text:p>
          </table:table-cell>
          <table:table-cell office:value-type="float" office:value="23576705" table:style-name="ce69">
            <text:p>23,576,705</text:p>
          </table:table-cell>
          <table:table-cell office:value-type="float" office:value="11713231" table:style-name="ce69">
            <text:p>11,713,231</text:p>
          </table:table-cell>
          <table:table-cell office:value-type="float" office:value="11863474" table:style-name="ce69">
            <text:p>11,863,474</text:p>
          </table:table-cell>
          <table:table-cell office:value-type="float" office:value="14709" table:style-name="ce69">
            <text:p>14,709</text:p>
          </table:table-cell>
          <table:table-cell office:value-type="float" office:value="7655" table:style-name="ce69">
            <text:p>7,655</text:p>
          </table:table-cell>
          <table:table-cell office:value-type="float" office:value="7054" table:style-name="ce69">
            <text:p>7,054</text:p>
          </table:table-cell>
          <table:table-cell office:value-type="float" office:value="7.35" table:style-name="ce70">
            <text:p>7.35</text:p>
          </table:table-cell>
          <table:table-cell office:value-type="float" office:value="14372" table:style-name="ce69">
            <text:p>14,372</text:p>
          </table:table-cell>
          <table:table-cell office:value-type="float" office:value="8415" table:style-name="ce69">
            <text:p>8,415</text:p>
          </table:table-cell>
          <table:table-cell office:value-type="float" office:value="5957" table:style-name="ce69">
            <text:p>5,957</text:p>
          </table:table-cell>
          <table:table-cell office:value-type="float" office:value="7.18" table:style-name="ce70">
            <text:p>7.18</text:p>
          </table:table-cell>
          <table:table-cell office:value-type="float" office:value="337" table:style-name="ce185">
            <text:p><text:s text:c="3"/>337</text:p>
          </table:table-cell>
          <table:table-cell office:value-type="float" office:value="0.17" table:style-name="ce67">
            <text:p>0.17</text:p>
          </table:table-cell>
          <table:table-cell table:style-name="ce69"/>
          <table:table-cell office:value-type="float" office:value="9129" table:style-name="ce69">
            <text:p>9,129</text:p>
          </table:table-cell>
          <table:table-cell table:number-columns-repeated="3" table:style-name="ce69"/>
          <table:table-cell office:value-type="float" office:value="4.5599999999999996" table:style-name="ce70">
            <text:p>4.56</text:p>
          </table:table-cell>
          <table:table-cell table:style-name="ce69"/>
          <table:table-cell office:value-type="float" office:value="4829" table:style-name="ce71">
            <text:p>4,829</text:p>
          </table:table-cell>
          <table:table-cell table:number-columns-repeated="3" table:style-name="ce70"/>
          <table:table-cell office:value-type="float" office:value="2.41" table:style-name="ce70">
            <text:p>2.41</text:p>
          </table:table-cell>
          <table:table-cell office:value-type="float" office:value="92561" table:style-name="ce69">
            <text:p>92,561</text:p>
          </table:table-cell>
          <table:table-cell office:value-type="float" office:value="90467" table:style-name="ce65">
            <text:p>90,467</text:p>
          </table:table-cell>
          <table:table-cell office:value-type="float" office:value="562926" table:style-name="ce65">
            <text:p>562,926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8 月</text:p>
          </table:table-cell>
          <table:covered-table-cell/>
          <table:table-cell office:value-type="float" office:value="8708217" table:style-name="ce69">
            <text:p>8,708,217</text:p>
          </table:table-cell>
          <table:table-cell office:value-type="float" office:value="23577271" table:style-name="ce69">
            <text:p>23,577,271</text:p>
          </table:table-cell>
          <table:table-cell office:value-type="float" office:value="11712364" table:style-name="ce69">
            <text:p>11,712,364</text:p>
          </table:table-cell>
          <table:table-cell office:value-type="float" office:value="11864907" table:style-name="ce69">
            <text:p>11,864,907</text:p>
          </table:table-cell>
          <table:table-cell office:value-type="float" office:value="15150" table:style-name="ce69">
            <text:p>15,150</text:p>
          </table:table-cell>
          <table:table-cell office:value-type="float" office:value="7843" table:style-name="ce69">
            <text:p>7,843</text:p>
          </table:table-cell>
          <table:table-cell office:value-type="float" office:value="7307" table:style-name="ce69">
            <text:p>7,307</text:p>
          </table:table-cell>
          <table:table-cell office:value-type="float" office:value="7.57" table:style-name="ce70">
            <text:p>7.57</text:p>
          </table:table-cell>
          <table:table-cell office:value-type="float" office:value="14162" table:style-name="ce69">
            <text:p>14,162</text:p>
          </table:table-cell>
          <table:table-cell office:value-type="float" office:value="8279" table:style-name="ce69">
            <text:p>8,279</text:p>
          </table:table-cell>
          <table:table-cell office:value-type="float" office:value="5883" table:style-name="ce69">
            <text:p>5,883</text:p>
          </table:table-cell>
          <table:table-cell office:value-type="float" office:value="7.07" table:style-name="ce70">
            <text:p>7.07</text:p>
          </table:table-cell>
          <table:table-cell office:value-type="float" office:value="988" table:style-name="ce185">
            <text:p><text:s text:c="3"/>988</text:p>
          </table:table-cell>
          <table:table-cell office:value-type="float" office:value="0.49" table:style-name="ce67">
            <text:p>0.49</text:p>
          </table:table-cell>
          <table:table-cell table:style-name="ce69"/>
          <table:table-cell office:value-type="float" office:value="8282" table:style-name="ce69">
            <text:p>8,282</text:p>
          </table:table-cell>
          <table:table-cell table:number-columns-repeated="3" table:style-name="ce69"/>
          <table:table-cell office:value-type="float" office:value="4.1399999999999997" table:style-name="ce70">
            <text:p>4.14</text:p>
          </table:table-cell>
          <table:table-cell table:style-name="ce69"/>
          <table:table-cell office:value-type="float" office:value="4784" table:style-name="ce71">
            <text:p>4,784</text:p>
          </table:table-cell>
          <table:table-cell table:number-columns-repeated="3" table:style-name="ce70"/>
          <table:table-cell office:value-type="float" office:value="2.39" table:style-name="ce70">
            <text:p>2.39</text:p>
          </table:table-cell>
          <table:table-cell office:value-type="float" office:value="90128" table:style-name="ce69">
            <text:p>90,128</text:p>
          </table:table-cell>
          <table:table-cell office:value-type="float" office:value="90550" table:style-name="ce65">
            <text:p>90,550</text:p>
          </table:table-cell>
          <table:table-cell office:value-type="float" office:value="563649" table:style-name="ce65">
            <text:p>563,649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9 月</text:p>
          </table:table-cell>
          <table:covered-table-cell/>
          <table:table-cell office:value-type="float" office:value="8722997" table:style-name="ce69">
            <text:p>8,722,997</text:p>
          </table:table-cell>
          <table:table-cell office:value-type="float" office:value="23577488" table:style-name="ce69">
            <text:p>23,577,488</text:p>
          </table:table-cell>
          <table:table-cell office:value-type="float" office:value="11711347" table:style-name="ce69">
            <text:p>11,711,347</text:p>
          </table:table-cell>
          <table:table-cell office:value-type="float" office:value="11866141" table:style-name="ce69">
            <text:p>11,866,141</text:p>
          </table:table-cell>
          <table:table-cell office:value-type="float" office:value="13913" table:style-name="ce69">
            <text:p>13,913</text:p>
          </table:table-cell>
          <table:table-cell office:value-type="float" office:value="7202" table:style-name="ce69">
            <text:p>7,202</text:p>
          </table:table-cell>
          <table:table-cell office:value-type="float" office:value="6711" table:style-name="ce69">
            <text:p>6,711</text:p>
          </table:table-cell>
          <table:table-cell office:value-type="float" office:value="7.18" table:style-name="ce70">
            <text:p>7.18</text:p>
          </table:table-cell>
          <table:table-cell office:value-type="float" office:value="12886" table:style-name="ce69">
            <text:p>12,886</text:p>
          </table:table-cell>
          <table:table-cell office:value-type="float" office:value="7648" table:style-name="ce69">
            <text:p>7,648</text:p>
          </table:table-cell>
          <table:table-cell office:value-type="float" office:value="5238" table:style-name="ce69">
            <text:p>5,238</text:p>
          </table:table-cell>
          <table:table-cell office:value-type="float" office:value="6.65" table:style-name="ce70">
            <text:p>6.65</text:p>
          </table:table-cell>
          <table:table-cell office:value-type="float" office:value="1027" table:style-name="ce185">
            <text:p><text:s text:c="3"/>1,027</text:p>
          </table:table-cell>
          <table:table-cell office:value-type="float" office:value="0.53" table:style-name="ce67">
            <text:p>0.53</text:p>
          </table:table-cell>
          <table:table-cell table:style-name="ce69"/>
          <table:table-cell office:value-type="float" office:value="8606" table:style-name="ce69">
            <text:p>8,606</text:p>
          </table:table-cell>
          <table:table-cell table:number-columns-repeated="3" table:style-name="ce69"/>
          <table:table-cell office:value-type="float" office:value="4.4400000000000004" table:style-name="ce70">
            <text:p>4.44</text:p>
          </table:table-cell>
          <table:table-cell table:style-name="ce69"/>
          <table:table-cell office:value-type="float" office:value="4131" table:style-name="ce71">
            <text:p>4,131</text:p>
          </table:table-cell>
          <table:table-cell table:number-columns-repeated="3" table:style-name="ce70"/>
          <table:table-cell office:value-type="float" office:value="2.13" table:style-name="ce70">
            <text:p>2.13</text:p>
          </table:table-cell>
          <table:table-cell office:value-type="float" office:value="75605" table:style-name="ce69">
            <text:p>75,605</text:p>
          </table:table-cell>
          <table:table-cell office:value-type="float" office:value="76415" table:style-name="ce65">
            <text:p>76,415</text:p>
          </table:table-cell>
          <table:table-cell office:value-type="float" office:value="564120" table:style-name="ce65">
            <text:p>564,120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10 月</text:p>
          </table:table-cell>
          <table:covered-table-cell/>
          <table:table-cell office:value-type="float" office:value="8723800" table:style-name="ce69">
            <text:p>8,723,800</text:p>
          </table:table-cell>
          <table:table-cell office:value-type="float" office:value="23580833" table:style-name="ce69">
            <text:p>23,580,833</text:p>
          </table:table-cell>
          <table:table-cell office:value-type="float" office:value="11711609" table:style-name="ce69">
            <text:p>11,711,609</text:p>
          </table:table-cell>
          <table:table-cell office:value-type="float" office:value="11869224" table:style-name="ce69">
            <text:p>11,869,224</text:p>
          </table:table-cell>
          <table:table-cell office:value-type="float" office:value="16793" table:style-name="ce69">
            <text:p>16,793</text:p>
          </table:table-cell>
          <table:table-cell office:value-type="float" office:value="8768" table:style-name="ce69">
            <text:p>8,768</text:p>
          </table:table-cell>
          <table:table-cell office:value-type="float" office:value="8025" table:style-name="ce69">
            <text:p>8,025</text:p>
          </table:table-cell>
          <table:table-cell office:value-type="float" office:value="8.39" table:style-name="ce70">
            <text:p>8.39</text:p>
          </table:table-cell>
          <table:table-cell office:value-type="float" office:value="14922" table:style-name="ce69">
            <text:p>14,922</text:p>
          </table:table-cell>
          <table:table-cell office:value-type="float" office:value="8877" table:style-name="ce69">
            <text:p>8,877</text:p>
          </table:table-cell>
          <table:table-cell office:value-type="float" office:value="6045" table:style-name="ce69">
            <text:p>6,045</text:p>
          </table:table-cell>
          <table:table-cell office:value-type="float" office:value="7.45" table:style-name="ce70">
            <text:p>7.45</text:p>
          </table:table-cell>
          <table:table-cell office:value-type="float" office:value="1871" table:style-name="ce185">
            <text:p><text:s text:c="3"/>1,871</text:p>
          </table:table-cell>
          <table:table-cell office:value-type="float" office:value="0.93" table:style-name="ce67">
            <text:p>0.93</text:p>
          </table:table-cell>
          <table:table-cell table:style-name="ce69"/>
          <table:table-cell office:value-type="float" office:value="14139" table:style-name="ce69">
            <text:p>14,139</text:p>
          </table:table-cell>
          <table:table-cell table:number-columns-repeated="3" table:style-name="ce69"/>
          <table:table-cell office:value-type="float" office:value="7.06" table:style-name="ce70">
            <text:p>7.06</text:p>
          </table:table-cell>
          <table:table-cell table:style-name="ce69"/>
          <table:table-cell office:value-type="float" office:value="4769" table:style-name="ce71">
            <text:p>4,769</text:p>
          </table:table-cell>
          <table:table-cell table:number-columns-repeated="3" table:style-name="ce70"/>
          <table:table-cell office:value-type="float" office:value="2.38" table:style-name="ce70">
            <text:p>2.38</text:p>
          </table:table-cell>
          <table:table-cell office:value-type="float" office:value="63042" table:style-name="ce69">
            <text:p>63,042</text:p>
          </table:table-cell>
          <table:table-cell office:value-type="float" office:value="61568" table:style-name="ce65">
            <text:p>61,568</text:p>
          </table:table-cell>
          <table:table-cell office:value-type="float" office:value="564603" table:style-name="ce65">
            <text:p>564,603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29">
            <text:p>11 月</text:p>
          </table:table-cell>
          <table:covered-table-cell/>
          <table:table-cell office:value-type="float" office:value="8726848" table:style-name="ce69">
            <text:p>8,726,848</text:p>
          </table:table-cell>
          <table:table-cell office:value-type="float" office:value="23584865" table:style-name="ce69">
            <text:p>23,584,865</text:p>
          </table:table-cell>
          <table:table-cell office:value-type="float" office:value="11712269" table:style-name="ce69">
            <text:p>11,712,269</text:p>
          </table:table-cell>
          <table:table-cell office:value-type="float" office:value="11872596" table:style-name="ce69">
            <text:p>11,872,596</text:p>
          </table:table-cell>
          <table:table-cell office:value-type="float" office:value="16057" table:style-name="ce69">
            <text:p>16,057</text:p>
          </table:table-cell>
          <table:table-cell office:value-type="float" office:value="8240" table:style-name="ce69">
            <text:p>8,240</text:p>
          </table:table-cell>
          <table:table-cell office:value-type="float" office:value="7817" table:style-name="ce69">
            <text:p>7,817</text:p>
          </table:table-cell>
          <table:table-cell office:value-type="float" office:value="8.2799999999999994" table:style-name="ce70">
            <text:p>8.28</text:p>
          </table:table-cell>
          <table:table-cell office:value-type="float" office:value="13680" table:style-name="ce69">
            <text:p>13,680</text:p>
          </table:table-cell>
          <table:table-cell office:value-type="float" office:value="8044" table:style-name="ce69">
            <text:p>8,044</text:p>
          </table:table-cell>
          <table:table-cell office:value-type="float" office:value="5636" table:style-name="ce69">
            <text:p>5,636</text:p>
          </table:table-cell>
          <table:table-cell office:value-type="float" office:value="7.06" table:style-name="ce70">
            <text:p>7.06</text:p>
          </table:table-cell>
          <table:table-cell office:value-type="float" office:value="2377" table:style-name="ce185">
            <text:p><text:s text:c="3"/>2,377</text:p>
          </table:table-cell>
          <table:table-cell office:value-type="float" office:value="1.23" table:style-name="ce67">
            <text:p>1.23</text:p>
          </table:table-cell>
          <table:table-cell table:style-name="ce69"/>
          <table:table-cell office:value-type="float" office:value="10989" table:style-name="ce69">
            <text:p>10,989</text:p>
          </table:table-cell>
          <table:table-cell table:number-columns-repeated="3" table:style-name="ce69"/>
          <table:table-cell office:value-type="float" office:value="5.67" table:style-name="ce70">
            <text:p>5.67</text:p>
          </table:table-cell>
          <table:table-cell table:style-name="ce69"/>
          <table:table-cell office:value-type="float" office:value="4399" table:style-name="ce71">
            <text:p>4,399</text:p>
          </table:table-cell>
          <table:table-cell table:number-columns-repeated="3" table:style-name="ce70"/>
          <table:table-cell office:value-type="float" office:value="2.27" table:style-name="ce70">
            <text:p>2.27</text:p>
          </table:table-cell>
          <table:table-cell office:value-type="float" office:value="63942" table:style-name="ce69">
            <text:p>63,942</text:p>
          </table:table-cell>
          <table:table-cell office:value-type="float" office:value="62287" table:style-name="ce65">
            <text:p>62,287</text:p>
          </table:table-cell>
          <table:table-cell office:value-type="float" office:value="565043" table:style-name="ce65">
            <text:p>565,043</text:p>
          </table:table-cell>
          <table:table-cell table:number-columns-repeated="16353" table:style-name="ce63"/>
        </table:table-row>
        <table:table-row table:style-name="ro11">
          <table:table-cell office:value-type="string" table:number-columns-spanned="2" table:number-rows-spanned="1" table:style-name="ce229">
            <text:p>12 月</text:p>
          </table:table-cell>
          <table:covered-table-cell/>
          <table:table-cell office:value-type="float" office:value="8734477" table:style-name="ce69">
            <text:p>8,734,477</text:p>
          </table:table-cell>
          <table:table-cell office:value-type="float" office:value="23588932" table:style-name="ce69">
            <text:p>23,588,932</text:p>
          </table:table-cell>
          <table:table-cell office:value-type="float" office:value="11712913" table:style-name="ce69">
            <text:p>11,712,913</text:p>
          </table:table-cell>
          <table:table-cell office:value-type="float" office:value="11876019" table:style-name="ce69">
            <text:p>11,876,019</text:p>
          </table:table-cell>
          <table:table-cell office:value-type="float" office:value="15149" table:style-name="ce69">
            <text:p>15,149</text:p>
          </table:table-cell>
          <table:table-cell office:value-type="float" office:value="7799" table:style-name="ce69">
            <text:p>7,799</text:p>
          </table:table-cell>
          <table:table-cell office:value-type="float" office:value="7350" table:style-name="ce69">
            <text:p>7,350</text:p>
          </table:table-cell>
          <table:table-cell office:value-type="float" office:value="7.56" table:style-name="ce70">
            <text:p>7.56</text:p>
          </table:table-cell>
          <table:table-cell office:value-type="float" office:value="12949" table:style-name="ce69">
            <text:p>12,949</text:p>
          </table:table-cell>
          <table:table-cell office:value-type="float" office:value="7760" table:style-name="ce69">
            <text:p>7,760</text:p>
          </table:table-cell>
          <table:table-cell office:value-type="float" office:value="5189" table:style-name="ce69">
            <text:p>5,189</text:p>
          </table:table-cell>
          <table:table-cell office:value-type="float" office:value="6.46" table:style-name="ce70">
            <text:p>6.46</text:p>
          </table:table-cell>
          <table:table-cell office:value-type="float" office:value="2200" table:style-name="ce185">
            <text:p><text:s text:c="3"/>2,200</text:p>
          </table:table-cell>
          <table:table-cell office:value-type="float" office:value="1.1000000000000001" table:style-name="ce67">
            <text:p>1.10</text:p>
          </table:table-cell>
          <table:table-cell table:style-name="ce69"/>
          <table:table-cell office:value-type="float" office:value="15345" table:style-name="ce69">
            <text:p>15,345</text:p>
          </table:table-cell>
          <table:table-cell table:number-columns-repeated="3" table:style-name="ce69"/>
          <table:table-cell office:value-type="float" office:value="7.66" table:style-name="ce70">
            <text:p>7.66</text:p>
          </table:table-cell>
          <table:table-cell table:style-name="ce69"/>
          <table:table-cell office:value-type="float" office:value="4485" table:style-name="ce71">
            <text:p>4,485</text:p>
          </table:table-cell>
          <table:table-cell table:number-columns-repeated="3" table:style-name="ce70"/>
          <table:table-cell office:value-type="float" office:value="2.2400000000000002" table:style-name="ce70">
            <text:p>2.24</text:p>
          </table:table-cell>
          <table:table-cell office:value-type="float" office:value="88894" table:style-name="ce69">
            <text:p>88,894</text:p>
          </table:table-cell>
          <table:table-cell office:value-type="float" office:value="87027" table:style-name="ce65">
            <text:p>87,027</text:p>
          </table:table-cell>
          <table:table-cell office:value-type="float" office:value="565561" table:style-name="ce65">
            <text:p>565,561</text:p>
          </table:table-cell>
          <table:table-cell table:number-columns-repeated="16353" table:style-name="ce58"/>
        </table:table-row>
        <table:table-row table:style-name="ro12">
          <table:table-cell office:value-type="string" table:number-columns-spanned="2" table:number-rows-spanned="1" table:style-name="ce281">
            <text:p>108年1~12月</text:p>
          </table:table-cell>
          <table:covered-table-cell/>
          <table:table-cell office:value-type="float" office:value="8832745" table:style-name="ce175">
            <text:p>8,832,745</text:p>
          </table:table-cell>
          <table:table-cell office:value-type="float" office:value="23603121" table:style-name="ce176">
            <text:p>23,603,121</text:p>
          </table:table-cell>
          <table:table-cell office:value-type="float" office:value="11705186" table:style-name="ce176">
            <text:p>11,705,186</text:p>
          </table:table-cell>
          <table:table-cell office:value-type="float" office:value="11897935" table:style-name="ce176">
            <text:p>11,897,935</text:p>
          </table:table-cell>
          <table:table-cell office:value-type="float" office:value="177767" table:style-name="ce176">
            <text:p>177,767</text:p>
          </table:table-cell>
          <table:table-cell office:value-type="float" office:value="92237" table:style-name="ce176">
            <text:p>92,237</text:p>
          </table:table-cell>
          <table:table-cell office:value-type="float" office:value="85530" table:style-name="ce176">
            <text:p>85,530</text:p>
          </table:table-cell>
          <table:table-cell office:value-type="float" office:value="7.53" table:style-name="ce177">
            <text:p><text:s text:c="3"/>7.53</text:p>
          </table:table-cell>
          <table:table-cell office:value-type="float" office:value="176296" table:style-name="ce176">
            <text:p>176,296</text:p>
          </table:table-cell>
          <table:table-cell office:value-type="float" office:value="103720" table:style-name="ce176">
            <text:p>103,720</text:p>
          </table:table-cell>
          <table:table-cell office:value-type="float" office:value="72576" table:style-name="ce176">
            <text:p>72,576</text:p>
          </table:table-cell>
          <table:table-cell office:value-type="float" office:value="7.47" table:style-name="ce177">
            <text:p><text:s text:c="3"/>7.47</text:p>
          </table:table-cell>
          <table:table-cell office:value-type="float" office:value="1471" table:style-name="ce186">
            <text:p><text:s text:c="3"/>1,471</text:p>
          </table:table-cell>
          <table:table-cell office:value-type="float" office:value="6.2E-2" table:style-name="ce61">
            <text:p><text:s text:c="3"/>0.06</text:p>
          </table:table-cell>
          <table:table-cell office:value-type="float" office:value="134524" table:style-name="ce178">
            <text:p>134,524</text:p>
          </table:table-cell>
          <table:table-cell office:value-type="float" office:value="131585" table:style-name="ce178">
            <text:p>131,585</text:p>
          </table:table-cell>
          <table:table-cell office:value-type="float" office:value="2939" table:style-name="ce178">
            <text:p>2,939</text:p>
          </table:table-cell>
          <table:table-cell office:value-type="float" office:value="928" table:style-name="ce178">
            <text:p>928</text:p>
          </table:table-cell>
          <table:table-cell office:value-type="float" office:value="2011" table:style-name="ce178">
            <text:p>2,011</text:p>
          </table:table-cell>
          <table:table-cell office:value-type="float" office:value="5.7" table:style-name="ce179">
            <text:p><text:s text:c="3"/>5.70</text:p>
          </table:table-cell>
          <table:table-cell office:value-type="float" office:value="54473" table:style-name="ce178">
            <text:p>54,473</text:p>
          </table:table-cell>
          <table:table-cell office:value-type="float" office:value="54363" table:style-name="ce178">
            <text:p>54,363</text:p>
          </table:table-cell>
          <table:table-cell office:value-type="float" office:value="110" table:style-name="ce178">
            <text:p>110</text:p>
          </table:table-cell>
          <table:table-cell office:value-type="float" office:value="50" table:style-name="ce178">
            <text:p>50</text:p>
          </table:table-cell>
          <table:table-cell office:value-type="float" office:value="60" table:style-name="ce178">
            <text:p>60</text:p>
          </table:table-cell>
          <table:table-cell office:value-type="float" office:value="2.31" table:style-name="ce179">
            <text:p><text:s text:c="3"/>2.31</text:p>
          </table:table-cell>
          <table:table-cell office:value-type="float" office:value="972043" table:style-name="ce176">
            <text:p>972,043</text:p>
          </table:table-cell>
          <table:table-cell office:value-type="float" office:value="959325" table:style-name="ce176">
            <text:p>959,325</text:p>
          </table:table-cell>
          <table:table-cell office:value-type="float" office:value="571427" table:style-name="ce175">
            <text:p>571,427</text:p>
          </table:table-cell>
          <table:table-cell table:number-columns-repeated="16353" table:style-name="ce180"/>
        </table:table-row>
        <table:table-row table:style-name="ro9">
          <table:table-cell office:value-type="string" table:number-columns-spanned="2" table:number-rows-spanned="1" table:style-name="ce229">
            <text:p>1 月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188">
            <text:p><text:s text:c="3"/>517</text:p>
          </table:table-cell>
          <table:table-cell office:value-type="float" office:value="0.26" table:style-name="ce67">
            <text:p>0.26</text:p>
          </table:table-cell>
          <table:table-cell table:style-name="ce73"/>
          <table:table-cell office:value-type="float" office:value="13902" table:style-name="ce73">
            <text:p>13,902</text:p>
          </table:table-cell>
          <table:table-cell table:number-columns-repeated="3" table:style-name="ce73"/>
          <table:table-cell office:value-type="float" office:value="6.94" table:style-name="ce74">
            <text:p>6.94</text:p>
          </table:table-cell>
          <table:table-cell table:style-name="ce73"/>
          <table:table-cell office:value-type="float" office:value="4775" table:style-name="ce75">
            <text:p>4,775</text:p>
          </table:table-cell>
          <table:table-cell table:number-columns-repeated="3" table:style-name="ce74"/>
          <table:table-cell office:value-type="float" office:value="2.38" table:style-name="ce74">
            <text:p>2.38</text:p>
          </table:table-cell>
          <table:table-cell office:value-type="float" office:value="88882" table:style-name="ce73">
            <text:p>88,882</text:p>
          </table:table-cell>
          <table:table-cell office:value-type="float" office:value="87587" table:style-name="ce73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29">
            <text:p>2 月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189">
            <text:p>-855</text:p>
          </table:table-cell>
          <table:table-cell office:value-type="float" office:value="-0.47" table:style-name="ce67">
            <text:p>－ <text:s/>0.47</text:p>
          </table:table-cell>
          <table:table-cell table:style-name="ce73"/>
          <table:table-cell office:value-type="float" office:value="9986" table:style-name="ce73">
            <text:p>9,986</text:p>
          </table:table-cell>
          <table:table-cell table:number-columns-repeated="3" table:style-name="ce73"/>
          <table:table-cell office:value-type="float" office:value="5.52" table:style-name="ce74">
            <text:p>5.52</text:p>
          </table:table-cell>
          <table:table-cell table:style-name="ce73"/>
          <table:table-cell office:value-type="float" office:value="3505" table:style-name="ce75">
            <text:p>3,505</text:p>
          </table:table-cell>
          <table:table-cell table:number-columns-repeated="3" table:style-name="ce74"/>
          <table:table-cell office:value-type="float" office:value="1.94" table:style-name="ce74">
            <text:p>1.94</text:p>
          </table:table-cell>
          <table:table-cell office:value-type="float" office:value="68557" table:style-name="ce73">
            <text:p>68,557</text:p>
          </table:table-cell>
          <table:table-cell office:value-type="float" office:value="68442" table:style-name="ce73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29">
            <text:p>3 月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189">
            <text:p>-604</text:p>
          </table:table-cell>
          <table:table-cell office:value-type="float" office:value="-0.3" table:style-name="ce67">
            <text:p>－ <text:s/>0.30</text:p>
          </table:table-cell>
          <table:table-cell table:style-name="ce73"/>
          <table:table-cell office:value-type="float" office:value="11180" table:style-name="ce73">
            <text:p>11,180</text:p>
          </table:table-cell>
          <table:table-cell table:number-columns-repeated="3" table:style-name="ce73"/>
          <table:table-cell office:value-type="float" office:value="5.58" table:style-name="ce74">
            <text:p>5.58</text:p>
          </table:table-cell>
          <table:table-cell table:style-name="ce73"/>
          <table:table-cell office:value-type="float" office:value="4456" table:style-name="ce75">
            <text:p>4,456</text:p>
          </table:table-cell>
          <table:table-cell table:number-columns-repeated="3" table:style-name="ce74"/>
          <table:table-cell office:value-type="float" office:value="2.2200000000000002" table:style-name="ce74">
            <text:p>2.22</text:p>
          </table:table-cell>
          <table:table-cell office:value-type="float" office:value="84368" table:style-name="ce73">
            <text:p>84,368</text:p>
          </table:table-cell>
          <table:table-cell office:value-type="float" office:value="84576" table:style-name="ce73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29">
            <text:p>4 月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189">
            <text:p>-711</text:p>
          </table:table-cell>
          <table:table-cell office:value-type="float" office:value="-0.37" table:style-name="ce67">
            <text:p>－ <text:s/>0.37</text:p>
          </table:table-cell>
          <table:table-cell table:style-name="ce73"/>
          <table:table-cell office:value-type="float" office:value="9387" table:style-name="ce73">
            <text:p>9,387</text:p>
          </table:table-cell>
          <table:table-cell table:number-columns-repeated="3" table:style-name="ce73"/>
          <table:table-cell office:value-type="float" office:value="4.84" table:style-name="ce74">
            <text:p>4.84</text:p>
          </table:table-cell>
          <table:table-cell table:style-name="ce73"/>
          <table:table-cell office:value-type="float" office:value="4627" table:style-name="ce75">
            <text:p>4,627</text:p>
          </table:table-cell>
          <table:table-cell table:number-columns-repeated="3" table:style-name="ce74"/>
          <table:table-cell office:value-type="float" office:value="2.39" table:style-name="ce74">
            <text:p>2.39</text:p>
          </table:table-cell>
          <table:table-cell office:value-type="float" office:value="84757" table:style-name="ce73">
            <text:p>84,757</text:p>
          </table:table-cell>
          <table:table-cell office:value-type="float" office:value="83926" table:style-name="ce73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29">
            <text:p>5 月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189">
            <text:p>-68</text:p>
          </table:table-cell>
          <table:table-cell office:value-type="float" office:value="-0.03" table:style-name="ce67">
            <text:p>－ <text:s/>0.03</text:p>
          </table:table-cell>
          <table:table-cell office:value-type="float" office:value="13106" table:style-name="ce73">
            <text:p>13,106</text:p>
          </table:table-cell>
          <table:table-cell office:value-type="float" office:value="12332" table:style-name="ce73">
            <text:p>12,332</text:p>
          </table:table-cell>
          <table:table-cell office:value-type="float" office:value="774" table:style-name="ce73">
            <text:p>774</text:p>
          </table:table-cell>
          <table:table-cell office:value-type="float" office:value="265" table:style-name="ce73">
            <text:p>265</text:p>
          </table:table-cell>
          <table:table-cell office:value-type="float" office:value="509" table:style-name="ce73">
            <text:p>509</text:p>
          </table:table-cell>
          <table:table-cell office:value-type="float" office:value="6.54" table:style-name="ce74">
            <text:p>6.54</text:p>
          </table:table-cell>
          <table:table-cell office:value-type="float" office:value="4916" table:style-name="ce73">
            <text:p>4,916</text:p>
          </table:table-cell>
          <table:table-cell office:value-type="float" office:value="4916" table:style-name="ce75">
            <text:p>4,916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2.4500000000000002" table:style-name="ce74">
            <text:p>2.45</text:p>
          </table:table-cell>
          <table:table-cell office:value-type="float" office:value="92651" table:style-name="ce73">
            <text:p>92,651</text:p>
          </table:table-cell>
          <table:table-cell office:value-type="float" office:value="92025" table:style-name="ce73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29">
            <text:p>6 月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189">
            <text:p>-416</text:p>
          </table:table-cell>
          <table:table-cell office:value-type="float" office:value="-0.21" table:style-name="ce67">
            <text:p>－ <text:s/>0.21</text:p>
          </table:table-cell>
          <table:table-cell office:value-type="float" office:value="11326" table:style-name="ce73">
            <text:p>11,326</text:p>
          </table:table-cell>
          <table:table-cell office:value-type="float" office:value="10810" table:style-name="ce73">
            <text:p>10,810</text:p>
          </table:table-cell>
          <table:table-cell office:value-type="float" office:value="516" table:style-name="ce73">
            <text:p>516</text:p>
          </table:table-cell>
          <table:table-cell office:value-type="float" office:value="150" table:style-name="ce73">
            <text:p>150</text:p>
          </table:table-cell>
          <table:table-cell office:value-type="float" office:value="366" table:style-name="ce73">
            <text:p>366</text:p>
          </table:table-cell>
          <table:table-cell office:value-type="float" office:value="5.84" table:style-name="ce74">
            <text:p>5.84</text:p>
          </table:table-cell>
          <table:table-cell office:value-type="float" office:value="4400" table:style-name="ce73">
            <text:p>4,400</text:p>
          </table:table-cell>
          <table:table-cell office:value-type="float" office:value="4398" table:style-name="ce75">
            <text:p>4,398</text:p>
          </table:table-cell>
          <table:table-cell office:value-type="float" office:value="2" table:style-name="ce75">
            <text:p>2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2.27" table:style-name="ce74">
            <text:p>2.27</text:p>
          </table:table-cell>
          <table:table-cell office:value-type="float" office:value="76443" table:style-name="ce73">
            <text:p>76,443</text:p>
          </table:table-cell>
          <table:table-cell office:value-type="float" office:value="74866" table:style-name="ce73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3"/>
        </table:table-row>
        <table:table-row table:style-name="ro13">
          <table:table-cell office:value-type="string" table:number-columns-spanned="2" table:number-rows-spanned="1" table:style-name="ce229">
            <text:p>7 月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189">
            <text:p>-750</text:p>
          </table:table-cell>
          <table:table-cell office:value-type="float" office:value="-0.37" table:style-name="ce67">
            <text:p>－ <text:s/>0.37</text:p>
          </table:table-cell>
          <table:table-cell office:value-type="float" office:value="10432" table:style-name="ce73">
            <text:p>10,432</text:p>
          </table:table-cell>
          <table:table-cell office:value-type="float" office:value="10098" table:style-name="ce73">
            <text:p>10,098</text:p>
          </table:table-cell>
          <table:table-cell office:value-type="float" office:value="334" table:style-name="ce73">
            <text:p>334</text:p>
          </table:table-cell>
          <table:table-cell office:value-type="float" office:value="126" table:style-name="ce73">
            <text:p>126</text:p>
          </table:table-cell>
          <table:table-cell office:value-type="float" office:value="208" table:style-name="ce73">
            <text:p>208</text:p>
          </table:table-cell>
          <table:table-cell office:value-type="float" office:value="5.21" table:style-name="ce74">
            <text:p>5.21</text:p>
          </table:table-cell>
          <table:table-cell office:value-type="float" office:value="5035" table:style-name="ce73">
            <text:p>5,035</text:p>
          </table:table-cell>
          <table:table-cell office:value-type="float" office:value="5022" table:style-name="ce75">
            <text:p>5,022</text:p>
          </table:table-cell>
          <table:table-cell office:value-type="float" office:value="13" table:style-name="ce75">
            <text:p>13</text:p>
          </table:table-cell>
          <table:table-cell office:value-type="float" office:value="10" table:style-name="ce75">
            <text:p>10</text:p>
          </table:table-cell>
          <table:table-cell office:value-type="float" office:value="3" table:style-name="ce75">
            <text:p>3</text:p>
          </table:table-cell>
          <table:table-cell office:value-type="float" office:value="2.5099999999999998" table:style-name="ce74">
            <text:p>2.51</text:p>
          </table:table-cell>
          <table:table-cell office:value-type="float" office:value="98131" table:style-name="ce73">
            <text:p>98,131</text:p>
          </table:table-cell>
          <table:table-cell office:value-type="float" office:value="95814" table:style-name="ce73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29">
            <text:p>8 月</text:p>
          </table:table-cell>
          <table:covered-table-cell/>
          <table:table-cell office:value-type="float" office:value="8802401" table:style-name="ce69">
            <text:p>8,802,401</text:p>
          </table:table-cell>
          <table:table-cell office:value-type="float" office:value="23593794" table:style-name="ce69">
            <text:p>23,593,794</text:p>
          </table:table-cell>
          <table:table-cell office:value-type="float" office:value="11705234" table:style-name="ce69">
            <text:p>11,705,234</text:p>
          </table:table-cell>
          <table:table-cell office:value-type="float" office:value="11888560" table:style-name="ce69">
            <text:p>11,888,560</text:p>
          </table:table-cell>
          <table:table-cell office:value-type="float" office:value="14330" table:style-name="ce69">
            <text:p>14,330</text:p>
          </table:table-cell>
          <table:table-cell office:value-type="float" office:value="7427" table:style-name="ce69">
            <text:p>7,427</text:p>
          </table:table-cell>
          <table:table-cell office:value-type="float" office:value="6903" table:style-name="ce69">
            <text:p>6,903</text:p>
          </table:table-cell>
          <table:table-cell office:value-type="float" office:value="7.15" table:style-name="ce70">
            <text:p>7.15</text:p>
          </table:table-cell>
          <table:table-cell office:value-type="float" office:value="13983" table:style-name="ce69">
            <text:p>13,983</text:p>
          </table:table-cell>
          <table:table-cell office:value-type="float" office:value="8190" table:style-name="ce69">
            <text:p>8,190</text:p>
          </table:table-cell>
          <table:table-cell office:value-type="float" office:value="5793" table:style-name="ce69">
            <text:p>5,793</text:p>
          </table:table-cell>
          <table:table-cell office:value-type="float" office:value="6.98" table:style-name="ce70">
            <text:p>6.98</text:p>
          </table:table-cell>
          <table:table-cell office:value-type="float" office:value="347" table:style-name="ce189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73">
            <text:p>5,121</text:p>
          </table:table-cell>
          <table:table-cell office:value-type="float" office:value="4918" table:style-name="ce76">
            <text:p>4,918</text:p>
          </table:table-cell>
          <table:table-cell office:value-type="float" office:value="203" table:style-name="ce76">
            <text:p>203</text:p>
          </table:table-cell>
          <table:table-cell office:value-type="float" office:value="64" table:style-name="ce76">
            <text:p>64</text:p>
          </table:table-cell>
          <table:table-cell office:value-type="float" office:value="139" table:style-name="ce76">
            <text:p>139</text:p>
          </table:table-cell>
          <table:table-cell office:value-type="float" office:value="2.56" table:style-name="ce77">
            <text:p>2.56</text:p>
          </table:table-cell>
          <table:table-cell office:value-type="float" office:value="4665" table:style-name="ce73">
            <text:p>4,665</text:p>
          </table:table-cell>
          <table:table-cell office:value-type="float" office:value="4646" table:style-name="ce78">
            <text:p>4,646</text:p>
          </table:table-cell>
          <table:table-cell office:value-type="float" office:value="19" table:style-name="ce78">
            <text:p>19</text:p>
          </table:table-cell>
          <table:table-cell office:value-type="float" office:value="7" table:style-name="ce78">
            <text:p>7</text:p>
          </table:table-cell>
          <table:table-cell office:value-type="float" office:value="12" table:style-name="ce78">
            <text:p>12</text:p>
          </table:table-cell>
          <table:table-cell office:value-type="float" office:value="2.33" table:style-name="ce77">
            <text:p>2.33</text:p>
          </table:table-cell>
          <table:table-cell office:value-type="float" office:value="92486" table:style-name="ce76">
            <text:p>92,486</text:p>
          </table:table-cell>
          <table:table-cell office:value-type="float" office:value="91637" table:style-name="ce76">
            <text:p>91,637</text:p>
          </table:table-cell>
          <table:table-cell office:value-type="float" office:value="569677" table:style-name="ce69">
            <text:p>569,677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29">
            <text:p>9 月</text:p>
          </table:table-cell>
          <table:covered-table-cell/>
          <table:table-cell office:value-type="float" office:value="8824319" table:style-name="ce69">
            <text:p>8,824,319</text:p>
          </table:table-cell>
          <table:table-cell office:value-type="float" office:value="23593783" table:style-name="ce69">
            <text:p>23,593,783</text:p>
          </table:table-cell>
          <table:table-cell office:value-type="float" office:value="11704227" table:style-name="ce69">
            <text:p>11,704,227</text:p>
          </table:table-cell>
          <table:table-cell office:value-type="float" office:value="11889556" table:style-name="ce69">
            <text:p>11,889,556</text:p>
          </table:table-cell>
          <table:table-cell office:value-type="float" office:value="14533" table:style-name="ce69">
            <text:p>14,533</text:p>
          </table:table-cell>
          <table:table-cell office:value-type="float" office:value="7515" table:style-name="ce69">
            <text:p>7,515</text:p>
          </table:table-cell>
          <table:table-cell office:value-type="float" office:value="7018" table:style-name="ce69">
            <text:p>7,018</text:p>
          </table:table-cell>
          <table:table-cell office:value-type="float" office:value="7.49" table:style-name="ce70">
            <text:p>7.49</text:p>
          </table:table-cell>
          <table:table-cell office:value-type="float" office:value="13866" table:style-name="ce69">
            <text:p>13,866</text:p>
          </table:table-cell>
          <table:table-cell office:value-type="float" office:value="8148" table:style-name="ce69">
            <text:p>8,148</text:p>
          </table:table-cell>
          <table:table-cell office:value-type="float" office:value="5718" table:style-name="ce69">
            <text:p>5,718</text:p>
          </table:table-cell>
          <table:table-cell office:value-type="float" office:value="7.15" table:style-name="ce70">
            <text:p>7.15</text:p>
          </table:table-cell>
          <table:table-cell office:value-type="float" office:value="667" table:style-name="ce189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73">
            <text:p>11,656</text:p>
          </table:table-cell>
          <table:table-cell office:value-type="float" office:value="11328" table:style-name="ce76">
            <text:p>11,328</text:p>
          </table:table-cell>
          <table:table-cell office:value-type="float" office:value="328" table:style-name="ce76">
            <text:p>328</text:p>
          </table:table-cell>
          <table:table-cell office:value-type="float" office:value="89" table:style-name="ce76">
            <text:p>89</text:p>
          </table:table-cell>
          <table:table-cell office:value-type="float" office:value="239" table:style-name="ce76">
            <text:p>239</text:p>
          </table:table-cell>
          <table:table-cell office:value-type="float" office:value="6.01" table:style-name="ce77">
            <text:p>6.01</text:p>
          </table:table-cell>
          <table:table-cell office:value-type="float" office:value="4402" table:style-name="ce73">
            <text:p>4,402</text:p>
          </table:table-cell>
          <table:table-cell office:value-type="float" office:value="4386" table:style-name="ce78">
            <text:p>4,386</text:p>
          </table:table-cell>
          <table:table-cell office:value-type="float" office:value="16" table:style-name="ce78">
            <text:p>16</text:p>
          </table:table-cell>
          <table:table-cell office:value-type="float" office:value="10" table:style-name="ce78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2.27" table:style-name="ce77">
            <text:p>2.27</text:p>
          </table:table-cell>
          <table:table-cell office:value-type="float" office:value="90276" table:style-name="ce76">
            <text:p>90,276</text:p>
          </table:table-cell>
          <table:table-cell office:value-type="float" office:value="90954" table:style-name="ce76">
            <text:p>90,954</text:p>
          </table:table-cell>
          <table:table-cell office:value-type="float" office:value="570074" table:style-name="ce69">
            <text:p>570,074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29">
            <text:p>10 月</text:p>
          </table:table-cell>
          <table:covered-table-cell/>
          <table:table-cell office:value-type="float" office:value="8826808" table:style-name="ce69">
            <text:p>8,826,808</text:p>
          </table:table-cell>
          <table:table-cell office:value-type="float" office:value="23596266" table:style-name="ce69">
            <text:p>23,596,266</text:p>
          </table:table-cell>
          <table:table-cell office:value-type="float" office:value="11704142" table:style-name="ce69">
            <text:p>11,704,142</text:p>
          </table:table-cell>
          <table:table-cell office:value-type="float" office:value="11892124" table:style-name="ce69">
            <text:p>11,892,124</text:p>
          </table:table-cell>
          <table:table-cell office:value-type="float" office:value="16236" table:style-name="ce69">
            <text:p>16,236</text:p>
          </table:table-cell>
          <table:table-cell office:value-type="float" office:value="8413" table:style-name="ce69">
            <text:p>8,413</text:p>
          </table:table-cell>
          <table:table-cell office:value-type="float" office:value="7823" table:style-name="ce69">
            <text:p>7,823</text:p>
          </table:table-cell>
          <table:table-cell office:value-type="float" office:value="8.1" table:style-name="ce70">
            <text:p>8.10</text:p>
          </table:table-cell>
          <table:table-cell office:value-type="float" office:value="15350" table:style-name="ce69">
            <text:p>15,350</text:p>
          </table:table-cell>
          <table:table-cell office:value-type="float" office:value="9024" table:style-name="ce69">
            <text:p>9,024</text:p>
          </table:table-cell>
          <table:table-cell office:value-type="float" office:value="6326" table:style-name="ce69">
            <text:p>6,326</text:p>
          </table:table-cell>
          <table:table-cell office:value-type="float" office:value="7.66" table:style-name="ce70">
            <text:p>7.66</text:p>
          </table:table-cell>
          <table:table-cell office:value-type="float" office:value="886" table:style-name="ce189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73">
            <text:p>12,000</text:p>
          </table:table-cell>
          <table:table-cell office:value-type="float" office:value="11765" table:style-name="ce76">
            <text:p>11,765</text:p>
          </table:table-cell>
          <table:table-cell office:value-type="float" office:value="235" table:style-name="ce76">
            <text:p>235</text:p>
          </table:table-cell>
          <table:table-cell office:value-type="float" office:value="77" table:style-name="ce76">
            <text:p>77</text:p>
          </table:table-cell>
          <table:table-cell office:value-type="float" office:value="158" table:style-name="ce76">
            <text:p>158</text:p>
          </table:table-cell>
          <table:table-cell office:value-type="float" office:value="5.99" table:style-name="ce77">
            <text:p>5.99</text:p>
          </table:table-cell>
          <table:table-cell office:value-type="float" office:value="4779" table:style-name="ce73">
            <text:p>4,779</text:p>
          </table:table-cell>
          <table:table-cell office:value-type="float" office:value="4758" table:style-name="ce78">
            <text:p>4,758</text:p>
          </table:table-cell>
          <table:table-cell office:value-type="float" office:value="21" table:style-name="ce78">
            <text:p>21</text:p>
          </table:table-cell>
          <table:table-cell office:value-type="float" office:value="11" table:style-name="ce78">
            <text:p>11</text:p>
          </table:table-cell>
          <table:table-cell office:value-type="float" office:value="10" table:style-name="ce78">
            <text:p>10</text:p>
          </table:table-cell>
          <table:table-cell office:value-type="float" office:value="2.38" table:style-name="ce77">
            <text:p>2.38</text:p>
          </table:table-cell>
          <table:table-cell office:value-type="float" office:value="69619" table:style-name="ce76">
            <text:p>69,619</text:p>
          </table:table-cell>
          <table:table-cell office:value-type="float" office:value="68022" table:style-name="ce76">
            <text:p>68,022</text:p>
          </table:table-cell>
          <table:table-cell office:value-type="float" office:value="570608" table:style-name="ce69">
            <text:p>570,608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29">
            <text:p>11 月</text:p>
          </table:table-cell>
          <table:covered-table-cell/>
          <table:table-cell office:value-type="float" office:value="8830422" table:style-name="ce69">
            <text:p>8,830,422</text:p>
          </table:table-cell>
          <table:table-cell office:value-type="float" office:value="23598776" table:style-name="ce69">
            <text:p>23,598,776</text:p>
          </table:table-cell>
          <table:table-cell office:value-type="float" office:value="11704260" table:style-name="ce69">
            <text:p>11,704,260</text:p>
          </table:table-cell>
          <table:table-cell office:value-type="float" office:value="11894516" table:style-name="ce69">
            <text:p>11,894,516</text:p>
          </table:table-cell>
          <table:table-cell office:value-type="float" office:value="14687" table:style-name="ce69">
            <text:p>14,687</text:p>
          </table:table-cell>
          <table:table-cell office:value-type="float" office:value="7770" table:style-name="ce69">
            <text:p>7,770</text:p>
          </table:table-cell>
          <table:table-cell office:value-type="float" office:value="6917" table:style-name="ce69">
            <text:p>6,917</text:p>
          </table:table-cell>
          <table:table-cell office:value-type="float" office:value="7.57" table:style-name="ce70">
            <text:p>7.57</text:p>
          </table:table-cell>
          <table:table-cell office:value-type="float" office:value="13739" table:style-name="ce69">
            <text:p>13,739</text:p>
          </table:table-cell>
          <table:table-cell office:value-type="float" office:value="8113" table:style-name="ce69">
            <text:p>8,113</text:p>
          </table:table-cell>
          <table:table-cell office:value-type="float" office:value="5626" table:style-name="ce69">
            <text:p>5,626</text:p>
          </table:table-cell>
          <table:table-cell office:value-type="float" office:value="7.08" table:style-name="ce70">
            <text:p>7.08</text:p>
          </table:table-cell>
          <table:table-cell office:value-type="float" office:value="948" table:style-name="ce189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73">
            <text:p>12,497</text:p>
          </table:table-cell>
          <table:table-cell office:value-type="float" office:value="12264" table:style-name="ce76">
            <text:p>12,264</text:p>
          </table:table-cell>
          <table:table-cell office:value-type="float" office:value="233" table:style-name="ce76">
            <text:p>233</text:p>
          </table:table-cell>
          <table:table-cell office:value-type="float" office:value="66" table:style-name="ce76">
            <text:p>66</text:p>
          </table:table-cell>
          <table:table-cell office:value-type="float" office:value="167" table:style-name="ce76">
            <text:p>167</text:p>
          </table:table-cell>
          <table:table-cell office:value-type="float" office:value="6.44" table:style-name="ce77">
            <text:p>6.44</text:p>
          </table:table-cell>
          <table:table-cell office:value-type="float" office:value="4476" table:style-name="ce73">
            <text:p>4,476</text:p>
          </table:table-cell>
          <table:table-cell office:value-type="float" office:value="4452" table:style-name="ce78">
            <text:p>4,452</text:p>
          </table:table-cell>
          <table:table-cell office:value-type="float" office:value="24" table:style-name="ce78">
            <text:p>24</text:p>
          </table:table-cell>
          <table:table-cell office:value-type="float" office:value="9" table:style-name="ce78">
            <text:p>9</text:p>
          </table:table-cell>
          <table:table-cell office:value-type="float" office:value="15" table:style-name="ce78">
            <text:p>15</text:p>
          </table:table-cell>
          <table:table-cell office:value-type="float" office:value="2.31" table:style-name="ce77">
            <text:p>2.31</text:p>
          </table:table-cell>
          <table:table-cell office:value-type="float" office:value="62816" table:style-name="ce76">
            <text:p>62,816</text:p>
          </table:table-cell>
          <table:table-cell office:value-type="float" office:value="61254" table:style-name="ce76">
            <text:p>61,254</text:p>
          </table:table-cell>
          <table:table-cell office:value-type="float" office:value="570952" table:style-name="ce69">
            <text:p>570,952</text:p>
          </table:table-cell>
          <table:table-cell table:number-columns-repeated="16353" table:style-name="ce63"/>
        </table:table-row>
        <table:table-row table:style-name="ro15">
          <table:table-cell office:value-type="string" table:number-columns-spanned="2" table:number-rows-spanned="1" table:style-name="ce277">
            <text:p>12 月</text:p>
          </table:table-cell>
          <table:covered-table-cell/>
          <table:table-cell office:value-type="float" office:value="8832745" table:style-name="ce79">
            <text:p>8,832,745</text:p>
          </table:table-cell>
          <table:table-cell office:value-type="float" office:value="23603121" table:style-name="ce80">
            <text:p>23,603,121</text:p>
          </table:table-cell>
          <table:table-cell office:value-type="float" office:value="11705186" table:style-name="ce80">
            <text:p>11,705,186</text:p>
          </table:table-cell>
          <table:table-cell office:value-type="float" office:value="11897935" table:style-name="ce80">
            <text:p>11,897,935</text:p>
          </table:table-cell>
          <table:table-cell office:value-type="float" office:value="16916" table:style-name="ce80">
            <text:p>16,916</text:p>
          </table:table-cell>
          <table:table-cell office:value-type="float" office:value="8764" table:style-name="ce80">
            <text:p>8,764</text:p>
          </table:table-cell>
          <table:table-cell office:value-type="float" office:value="8152" table:style-name="ce80">
            <text:p>8,152</text:p>
          </table:table-cell>
          <table:table-cell office:value-type="float" office:value="8.44" table:style-name="ce81">
            <text:p>8.44</text:p>
          </table:table-cell>
          <table:table-cell office:value-type="float" office:value="15406" table:style-name="ce80">
            <text:p>15,406</text:p>
          </table:table-cell>
          <table:table-cell office:value-type="float" office:value="9025" table:style-name="ce80">
            <text:p>9,025</text:p>
          </table:table-cell>
          <table:table-cell office:value-type="float" office:value="6381" table:style-name="ce80">
            <text:p>6,381</text:p>
          </table:table-cell>
          <table:table-cell office:value-type="float" office:value="7.69" table:style-name="ce81">
            <text:p>7.69</text:p>
          </table:table-cell>
          <table:table-cell office:value-type="float" office:value="1510" table:style-name="ce187">
            <text:p>1,510</text:p>
          </table:table-cell>
          <table:table-cell office:value-type="float" office:value="0.75" table:style-name="ce82">
            <text:p>0.75</text:p>
          </table:table-cell>
          <table:table-cell office:value-type="float" office:value="13931" table:style-name="ce80">
            <text:p>13,931</text:p>
          </table:table-cell>
          <table:table-cell office:value-type="float" office:value="13615" table:style-name="ce80">
            <text:p>13,615</text:p>
          </table:table-cell>
          <table:table-cell office:value-type="float" office:value="316" table:style-name="ce80">
            <text:p>316</text:p>
          </table:table-cell>
          <table:table-cell office:value-type="float" office:value="91" table:style-name="ce80">
            <text:p>91</text:p>
          </table:table-cell>
          <table:table-cell office:value-type="float" office:value="225" table:style-name="ce80">
            <text:p>225</text:p>
          </table:table-cell>
          <table:table-cell office:value-type="float" office:value="6.95" table:style-name="ce81">
            <text:p>6.95</text:p>
          </table:table-cell>
          <table:table-cell office:value-type="float" office:value="4437" table:style-name="ce80">
            <text:p>4,437</text:p>
          </table:table-cell>
          <table:table-cell office:value-type="float" office:value="4422" table:style-name="ce209">
            <text:p>4,422</text:p>
          </table:table-cell>
          <table:table-cell office:value-type="float" office:value="15" table:style-name="ce71">
            <text:p>15</text:p>
          </table:table-cell>
          <table:table-cell office:value-type="float" office:value="2" table:style-name="ce71">
            <text:p>2</text:p>
          </table:table-cell>
          <table:table-cell office:value-type="float" office:value="13" table:style-name="ce71">
            <text:p>13</text:p>
          </table:table-cell>
          <table:table-cell office:value-type="float" office:value="2.21" table:style-name="ce70">
            <text:p>2.21</text:p>
          </table:table-cell>
          <table:table-cell office:value-type="float" office:value="63057" table:style-name="ce209">
            <text:p>63,057</text:p>
          </table:table-cell>
          <table:table-cell office:value-type="float" office:value="60222" table:style-name="ce210">
            <text:p>60,222</text:p>
          </table:table-cell>
          <table:table-cell office:value-type="float" office:value="571427" table:style-name="ce80">
            <text:p>571,427</text:p>
          </table:table-cell>
          <table:table-cell table:number-columns-repeated="16353" table:style-name="ce83"/>
        </table:table-row>
        <table:table-row table:style-name="ro16">
          <table:table-cell office:value-type="string" table:number-columns-spanned="2" table:number-rows-spanned="1" table:style-name="ce339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1299999999999999" table:style-name="ce84">
            <text:p>1.13</text:p>
          </table:table-cell>
          <table:table-cell office:value-type="float" office:value="0.06" table:style-name="ce84">
            <text:p>0.06</text:p>
          </table:table-cell>
          <table:table-cell office:value-type="float" office:value="-7.0000000000000007E-2" table:style-name="ce84">
            <text:p>－ <text:s text:c="2"/>0.07</text:p>
          </table:table-cell>
          <table:table-cell office:value-type="float" office:value="0.18" table:style-name="ce84">
            <text:p>0.18</text:p>
          </table:table-cell>
          <table:table-cell office:value-type="float" office:value="11.66" table:style-name="ce84">
            <text:p>11.66</text:p>
          </table:table-cell>
          <table:table-cell office:value-type="float" office:value="12.37" table:style-name="ce84">
            <text:p>12.37</text:p>
          </table:table-cell>
          <table:table-cell office:value-type="float" office:value="10.91" table:style-name="ce84">
            <text:p>10.91</text:p>
          </table:table-cell>
          <table:table-cell office:value-type="float" office:value="0.87999999999999989" table:style-name="ce85">
            <text:p>0.88</text:p>
          </table:table-cell>
          <table:table-cell office:value-type="float" office:value="18.97" table:style-name="ce84">
            <text:p>18.97</text:p>
          </table:table-cell>
          <table:table-cell office:value-type="float" office:value="16.3" table:style-name="ce84">
            <text:p>16.30</text:p>
          </table:table-cell>
          <table:table-cell office:value-type="float" office:value="22.97" table:style-name="ce84">
            <text:p>22.97</text:p>
          </table:table-cell>
          <table:table-cell office:value-type="float" office:value="1.2300000000000004" table:style-name="ce85">
            <text:p>1.23</text:p>
          </table:table-cell>
          <table:table-cell office:value-type="float" office:value="-31.36" table:style-name="ce86">
            <text:p>-31.36</text:p>
          </table:table-cell>
          <table:table-cell office:value-type="float" office:value="-0.35000000000000009" table:style-name="ce191">
            <text:p>-0.35</text:p>
          </table:table-cell>
          <table:table-cell table:style-name="ce87"/>
          <table:table-cell office:value-type="float" office:value="-11.27" table:style-name="ce87">
            <text:p>－ 11.27</text:p>
          </table:table-cell>
          <table:table-cell table:number-columns-repeated="3" table:style-name="ce88"/>
          <table:table-cell office:value-type="float" office:value="-0.71" table:style-name="ce85">
            <text:p>－ <text:s/>0.71</text:p>
          </table:table-cell>
          <table:table-cell table:style-name="ce87"/>
          <table:table-cell office:value-type="float" office:value="-1.4" table:style-name="ce87">
            <text:p>－ 1.40</text:p>
          </table:table-cell>
          <table:table-cell table:number-columns-repeated="3" table:style-name="ce85"/>
          <table:table-cell office:value-type="float" office:value="-3.0000000000000249E-2" table:style-name="ce85">
            <text:p>－ <text:s/>0.03</text:p>
          </table:table-cell>
          <table:table-cell office:value-type="float" office:value="-29.06" table:style-name="ce84">
            <text:p>－ <text:s text:c="2"/>29.06</text:p>
          </table:table-cell>
          <table:table-cell office:value-type="float" office:value="-30.8" table:style-name="ce84">
            <text:p>－ <text:s text:c="2"/>30.80</text:p>
          </table:table-cell>
          <table:table-cell office:value-type="float" office:value="1.04" table:style-name="ce88">
            <text:p>1.04</text:p>
          </table:table-cell>
          <table:table-cell table:number-columns-repeated="16353" table:style-name="ce83"/>
        </table:table-row>
        <table:table-row table:style-name="ro17">
          <table:table-cell office:value-type="string" table:number-columns-spanned="2" table:number-rows-spanned="1" table:style-name="ce340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3" table:style-name="ce89">
            <text:p>0.03</text:p>
          </table:table-cell>
          <table:table-cell office:value-type="float" office:value="0.02" table:style-name="ce211">
            <text:p>0.02</text:p>
          </table:table-cell>
          <table:table-cell office:value-type="float" office:value="0.01" table:style-name="ce89">
            <text:p>0.01</text:p>
          </table:table-cell>
          <table:table-cell office:value-type="float" office:value="0.03" table:style-name="ce89">
            <text:p>0.03</text:p>
          </table:table-cell>
          <table:table-cell office:value-type="float" office:value="15.18" table:style-name="ce89">
            <text:p>15.18</text:p>
          </table:table-cell>
          <table:table-cell office:value-type="float" office:value="12.79" table:style-name="ce89">
            <text:p>12.79</text:p>
          </table:table-cell>
          <table:table-cell office:value-type="float" office:value="17.850000000000001" table:style-name="ce89">
            <text:p>17.85</text:p>
          </table:table-cell>
          <table:table-cell office:value-type="float" office:value="0.86999999999999922" table:style-name="ce90">
            <text:p>0.87</text:p>
          </table:table-cell>
          <table:table-cell office:value-type="float" office:value="12.13" table:style-name="ce89">
            <text:p>12.13</text:p>
          </table:table-cell>
          <table:table-cell office:value-type="float" office:value="11.24" table:style-name="ce89">
            <text:p>11.24</text:p>
          </table:table-cell>
          <table:table-cell office:value-type="float" office:value="13.42" table:style-name="ce89">
            <text:p>13.42</text:p>
          </table:table-cell>
          <table:table-cell office:value-type="float" office:value="0.61000000000000032" table:style-name="ce90">
            <text:p>0.61</text:p>
          </table:table-cell>
          <table:table-cell office:value-type="float" office:value="59.28" table:style-name="ce86">
            <text:p>59.28</text:p>
          </table:table-cell>
          <table:table-cell office:value-type="float" office:value="0.26" table:style-name="ce192">
            <text:p>0.26</text:p>
          </table:table-cell>
          <table:table-cell table:style-name="ce91"/>
          <table:table-cell office:value-type="float" office:value="11.02" table:style-name="ce91">
            <text:p>11.02</text:p>
          </table:table-cell>
          <table:table-cell office:value-type="float" office:value="35.619999999999997" table:style-name="ce89">
            <text:p>35.62</text:p>
          </table:table-cell>
          <table:table-cell office:value-type="float" office:value="37.880000000000003" table:style-name="ce89">
            <text:p>37.88</text:p>
          </table:table-cell>
          <table:table-cell office:value-type="float" office:value="34.729999999999997" table:style-name="ce89">
            <text:p>34.73</text:p>
          </table:table-cell>
          <table:table-cell office:value-type="float" office:value="0.50999999999999979" table:style-name="ce90">
            <text:p>0.51</text:p>
          </table:table-cell>
          <table:table-cell table:style-name="ce91"/>
          <table:table-cell office:value-type="float" office:value="-0.67" table:style-name="ce91">
            <text:p>－ <text:s text:c="2"/>0.67</text:p>
          </table:table-cell>
          <table:table-cell office:value-type="float" office:value="-37.5" table:style-name="ce90">
            <text:p>－ <text:s/>37.50</text:p>
          </table:table-cell>
          <table:table-cell office:value-type="float" office:value="-77.78" table:style-name="ce90">
            <text:p>－ <text:s/>77.78</text:p>
          </table:table-cell>
          <table:table-cell office:value-type="float" office:value="-13.33" table:style-name="ce90">
            <text:p>－ <text:s/>13.33</text:p>
          </table:table-cell>
          <table:table-cell office:value-type="float" office:value="-0.10000000000000009" table:style-name="ce90">
            <text:p>－ <text:s/>0.10</text:p>
          </table:table-cell>
          <table:table-cell office:value-type="float" office:value="0.38" table:style-name="ce89">
            <text:p>0.38</text:p>
          </table:table-cell>
          <table:table-cell office:value-type="float" office:value="-1.68" table:style-name="ce89">
            <text:p>－ <text:s text:c="2"/>1.68</text:p>
          </table:table-cell>
          <table:table-cell office:value-type="float" office:value="0.08" table:style-name="ce89">
            <text:p>0.08</text:p>
          </table:table-cell>
          <table:table-cell table:number-columns-repeated="16353" table:style-name="ce83"/>
        </table:table-row>
        <table:table-row table:style-name="ro18">
          <table:table-cell office:value-type="string" table:number-columns-spanned="1" table:number-rows-spanned="2" table:style-name="ce341">
            <text:p>本年1~12月</text:p>
            <text:p>較上年1~12</text:p>
            <text:p>月増減</text:p>
          </table:table-cell>
          <table:table-cell office:value-type="string" table:number-columns-spanned="1" table:number-rows-spanned="2" table:style-name="ce342">
            <text:p>實數</text:p>
            <text:p>% △</text:p>
          </table:table-cell>
          <table:table-cell office:value-type="float" office:value="98268" table:style-name="ce92">
            <text:p>98,268</text:p>
          </table:table-cell>
          <table:table-cell office:value-type="float" office:value="14189" table:style-name="ce93">
            <text:p>14,189</text:p>
          </table:table-cell>
          <table:table-cell office:value-type="float" office:value="-7727" table:style-name="ce94">
            <text:p>－ 7,727</text:p>
          </table:table-cell>
          <table:table-cell office:value-type="float" office:value="21916" table:style-name="ce93">
            <text:p>21,916</text:p>
          </table:table-cell>
          <table:table-cell office:value-type="float" office:value="-3834" table:style-name="ce94">
            <text:p>－ 3,834</text:p>
          </table:table-cell>
          <table:table-cell office:value-type="float" office:value="-1639" table:style-name="ce94">
            <text:p>－ 1,639</text:p>
          </table:table-cell>
          <table:table-cell office:value-type="float" office:value="-2195" table:style-name="ce94">
            <text:p>－ 2,195</text:p>
          </table:table-cell>
          <table:table-cell table:style-name="ce95"/>
          <table:table-cell office:value-type="float" office:value="3512" table:style-name="ce94">
            <text:p>3,512</text:p>
          </table:table-cell>
          <table:table-cell office:value-type="float" office:value="1789" table:style-name="ce94">
            <text:p>1,789</text:p>
          </table:table-cell>
          <table:table-cell office:value-type="float" office:value="1723" table:style-name="ce94">
            <text:p>1,723</text:p>
          </table:table-cell>
          <table:table-cell table:style-name="ce95"/>
          <table:table-cell office:value-type="float" office:value="-7346" table:style-name="ce94">
            <text:p>－ 7,346</text:p>
          </table:table-cell>
          <table:table-cell table:style-name="ce96"/>
          <table:table-cell table:style-name="ce97"/>
          <table:table-cell office:value-type="float" office:value="-3818" table:style-name="ce97">
            <text:p>－ 3,818</text:p>
          </table:table-cell>
          <table:table-cell table:number-columns-repeated="3" table:style-name="ce94"/>
          <table:table-cell table:style-name="ce95"/>
          <table:table-cell table:style-name="ce97"/>
          <table:table-cell office:value-type="float" office:value="-80" table:style-name="ce97">
            <text:p>－ 80</text:p>
          </table:table-cell>
          <table:table-cell table:number-columns-repeated="4" table:style-name="ce95"/>
          <table:table-cell office:value-type="float" office:value="-12772" table:style-name="ce94">
            <text:p>－ 12,772</text:p>
          </table:table-cell>
          <table:table-cell office:value-type="float" office:value="-16602" table:style-name="ce94">
            <text:p>－ 16,602</text:p>
          </table:table-cell>
          <table:table-cell office:value-type="float" office:value="5866" table:style-name="ce94">
            <text:p>5,866</text:p>
          </table:table-cell>
          <table:table-cell table:number-columns-repeated="16353" table:style-name="ce83"/>
        </table:table-row>
        <table:table-row table:style-name="ro19">
          <table:covered-table-cell/>
          <table:covered-table-cell/>
          <table:table-cell office:value-type="float" office:value="1.1299999999999999" table:style-name="ce98">
            <text:p>1.13</text:p>
          </table:table-cell>
          <table:table-cell office:value-type="float" office:value="0.06" table:style-name="ce99">
            <text:p>0.06</text:p>
          </table:table-cell>
          <table:table-cell office:value-type="float" office:value="-7.0000000000000007E-2" table:style-name="ce99">
            <text:p>－ <text:s text:c="2"/>0.07</text:p>
          </table:table-cell>
          <table:table-cell office:value-type="float" office:value="0.18" table:style-name="ce99">
            <text:p>0.18</text:p>
          </table:table-cell>
          <table:table-cell office:value-type="float" office:value="-2.11" table:style-name="ce100">
            <text:p>－ <text:s/>2.11</text:p>
          </table:table-cell>
          <table:table-cell office:value-type="float" office:value="-1.75" table:style-name="ce100">
            <text:p>－ <text:s/>1.75</text:p>
          </table:table-cell>
          <table:table-cell office:value-type="float" office:value="-2.5" table:style-name="ce100">
            <text:p>－ <text:s/>2.50</text:p>
          </table:table-cell>
          <table:table-cell office:value-type="float" office:value="-0.16999999999999993" table:style-name="ce100">
            <text:p>－ <text:s/>0.17</text:p>
          </table:table-cell>
          <table:table-cell office:value-type="float" office:value="2.0299999999999998" table:style-name="ce100">
            <text:p>2.03</text:p>
          </table:table-cell>
          <table:table-cell office:value-type="float" office:value="1.76" table:style-name="ce100">
            <text:p>1.76</text:p>
          </table:table-cell>
          <table:table-cell office:value-type="float" office:value="2.4300000000000002" table:style-name="ce100">
            <text:p>2.43</text:p>
          </table:table-cell>
          <table:table-cell office:value-type="float" office:value="0.13999999999999968" table:style-name="ce100">
            <text:p>0.14</text:p>
          </table:table-cell>
          <table:table-cell office:value-type="string" table:style-name="ce101">
            <text:p>--</text:p>
          </table:table-cell>
          <table:table-cell office:value-type="float" office:value="-0.308" table:style-name="ce100">
            <text:p>－ <text:s/>0.31</text:p>
          </table:table-cell>
          <table:table-cell table:style-name="ce102"/>
          <table:table-cell office:value-type="float" office:value="-2.82" table:style-name="ce102">
            <text:p>－ <text:s/>2.82</text:p>
          </table:table-cell>
          <table:table-cell table:number-columns-repeated="3" table:style-name="ce100"/>
          <table:table-cell table:number-columns-repeated="2" table:style-name="ce102"/>
          <table:table-cell office:value-type="float" office:value="-0.15" table:style-name="ce102">
            <text:p>－ <text:s/>0.15</text:p>
          </table:table-cell>
          <table:table-cell table:number-columns-repeated="4" table:style-name="ce100"/>
          <table:table-cell office:value-type="float" office:value="-1.3" table:style-name="ce100">
            <text:p>－ <text:s/>1.30</text:p>
          </table:table-cell>
          <table:table-cell office:value-type="float" office:value="-1.7" table:style-name="ce100">
            <text:p>－ <text:s/>1.70</text:p>
          </table:table-cell>
          <table:table-cell office:value-type="float" office:value="1.04" table:style-name="ce100">
            <text:p>1.04</text:p>
          </table:table-cell>
          <table:table-cell table:number-columns-repeated="16353" table:style-name="ce83"/>
        </table:table-row>
        <table:table-row table:style-name="ro20">
          <table:table-cell table:style-name="ce33"/>
          <table:table-cell table:style-name="ce103"/>
          <table:table-cell office:value-type="string" table:style-name="ce103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4"/>
          <table:table-cell table:number-columns-repeated="3" table:style-name="ce33"/>
          <table:table-cell table:style-name="ce105"/>
          <table:table-cell table:style-name="ce106"/>
          <table:table-cell table:style-name="ce107"/>
          <table:table-cell table:number-columns-repeated="5" table:style-name="ce33"/>
          <table:table-cell table:style-name="ce105"/>
          <table:table-cell table:style-name="ce106"/>
          <table:table-cell table:number-columns-repeated="7" table:style-name="ce33"/>
          <table:table-cell office:value-type="string" table:style-name="ce107">
            <text:p><text:s text:c="16"/>內政部戶政司 民國 109 年 1 月 8 日編製</text:p>
          </table:table-cell>
          <table:table-cell table:number-columns-repeated="16353"/>
        </table:table-row>
        <table:table-row table:style-name="ro21">
          <table:table-cell table:style-name="ce33"/>
          <table:table-cell table:style-name="ce109"/>
          <table:table-cell office:value-type="string" table:style-name="ce108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10"/>
          <table:table-cell table:number-columns-repeated="16353"/>
        </table:table-row>
        <table:table-row table:style-name="ro22">
          <table:table-cell table:style-name="ce33"/>
          <table:table-cell table:style-name="ce109"/>
          <table:table-cell office:value-type="string" table:style-name="ce108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4">
          <table:table-cell table:style-name="ce33"/>
          <table:table-cell table:style-name="ce109"/>
          <table:table-cell office:value-type="string" table:style-name="ce108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3">
          <table:table-cell table:number-columns-repeated="16384" table:style-name="ce33"/>
        </table:table-row>
        <table:table-row table:style-name="ro14">
          <table:table-cell table:number-columns-repeated="2" table:style-name="ce33"/>
          <table:table-cell table:style-name="ce111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2"/>
          <table:table-cell table:number-columns-repeated="16380"/>
        </table:table-row>
        <table:table-row table:number-rows-repeated="1048511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9" table:default-cell-style-name="ce33"/>
        <table:table-column table:style-name="co18" table:default-cell-style-name="ce57"/>
        <table:table-column table:style-name="co20" table:default-cell-style-name="ce113"/>
        <table:table-column table:style-name="co21" table:default-cell-style-name="ce33"/>
        <table:table-column table:style-name="co22" table:number-columns-repeated="2" table:default-cell-style-name="ce33"/>
        <table:table-column table:style-name="co1" table:default-cell-style-name="ce33"/>
        <table:table-column table:style-name="co23" table:number-columns-repeated="2" table:default-cell-style-name="ce33"/>
        <table:table-column table:style-name="co21" table:default-cell-style-name="ce33"/>
        <table:table-column table:style-name="co24" table:default-cell-style-name="ce33"/>
        <table:table-column table:style-name="co25" table:default-cell-style-name="ce33"/>
        <table:table-column table:style-name="co1" table:default-cell-style-name="ce33"/>
        <table:table-column table:style-name="co24" table:default-cell-style-name="ce33"/>
        <table:table-column table:style-name="co26" table:number-columns-repeated="3" table:default-cell-style-name="ce33"/>
        <table:table-column table:style-name="co16" table:number-columns-repeated="16354" table:default-cell-style-name="ce33"/>
        <table:table-row table:style-name="ro24">
          <table:table-cell table:number-columns-repeated="14" table:style-name="ce33"/>
          <table:table-cell table:style-name="ce57"/>
          <table:table-cell table:style-name="ce113"/>
          <table:table-cell table:number-columns-repeated="16368" table:style-name="ce33"/>
        </table:table-row>
        <table:table-row table:style-name="ro25">
          <table:table-cell office:value-type="string" table:number-columns-spanned="15" table:number-rows-spanned="1" table:style-name="ce287">
            <text:p>民 國 108 年 12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06">
            <text:p>民 國 108 年 12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4"/>
          <table:table-cell table:style-name="ce194"/>
          <table:table-cell table:style-name="ce115"/>
          <table:table-cell table:number-columns-repeated="13" table:style-name="ce114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6">
          <table:table-cell office:value-type="string" table:number-columns-spanned="1" table:number-rows-spanned="3" table:style-name="ce288">
            <text:p>區 域 別</text:p>
          </table:table-cell>
          <table:table-cell office:value-type="string" table:number-columns-spanned="1" table:number-rows-spanned="3" table:style-name="ce285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6">
            <text:p>出　 <text:s text:c="2"/>　　生</text:p>
          </table:table-cell>
          <table:table-cell table:number-columns-repeated="3" table:style-name="ce117"/>
          <table:table-cell office:value-type="string" table:style-name="ce116">
            <text:p>死 <text:s text:c="4"/>　　亡</text:p>
          </table:table-cell>
          <table:table-cell table:number-columns-repeated="3" table:style-name="ce117"/>
          <table:table-cell office:value-type="string" table:number-columns-spanned="2" table:number-rows-spanned="1" table:style-name="ce354">
            <text:p>自 然 增 加</text:p>
          </table:table-cell>
          <table:covered-table-cell/>
          <table:table-cell office:value-type="string" table:number-columns-spanned="6" table:number-rows-spanned="1" table:style-name="ce35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57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52">
            <text:p>遷入</text:p>
            <text:p>人數</text:p>
          </table:table-cell>
          <table:table-cell office:value-type="string" table:number-columns-spanned="1" table:number-rows-spanned="4" table:style-name="ce352">
            <text:p>遷出</text:p>
            <text:p>人數</text:p>
          </table:table-cell>
          <table:table-cell office:value-type="string" table:number-columns-spanned="1" table:number-rows-spanned="4" table:style-name="ce355">
            <text:p>原住民</text:p>
            <text:p>人口數</text:p>
          </table:table-cell>
          <table:table-cell table:style-name="ce118"/>
          <table:table-cell table:number-columns-repeated="16353"/>
        </table:table-row>
        <table:table-row table:style-name="ro27">
          <table:covered-table-cell/>
          <table:covered-table-cell/>
          <table:table-cell office:value-type="string" table:number-columns-spanned="1" table:number-rows-spanned="2" table:style-name="ce285">
            <text:p>計</text:p>
          </table:table-cell>
          <table:table-cell office:value-type="string" table:number-columns-spanned="1" table:number-rows-spanned="2" table:style-name="ce285">
            <text:p>男</text:p>
          </table:table-cell>
          <table:table-cell office:value-type="string" table:number-columns-spanned="1" table:number-rows-spanned="2" table:style-name="ce285">
            <text:p>女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19">
            <text:p>折合年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20">
            <text:p>折合年</text:p>
          </table:table-cell>
          <table:table-cell table:style-name="ce121"/>
          <table:table-cell office:value-type="string" table:style-name="ce193">
            <text:p>折合年自</text:p>
          </table:table-cell>
          <table:table-cell office:value-type="string" table:number-columns-spanned="1" table:number-rows-spanned="3" table:style-name="ce351">
            <text:p>合 計</text:p>
          </table:table-cell>
          <table:table-cell office:value-type="string" table:number-columns-spanned="1" table:number-rows-spanned="3" table:style-name="ce353">
            <text:p>不同性別</text:p>
          </table:table-cell>
          <table:table-cell office:value-type="string" table:number-columns-spanned="3" table:number-rows-spanned="1" table:style-name="ce350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50">
            <text:p>合 計</text:p>
          </table:table-cell>
          <table:table-cell office:value-type="string" table:number-columns-spanned="1" table:number-rows-spanned="3" table:style-name="ce353">
            <text:p>不同性別</text:p>
          </table:table-cell>
          <table:table-cell office:value-type="string" table:number-columns-spanned="3" table:number-rows-spanned="1" table:style-name="ce350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8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2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0">
            <text:p>計</text:p>
          </table:table-cell>
          <table:table-cell office:value-type="string" table:number-columns-spanned="1" table:number-rows-spanned="2" table:style-name="ce350">
            <text:p>男</text:p>
          </table:table-cell>
          <table:table-cell office:value-type="string" table:number-columns-spanned="1" table:number-rows-spanned="2" table:style-name="ce356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0">
            <text:p>計</text:p>
          </table:table-cell>
          <table:table-cell office:value-type="string" table:number-columns-spanned="1" table:number-rows-spanned="2" table:style-name="ce350">
            <text:p>男</text:p>
          </table:table-cell>
          <table:table-cell office:value-type="string" table:number-columns-spanned="1" table:number-rows-spanned="2" table:style-name="ce356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3"/>
          <table:table-cell table:number-columns-repeated="16353"/>
        </table:table-row>
        <table:table-row table:style-name="ro3">
          <table:table-cell table:number-columns-repeated="2" table:style-name="ce124"/>
          <table:table-cell table:style-name="ce125"/>
          <table:table-cell table:number-columns-repeated="2" table:style-name="ce126"/>
          <table:covered-table-cell/>
          <table:covered-table-cell/>
          <table:covered-table-cell/>
          <table:table-cell office:value-type="string" table:style-name="ce127">
            <text:p>‰</text:p>
          </table:table-cell>
          <table:covered-table-cell/>
          <table:covered-table-cell/>
          <table:covered-table-cell/>
          <table:table-cell office:value-type="string" table:style-name="ce127">
            <text:p>‰</text:p>
          </table:table-cell>
          <table:table-cell table:style-name="ce126"/>
          <table:table-cell office:value-type="string" table:style-name="ce19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8"/>
          <table:table-cell table:number-columns-repeated="16353"/>
        </table:table-row>
        <table:table-row table:style-name="ro28">
          <table:table-cell office:value-type="string" table:style-name="ce129">
            <text:p>總 <text:s text:c="7"/>計</text:p>
          </table:table-cell>
          <table:table-cell office:value-type="float" office:value="8832745" table:style-name="ce52">
            <text:p>8,832,745</text:p>
          </table:table-cell>
          <table:table-cell office:value-type="float" office:value="23603121" table:style-name="ce52">
            <text:p>23,603,121</text:p>
          </table:table-cell>
          <table:table-cell office:value-type="float" office:value="11705186" table:style-name="ce52">
            <text:p>11,705,186</text:p>
          </table:table-cell>
          <table:table-cell office:value-type="float" office:value="11897935" table:style-name="ce52">
            <text:p>11,897,935</text:p>
          </table:table-cell>
          <table:table-cell office:value-type="float" office:value="16916" table:style-name="ce52">
            <text:p>16,916</text:p>
          </table:table-cell>
          <table:table-cell office:value-type="float" office:value="8764" table:style-name="ce52">
            <text:p>8,764</text:p>
          </table:table-cell>
          <table:table-cell office:value-type="float" office:value="8152" table:style-name="ce52">
            <text:p>8,152</text:p>
          </table:table-cell>
          <table:table-cell office:value-type="float" office:value="8.44" table:style-name="ce130">
            <text:p><text:s text:c="3"/>8.44</text:p>
          </table:table-cell>
          <table:table-cell office:value-type="float" office:value="15406" table:style-name="ce52">
            <text:p>15,406</text:p>
          </table:table-cell>
          <table:table-cell office:value-type="float" office:value="9025" table:style-name="ce52">
            <text:p>9,025</text:p>
          </table:table-cell>
          <table:table-cell office:value-type="float" office:value="6381" table:style-name="ce52">
            <text:p>6,381</text:p>
          </table:table-cell>
          <table:table-cell office:value-type="float" office:value="7.69" table:style-name="ce130">
            <text:p><text:s text:c="3"/>7.69</text:p>
          </table:table-cell>
          <table:table-cell office:value-type="float" office:value="1510" table:style-name="ce168">
            <text:p><text:s text:c="3"/>1,510</text:p>
          </table:table-cell>
          <table:table-cell office:value-type="float" office:value="0.75" table:style-name="ce141">
            <text:p><text:s text:c="4"/>0.75</text:p>
          </table:table-cell>
          <table:table-cell office:value-type="float" office:value="13931" table:style-name="ce64">
            <text:p><text:s text:c="3"/>13,931</text:p>
          </table:table-cell>
          <table:table-cell office:value-type="float" office:value="13615" table:style-name="ce64">
            <text:p><text:s text:c="3"/>13,615</text:p>
          </table:table-cell>
          <table:table-cell office:value-type="float" office:value="316" table:style-name="ce64">
            <text:p><text:s text:c="3"/>316</text:p>
          </table:table-cell>
          <table:table-cell office:value-type="float" office:value="91" table:style-name="ce64">
            <text:p><text:s text:c="3"/>91</text:p>
          </table:table-cell>
          <table:table-cell office:value-type="float" office:value="225" table:style-name="ce64">
            <text:p><text:s text:c="3"/>225</text:p>
          </table:table-cell>
          <table:table-cell office:value-type="float" office:value="6.95" table:style-name="ce131">
            <text:p><text:s text:c="3"/>6.95</text:p>
          </table:table-cell>
          <table:table-cell office:value-type="float" office:value="4437" table:style-name="ce132">
            <text:p>4,437</text:p>
          </table:table-cell>
          <table:table-cell office:value-type="float" office:value="4422" table:style-name="ce132">
            <text:p>4,422</text:p>
          </table:table-cell>
          <table:table-cell office:value-type="float" office:value="15" table:style-name="ce172">
            <text:p>15<text:s/></text:p>
          </table:table-cell>
          <table:table-cell office:value-type="float" office:value="2" table:style-name="ce172">
            <text:p>2<text:s/></text:p>
          </table:table-cell>
          <table:table-cell office:value-type="float" office:value="13" table:style-name="ce172">
            <text:p>13<text:s/></text:p>
          </table:table-cell>
          <table:table-cell office:value-type="float" office:value="2.21" table:style-name="ce131">
            <text:p><text:s text:c="3"/>2.21</text:p>
          </table:table-cell>
          <table:table-cell office:value-type="float" office:value="63057" table:style-name="ce72">
            <text:p>63,057</text:p>
          </table:table-cell>
          <table:table-cell office:value-type="float" office:value="60222" table:style-name="ce72">
            <text:p>60,222</text:p>
          </table:table-cell>
          <table:table-cell office:value-type="float" office:value="571427" table:style-name="ce72">
            <text:p>571,427</text:p>
          </table:table-cell>
          <table:table-cell table:style-name="ce72"/>
          <table:table-cell table:number-columns-repeated="16353"/>
        </table:table-row>
        <table:table-row table:style-name="ro29">
          <table:table-cell office:value-type="string" table:style-name="ce133">
            <text:p>新 <text:s/>北 <text:s/>市</text:p>
          </table:table-cell>
          <table:table-cell office:value-type="float" office:value="1583999" table:style-name="ce134">
            <text:p>1,583,999</text:p>
          </table:table-cell>
          <table:table-cell office:value-type="float" office:value="4018696" table:style-name="ce134">
            <text:p>4,018,696</text:p>
          </table:table-cell>
          <table:table-cell office:value-type="float" office:value="1963658" table:style-name="ce134">
            <text:p>1,963,658</text:p>
          </table:table-cell>
          <table:table-cell office:value-type="float" office:value="2055038" table:style-name="ce134">
            <text:p>2,055,038</text:p>
          </table:table-cell>
          <table:table-cell office:value-type="float" office:value="2784" table:style-name="ce134">
            <text:p>2,784</text:p>
          </table:table-cell>
          <table:table-cell office:value-type="float" office:value="1415" table:style-name="ce134">
            <text:p>1,415</text:p>
          </table:table-cell>
          <table:table-cell office:value-type="float" office:value="1369" table:style-name="ce134">
            <text:p>1,369</text:p>
          </table:table-cell>
          <table:table-cell office:value-type="float" office:value="8.16" table:style-name="ce135">
            <text:p><text:s text:c="3"/>8.16</text:p>
          </table:table-cell>
          <table:table-cell office:value-type="float" office:value="2190" table:style-name="ce134">
            <text:p>2,190</text:p>
          </table:table-cell>
          <table:table-cell office:value-type="float" office:value="1290" table:style-name="ce134">
            <text:p>1,290</text:p>
          </table:table-cell>
          <table:table-cell office:value-type="float" office:value="900" table:style-name="ce134">
            <text:p>900</text:p>
          </table:table-cell>
          <table:table-cell office:value-type="float" office:value="6.42" table:style-name="ce135">
            <text:p><text:s text:c="3"/>6.42</text:p>
          </table:table-cell>
          <table:table-cell office:value-type="float" office:value="594" table:style-name="ce190">
            <text:p>594</text:p>
          </table:table-cell>
          <table:table-cell office:value-type="float" office:value="1.74" table:style-name="ce136">
            <text:p><text:s text:c="3"/>1.74</text:p>
          </table:table-cell>
          <table:table-cell office:value-type="float" office:value="2442" table:style-name="ce137">
            <text:p><text:s text:c="3"/>2,442</text:p>
          </table:table-cell>
          <table:table-cell office:value-type="float" office:value="2375" table:style-name="ce137">
            <text:p><text:s text:c="3"/>2,375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22" table:style-name="ce137">
            <text:p><text:s text:c="3"/>22</text:p>
          </table:table-cell>
          <table:table-cell office:value-type="float" office:value="45" table:style-name="ce137">
            <text:p><text:s text:c="3"/>45</text:p>
          </table:table-cell>
          <table:table-cell office:value-type="float" office:value="7.16" table:style-name="ce138">
            <text:p><text:s text:c="3"/>7.16</text:p>
          </table:table-cell>
          <table:table-cell office:value-type="float" office:value="822" table:style-name="ce139">
            <text:p><text:s text:c="4"/>822</text:p>
          </table:table-cell>
          <table:table-cell office:value-type="float" office:value="821" table:style-name="ce139">
            <text:p><text:s text:c="4"/>821</text:p>
          </table:table-cell>
          <table:table-cell office:value-type="float" office:value="1" table:style-name="ce173">
            <text:p>1<text:s/></text:p>
          </table:table-cell>
          <table:table-cell office:value-type="float" office:value="0" table:style-name="ce173">
            <text:p>0<text:s/></text:p>
          </table:table-cell>
          <table:table-cell office:value-type="float" office:value="1" table:style-name="ce173">
            <text:p>1<text:s/></text:p>
          </table:table-cell>
          <table:table-cell office:value-type="float" office:value="2.41" table:style-name="ce138">
            <text:p><text:s text:c="3"/>2.41</text:p>
          </table:table-cell>
          <table:table-cell office:value-type="float" office:value="11705" table:style-name="ce140">
            <text:p>11,705</text:p>
          </table:table-cell>
          <table:table-cell office:value-type="float" office:value="10080" table:style-name="ce140">
            <text:p>10,080</text:p>
          </table:table-cell>
          <table:table-cell office:value-type="float" office:value="56592" table:style-name="ce140">
            <text:p>56,592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臺 <text:s/>北 <text:s/>市</text:p>
          </table:table-cell>
          <table:table-cell office:value-type="float" office:value="1060880" table:style-name="ce134">
            <text:p>1,060,880</text:p>
          </table:table-cell>
          <table:table-cell office:value-type="float" office:value="2645041" table:style-name="ce134">
            <text:p>2,645,041</text:p>
          </table:table-cell>
          <table:table-cell office:value-type="float" office:value="1260049" table:style-name="ce134">
            <text:p>1,260,049</text:p>
          </table:table-cell>
          <table:table-cell office:value-type="float" office:value="1384992" table:style-name="ce134">
            <text:p>1,384,992</text:p>
          </table:table-cell>
          <table:table-cell office:value-type="float" office:value="2123" table:style-name="ce134">
            <text:p>2,123</text:p>
          </table:table-cell>
          <table:table-cell office:value-type="float" office:value="1090" table:style-name="ce134">
            <text:p>1,090</text:p>
          </table:table-cell>
          <table:table-cell office:value-type="float" office:value="1033" table:style-name="ce134">
            <text:p>1,033</text:p>
          </table:table-cell>
          <table:table-cell office:value-type="float" office:value="9.4499999999999993" table:style-name="ce135">
            <text:p><text:s text:c="3"/>9.45</text:p>
          </table:table-cell>
          <table:table-cell office:value-type="float" office:value="1579" table:style-name="ce134">
            <text:p>1,579</text:p>
          </table:table-cell>
          <table:table-cell office:value-type="float" office:value="854" table:style-name="ce134">
            <text:p>854</text:p>
          </table:table-cell>
          <table:table-cell office:value-type="float" office:value="725" table:style-name="ce134">
            <text:p>725</text:p>
          </table:table-cell>
          <table:table-cell office:value-type="float" office:value="7.03" table:style-name="ce135">
            <text:p><text:s text:c="3"/>7.03</text:p>
          </table:table-cell>
          <table:table-cell office:value-type="float" office:value="544" table:style-name="ce190">
            <text:p>544</text:p>
          </table:table-cell>
          <table:table-cell office:value-type="float" office:value="2.42" table:style-name="ce136">
            <text:p><text:s text:c="3"/>2.42</text:p>
          </table:table-cell>
          <table:table-cell office:value-type="float" office:value="1550" table:style-name="ce137">
            <text:p><text:s text:c="3"/>1,550</text:p>
          </table:table-cell>
          <table:table-cell office:value-type="float" office:value="1503" table:style-name="ce137">
            <text:p><text:s text:c="3"/>1,503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19" table:style-name="ce137">
            <text:p><text:s text:c="3"/>19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6.9" table:style-name="ce138">
            <text:p><text:s text:c="3"/>6.90</text:p>
          </table:table-cell>
          <table:table-cell office:value-type="float" office:value="478" table:style-name="ce139">
            <text:p><text:s text:c="4"/>478</text:p>
          </table:table-cell>
          <table:table-cell office:value-type="float" office:value="477" table:style-name="ce139">
            <text:p><text:s text:c="4"/>477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.13" table:style-name="ce138">
            <text:p><text:s text:c="3"/>2.13</text:p>
          </table:table-cell>
          <table:table-cell office:value-type="float" office:value="8486" table:style-name="ce140">
            <text:p>8,486</text:p>
          </table:table-cell>
          <table:table-cell office:value-type="float" office:value="9282" table:style-name="ce140">
            <text:p>9,282</text:p>
          </table:table-cell>
          <table:table-cell office:value-type="float" office:value="16996" table:style-name="ce140">
            <text:p>16,996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桃 <text:s/>園 <text:s/>市</text:p>
          </table:table-cell>
          <table:table-cell office:value-type="float" office:value="825888" table:style-name="ce134">
            <text:p>825,888</text:p>
          </table:table-cell>
          <table:table-cell office:value-type="float" office:value="2249037" table:style-name="ce134">
            <text:p>2,249,037</text:p>
          </table:table-cell>
          <table:table-cell office:value-type="float" office:value="1116111" table:style-name="ce134">
            <text:p>1,116,111</text:p>
          </table:table-cell>
          <table:table-cell office:value-type="float" office:value="1132926" table:style-name="ce134">
            <text:p>1,132,926</text:p>
          </table:table-cell>
          <table:table-cell office:value-type="float" office:value="2126" table:style-name="ce134">
            <text:p>2,126</text:p>
          </table:table-cell>
          <table:table-cell office:value-type="float" office:value="1073" table:style-name="ce134">
            <text:p>1,073</text:p>
          </table:table-cell>
          <table:table-cell office:value-type="float" office:value="1053" table:style-name="ce134">
            <text:p>1,053</text:p>
          </table:table-cell>
          <table:table-cell office:value-type="float" office:value="11.14" table:style-name="ce135">
            <text:p><text:s text:c="3"/>11.14</text:p>
          </table:table-cell>
          <table:table-cell office:value-type="float" office:value="1145" table:style-name="ce134">
            <text:p>1,145</text:p>
          </table:table-cell>
          <table:table-cell office:value-type="float" office:value="684" table:style-name="ce134">
            <text:p>684</text:p>
          </table:table-cell>
          <table:table-cell office:value-type="float" office:value="461" table:style-name="ce134">
            <text:p>461</text:p>
          </table:table-cell>
          <table:table-cell office:value-type="float" office:value="6" table:style-name="ce135">
            <text:p><text:s text:c="3"/>6.00</text:p>
          </table:table-cell>
          <table:table-cell office:value-type="float" office:value="981" table:style-name="ce190">
            <text:p>981</text:p>
          </table:table-cell>
          <table:table-cell office:value-type="float" office:value="5.14" table:style-name="ce136">
            <text:p><text:s text:c="3"/>5.14</text:p>
          </table:table-cell>
          <table:table-cell office:value-type="float" office:value="1393" table:style-name="ce137">
            <text:p><text:s text:c="3"/>1,393</text:p>
          </table:table-cell>
          <table:table-cell office:value-type="float" office:value="1366" table:style-name="ce137">
            <text:p><text:s text:c="3"/>1,366</text:p>
          </table:table-cell>
          <table:table-cell office:value-type="float" office:value="27" table:style-name="ce137">
            <text:p><text:s text:c="3"/>27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22" table:style-name="ce137">
            <text:p><text:s text:c="3"/>22</text:p>
          </table:table-cell>
          <table:table-cell office:value-type="float" office:value="7.3" table:style-name="ce138">
            <text:p><text:s text:c="3"/>7.30</text:p>
          </table:table-cell>
          <table:table-cell office:value-type="float" office:value="488" table:style-name="ce139">
            <text:p><text:s text:c="4"/>488</text:p>
          </table:table-cell>
          <table:table-cell office:value-type="float" office:value="486" table:style-name="ce139">
            <text:p><text:s text:c="4"/>486</text:p>
          </table:table-cell>
          <table:table-cell office:value-type="float" office:value="2" table:style-name="ce173">
            <text:p>2<text:s/>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73">
            <text:p>2<text:s/></text:p>
          </table:table-cell>
          <table:table-cell office:value-type="float" office:value="2.56" table:style-name="ce138">
            <text:p><text:s text:c="3"/>2.56</text:p>
          </table:table-cell>
          <table:table-cell office:value-type="float" office:value="6937" table:style-name="ce140">
            <text:p>6,937</text:p>
          </table:table-cell>
          <table:table-cell office:value-type="float" office:value="5774" table:style-name="ce140">
            <text:p>5,774</text:p>
          </table:table-cell>
          <table:table-cell office:value-type="float" office:value="75872" table:style-name="ce140">
            <text:p>75,872</text:p>
          </table:table-cell>
          <table:table-cell table:style-name="ce72"/>
          <table:table-cell table:number-columns-repeated="16353"/>
        </table:table-row>
        <table:table-row table:style-name="ro30">
          <table:table-cell office:value-type="string" table:style-name="ce133">
            <text:p>臺 <text:s/>中 <text:s/>市</text:p>
          </table:table-cell>
          <table:table-cell office:value-type="float" office:value="986646" table:style-name="ce134">
            <text:p>986,646</text:p>
          </table:table-cell>
          <table:table-cell office:value-type="float" office:value="2815261" table:style-name="ce134">
            <text:p>2,815,261</text:p>
          </table:table-cell>
          <table:table-cell office:value-type="float" office:value="1384164" table:style-name="ce134">
            <text:p>1,384,164</text:p>
          </table:table-cell>
          <table:table-cell office:value-type="float" office:value="1431097" table:style-name="ce134">
            <text:p>1,431,097</text:p>
          </table:table-cell>
          <table:table-cell office:value-type="float" office:value="2042" table:style-name="ce134">
            <text:p>2,042</text:p>
          </table:table-cell>
          <table:table-cell office:value-type="float" office:value="1090" table:style-name="ce134">
            <text:p>1,090</text:p>
          </table:table-cell>
          <table:table-cell office:value-type="float" office:value="952" table:style-name="ce134">
            <text:p>952</text:p>
          </table:table-cell>
          <table:table-cell office:value-type="float" office:value="8.5399999999999991" table:style-name="ce135">
            <text:p><text:s text:c="3"/>8.54</text:p>
          </table:table-cell>
          <table:table-cell office:value-type="float" office:value="1546" table:style-name="ce134">
            <text:p>1,546</text:p>
          </table:table-cell>
          <table:table-cell office:value-type="float" office:value="921" table:style-name="ce134">
            <text:p>921</text:p>
          </table:table-cell>
          <table:table-cell office:value-type="float" office:value="625" table:style-name="ce134">
            <text:p>625</text:p>
          </table:table-cell>
          <table:table-cell office:value-type="float" office:value="6.47" table:style-name="ce135">
            <text:p><text:s text:c="3"/>6.47</text:p>
          </table:table-cell>
          <table:table-cell office:value-type="float" office:value="496" table:style-name="ce190">
            <text:p>496</text:p>
          </table:table-cell>
          <table:table-cell office:value-type="float" office:value="2.0699999999999998" table:style-name="ce136">
            <text:p><text:s text:c="3"/>2.07</text:p>
          </table:table-cell>
          <table:table-cell office:value-type="float" office:value="1793" table:style-name="ce137">
            <text:p><text:s text:c="3"/>1,793</text:p>
          </table:table-cell>
          <table:table-cell office:value-type="float" office:value="1758" table:style-name="ce137">
            <text:p><text:s text:c="3"/>1,758</text:p>
          </table:table-cell>
          <table:table-cell office:value-type="float" office:value="35" table:style-name="ce137">
            <text:p><text:s text:c="3"/>35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22" table:style-name="ce137">
            <text:p><text:s text:c="3"/>22</text:p>
          </table:table-cell>
          <table:table-cell office:value-type="float" office:value="7.5" table:style-name="ce138">
            <text:p><text:s text:c="3"/>7.50</text:p>
          </table:table-cell>
          <table:table-cell office:value-type="float" office:value="524" table:style-name="ce139">
            <text:p><text:s text:c="4"/>524</text:p>
          </table:table-cell>
          <table:table-cell office:value-type="float" office:value="521" table:style-name="ce139">
            <text:p><text:s text:c="4"/>521</text:p>
          </table:table-cell>
          <table:table-cell office:value-type="float" office:value="3" table:style-name="ce173">
            <text:p>3<text:s/></text:p>
          </table:table-cell>
          <table:table-cell office:value-type="float" office:value="0" table:style-name="ce173">
            <text:p>0<text:s/></text:p>
          </table:table-cell>
          <table:table-cell office:value-type="float" office:value="3" table:style-name="ce173">
            <text:p>3<text:s/></text:p>
          </table:table-cell>
          <table:table-cell office:value-type="float" office:value="2.19" table:style-name="ce138">
            <text:p><text:s text:c="3"/>2.19</text:p>
          </table:table-cell>
          <table:table-cell office:value-type="float" office:value="8078" table:style-name="ce140">
            <text:p>8,078</text:p>
          </table:table-cell>
          <table:table-cell office:value-type="float" office:value="7537" table:style-name="ce140">
            <text:p>7,537</text:p>
          </table:table-cell>
          <table:table-cell office:value-type="float" office:value="35297" table:style-name="ce140">
            <text:p>35,297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臺 <text:s/>南 <text:s/>市</text:p>
          </table:table-cell>
          <table:table-cell office:value-type="float" office:value="696269" table:style-name="ce134">
            <text:p>696,269</text:p>
          </table:table-cell>
          <table:table-cell office:value-type="float" office:value="1880906" table:style-name="ce134">
            <text:p>1,880,906</text:p>
          </table:table-cell>
          <table:table-cell office:value-type="float" office:value="937342" table:style-name="ce134">
            <text:p>937,342</text:p>
          </table:table-cell>
          <table:table-cell office:value-type="float" office:value="943564" table:style-name="ce134">
            <text:p>943,564</text:p>
          </table:table-cell>
          <table:table-cell office:value-type="float" office:value="1095" table:style-name="ce134">
            <text:p>1,095</text:p>
          </table:table-cell>
          <table:table-cell office:value-type="float" office:value="589" table:style-name="ce134">
            <text:p>589</text:p>
          </table:table-cell>
          <table:table-cell office:value-type="float" office:value="506" table:style-name="ce134">
            <text:p>506</text:p>
          </table:table-cell>
          <table:table-cell office:value-type="float" office:value="6.85" table:style-name="ce135">
            <text:p><text:s text:c="3"/>6.85</text:p>
          </table:table-cell>
          <table:table-cell office:value-type="float" office:value="1334" table:style-name="ce134">
            <text:p>1,334</text:p>
          </table:table-cell>
          <table:table-cell office:value-type="float" office:value="770" table:style-name="ce134">
            <text:p>770</text:p>
          </table:table-cell>
          <table:table-cell office:value-type="float" office:value="564" table:style-name="ce134">
            <text:p>564</text:p>
          </table:table-cell>
          <table:table-cell office:value-type="float" office:value="8.35" table:style-name="ce135">
            <text:p><text:s text:c="3"/>8.35</text:p>
          </table:table-cell>
          <table:table-cell office:value-type="float" office:value="-239" table:style-name="ce137">
            <text:p>－ <text:s text:c="2"/>239</text:p>
          </table:table-cell>
          <table:table-cell office:value-type="float" office:value="-1.5" table:style-name="ce141">
            <text:p>－ <text:s/>1.50</text:p>
          </table:table-cell>
          <table:table-cell office:value-type="float" office:value="1087" table:style-name="ce137">
            <text:p><text:s text:c="3"/>1,087</text:p>
          </table:table-cell>
          <table:table-cell office:value-type="float" office:value="1066" table:style-name="ce137">
            <text:p><text:s text:c="3"/>1,066</text:p>
          </table:table-cell>
          <table:table-cell office:value-type="float" office:value="21" table:style-name="ce137">
            <text:p><text:s text:c="3"/>21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6.8" table:style-name="ce138">
            <text:p><text:s text:c="3"/>6.80</text:p>
          </table:table-cell>
          <table:table-cell office:value-type="float" office:value="318" table:style-name="ce139">
            <text:p><text:s text:c="4"/>318</text:p>
          </table:table-cell>
          <table:table-cell office:value-type="float" office:value="317" table:style-name="ce139">
            <text:p><text:s text:c="4"/>317</text:p>
          </table:table-cell>
          <table:table-cell office:value-type="float" office:value="1" table:style-name="ce173">
            <text:p>1<text:s/>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73">
            <text:p>0<text:s/></text:p>
          </table:table-cell>
          <table:table-cell office:value-type="float" office:value="1.99" table:style-name="ce138">
            <text:p><text:s text:c="3"/>1.99</text:p>
          </table:table-cell>
          <table:table-cell office:value-type="float" office:value="4570" table:style-name="ce140">
            <text:p>4,570</text:p>
          </table:table-cell>
          <table:table-cell office:value-type="float" office:value="4581" table:style-name="ce140">
            <text:p>4,581</text:p>
          </table:table-cell>
          <table:table-cell office:value-type="float" office:value="8201" table:style-name="ce140">
            <text:p>8,201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高 <text:s/>雄 <text:s/>市</text:p>
          </table:table-cell>
          <table:table-cell office:value-type="float" office:value="1110051" table:style-name="ce134">
            <text:p>1,110,051</text:p>
          </table:table-cell>
          <table:table-cell office:value-type="float" office:value="2773198" table:style-name="ce134">
            <text:p>2,773,198</text:p>
          </table:table-cell>
          <table:table-cell office:value-type="float" office:value="1369850" table:style-name="ce134">
            <text:p>1,369,850</text:p>
          </table:table-cell>
          <table:table-cell office:value-type="float" office:value="1403348" table:style-name="ce134">
            <text:p>1,403,348</text:p>
          </table:table-cell>
          <table:table-cell office:value-type="float" office:value="1760" table:style-name="ce134">
            <text:p>1,760</text:p>
          </table:table-cell>
          <table:table-cell office:value-type="float" office:value="904" table:style-name="ce134">
            <text:p>904</text:p>
          </table:table-cell>
          <table:table-cell office:value-type="float" office:value="856" table:style-name="ce134">
            <text:p>856</text:p>
          </table:table-cell>
          <table:table-cell office:value-type="float" office:value="7.47" table:style-name="ce135">
            <text:p><text:s text:c="3"/>7.47</text:p>
          </table:table-cell>
          <table:table-cell office:value-type="float" office:value="1886" table:style-name="ce134">
            <text:p>1,886</text:p>
          </table:table-cell>
          <table:table-cell office:value-type="float" office:value="1130" table:style-name="ce134">
            <text:p>1,130</text:p>
          </table:table-cell>
          <table:table-cell office:value-type="float" office:value="756" table:style-name="ce134">
            <text:p>756</text:p>
          </table:table-cell>
          <table:table-cell office:value-type="float" office:value="8.01" table:style-name="ce135">
            <text:p><text:s text:c="3"/>8.01</text:p>
          </table:table-cell>
          <table:table-cell office:value-type="float" office:value="-126" table:style-name="ce137">
            <text:p>－ <text:s text:c="2"/>126</text:p>
          </table:table-cell>
          <table:table-cell office:value-type="float" office:value="-0.53" table:style-name="ce141">
            <text:p>－ <text:s/>0.53</text:p>
          </table:table-cell>
          <table:table-cell office:value-type="float" office:value="1594" table:style-name="ce137">
            <text:p><text:s text:c="3"/>1,594</text:p>
          </table:table-cell>
          <table:table-cell office:value-type="float" office:value="1546" table:style-name="ce137">
            <text:p><text:s text:c="3"/>1,546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34" table:style-name="ce137">
            <text:p><text:s text:c="3"/>34</text:p>
          </table:table-cell>
          <table:table-cell office:value-type="float" office:value="6.77" table:style-name="ce138">
            <text:p><text:s text:c="3"/>6.77</text:p>
          </table:table-cell>
          <table:table-cell office:value-type="float" office:value="526" table:style-name="ce139">
            <text:p><text:s text:c="4"/>526</text:p>
          </table:table-cell>
          <table:table-cell office:value-type="float" office:value="525" table:style-name="ce139">
            <text:p><text:s text:c="4"/>525</text:p>
          </table:table-cell>
          <table:table-cell office:value-type="float" office:value="1" table:style-name="ce173">
            <text:p>1<text:s/></text:p>
          </table:table-cell>
          <table:table-cell office:value-type="float" office:value="0" table:style-name="ce173">
            <text:p>0<text:s/></text:p>
          </table:table-cell>
          <table:table-cell office:value-type="float" office:value="1" table:style-name="ce173">
            <text:p>1<text:s/></text:p>
          </table:table-cell>
          <table:table-cell office:value-type="float" office:value="2.23" table:style-name="ce138">
            <text:p><text:s text:c="3"/>2.23</text:p>
          </table:table-cell>
          <table:table-cell office:value-type="float" office:value="7390" table:style-name="ce134">
            <text:p>7,390</text:p>
          </table:table-cell>
          <table:table-cell office:value-type="float" office:value="7126" table:style-name="ce134">
            <text:p>7,126</text:p>
          </table:table-cell>
          <table:table-cell office:value-type="float" office:value="35200" table:style-name="ce134">
            <text:p>35,200</text:p>
          </table:table-cell>
          <table:table-cell table:style-name="ce72"/>
          <table:table-cell table:number-columns-repeated="16353"/>
        </table:table-row>
        <table:table-row table:style-name="ro31">
          <table:table-cell office:value-type="string" table:style-name="ce142">
            <text:p><text:s/>臺 <text:s/>灣 <text:s/>省<text:s/></text:p>
          </table:table-cell>
          <table:table-cell office:value-type="float" office:value="2524580" table:style-name="ce134">
            <text:p>2,524,580</text:p>
          </table:table-cell>
          <table:table-cell office:value-type="float" office:value="7067708" table:style-name="ce134">
            <text:p>7,067,708</text:p>
          </table:table-cell>
          <table:table-cell office:value-type="float" office:value="3596501" table:style-name="ce134">
            <text:p>3,596,501</text:p>
          </table:table-cell>
          <table:table-cell office:value-type="float" office:value="3471207" table:style-name="ce134">
            <text:p>3,471,207</text:p>
          </table:table-cell>
          <table:table-cell office:value-type="float" office:value="4875" table:style-name="ce134">
            <text:p>4,875</text:p>
          </table:table-cell>
          <table:table-cell office:value-type="float" office:value="2546" table:style-name="ce134">
            <text:p>2,546</text:p>
          </table:table-cell>
          <table:table-cell office:value-type="float" office:value="2329" table:style-name="ce134">
            <text:p>2,329</text:p>
          </table:table-cell>
          <table:table-cell office:value-type="float" office:value="8.1199999999999992" table:style-name="ce135">
            <text:p><text:s text:c="3"/>8.12</text:p>
          </table:table-cell>
          <table:table-cell office:value-type="float" office:value="5660" table:style-name="ce134">
            <text:p>5,660</text:p>
          </table:table-cell>
          <table:table-cell office:value-type="float" office:value="3339" table:style-name="ce134">
            <text:p>3,339</text:p>
          </table:table-cell>
          <table:table-cell office:value-type="float" office:value="2321" table:style-name="ce134">
            <text:p>2,321</text:p>
          </table:table-cell>
          <table:table-cell office:value-type="float" office:value="9.43" table:style-name="ce135">
            <text:p><text:s text:c="3"/>9.43</text:p>
          </table:table-cell>
          <table:table-cell office:value-type="float" office:value="-785" table:style-name="ce143">
            <text:p>－ 785</text:p>
          </table:table-cell>
          <table:table-cell office:value-type="float" office:value="-1.31" table:style-name="ce144">
            <text:p>－ <text:s/>1.31</text:p>
          </table:table-cell>
          <table:table-cell office:value-type="float" office:value="3994" table:style-name="ce137">
            <text:p><text:s text:c="3"/>3,994</text:p>
          </table:table-cell>
          <table:table-cell office:value-type="float" office:value="3923" table:style-name="ce137">
            <text:p><text:s text:c="3"/>3,923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6.65" table:style-name="ce138">
            <text:p><text:s text:c="3"/>6.65</text:p>
          </table:table-cell>
          <table:table-cell office:value-type="float" office:value="1257" table:style-name="ce139">
            <text:p><text:s text:c="4"/>1,257</text:p>
          </table:table-cell>
          <table:table-cell office:value-type="float" office:value="1251" table:style-name="ce139">
            <text:p><text:s text:c="4"/>1,251</text:p>
          </table:table-cell>
          <table:table-cell office:value-type="float" office:value="6" table:style-name="ce173">
            <text:p>6<text:s/></text:p>
          </table:table-cell>
          <table:table-cell office:value-type="float" office:value="1" table:style-name="ce173">
            <text:p>1<text:s/></text:p>
          </table:table-cell>
          <table:table-cell office:value-type="float" office:value="5" table:style-name="ce173">
            <text:p>5<text:s/></text:p>
          </table:table-cell>
          <table:table-cell office:value-type="float" office:value="2.09" table:style-name="ce138">
            <text:p><text:s text:c="3"/>2.09</text:p>
          </table:table-cell>
          <table:table-cell office:value-type="float" office:value="15413" table:style-name="ce134">
            <text:p>15,413</text:p>
          </table:table-cell>
          <table:table-cell office:value-type="float" office:value="15351" table:style-name="ce134">
            <text:p>15,351</text:p>
          </table:table-cell>
          <table:table-cell office:value-type="float" office:value="341908" table:style-name="ce134">
            <text:p>341,908</text:p>
          </table:table-cell>
          <table:table-cell table:style-name="ce72"/>
          <table:table-cell table:number-columns-repeated="16353"/>
        </table:table-row>
        <table:table-row table:style-name="ro32">
          <table:table-cell office:value-type="string" table:style-name="ce145">
            <text:p>宜 蘭 縣</text:p>
          </table:table-cell>
          <table:table-cell office:value-type="float" office:value="170833" table:style-name="ce146">
            <text:p><text:s text:c="3"/>170,833</text:p>
          </table:table-cell>
          <table:table-cell office:value-type="float" office:value="454178" table:style-name="ce146">
            <text:p><text:s text:c="3"/>454,178</text:p>
          </table:table-cell>
          <table:table-cell office:value-type="float" office:value="229222" table:style-name="ce146">
            <text:p><text:s text:c="3"/>229,222</text:p>
          </table:table-cell>
          <table:table-cell office:value-type="float" office:value="224956" table:style-name="ce146">
            <text:p><text:s text:c="3"/>224,956</text:p>
          </table:table-cell>
          <table:table-cell office:value-type="float" office:value="302" table:style-name="ce147">
            <text:p>302</text:p>
          </table:table-cell>
          <table:table-cell office:value-type="float" office:value="155" table:style-name="ce147">
            <text:p>155</text:p>
          </table:table-cell>
          <table:table-cell office:value-type="float" office:value="147" table:style-name="ce147">
            <text:p>147</text:p>
          </table:table-cell>
          <table:table-cell office:value-type="float" office:value="7.83" table:style-name="ce148">
            <text:p><text:s text:c="3"/>7.83</text:p>
          </table:table-cell>
          <table:table-cell office:value-type="float" office:value="365" table:style-name="ce146">
            <text:p><text:s text:c="3"/>365</text:p>
          </table:table-cell>
          <table:table-cell office:value-type="float" office:value="214" table:style-name="ce147">
            <text:p>214</text:p>
          </table:table-cell>
          <table:table-cell office:value-type="float" office:value="151" table:style-name="ce147">
            <text:p>151</text:p>
          </table:table-cell>
          <table:table-cell office:value-type="float" office:value="9.4600000000000009" table:style-name="ce148">
            <text:p><text:s text:c="3"/>9.46</text:p>
          </table:table-cell>
          <table:table-cell office:value-type="float" office:value="-63" table:style-name="ce149">
            <text:p>－ <text:s text:c="4"/>63</text:p>
          </table:table-cell>
          <table:table-cell office:value-type="float" office:value="-1.63" table:style-name="ce150">
            <text:p>－ <text:s text:c="2"/>1.63</text:p>
          </table:table-cell>
          <table:table-cell office:value-type="float" office:value="264" table:style-name="ce151">
            <text:p><text:s text:c="3"/>264</text:p>
          </table:table-cell>
          <table:table-cell office:value-type="float" office:value="258" table:style-name="ce151">
            <text:p><text:s text:c="3"/>258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.84" table:style-name="ce152">
            <text:p><text:s text:c="3"/>6.84</text:p>
          </table:table-cell>
          <table:table-cell office:value-type="float" office:value="77" table:style-name="ce153">
            <text:p><text:s text:c="4"/>77</text:p>
          </table:table-cell>
          <table:table-cell office:value-type="float" office:value="77" table:style-name="ce153">
            <text:p><text:s text:c="4"/>77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2">
            <text:p><text:s text:c="3"/>2.00</text:p>
          </table:table-cell>
          <table:table-cell office:value-type="float" office:value="1149" table:style-name="ce147">
            <text:p>1,149</text:p>
          </table:table-cell>
          <table:table-cell office:value-type="float" office:value="1134" table:style-name="ce147">
            <text:p>1,134</text:p>
          </table:table-cell>
          <table:table-cell office:value-type="float" office:value="17424" table:style-name="ce154">
            <text:p><text:s text:c="3"/>17,424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新 竹 縣</text:p>
          </table:table-cell>
          <table:table-cell office:value-type="float" office:value="200453" table:style-name="ce146">
            <text:p><text:s text:c="3"/>200,453</text:p>
          </table:table-cell>
          <table:table-cell office:value-type="float" office:value="563933" table:style-name="ce146">
            <text:p><text:s text:c="3"/>563,933</text:p>
          </table:table-cell>
          <table:table-cell office:value-type="float" office:value="287837" table:style-name="ce146">
            <text:p><text:s text:c="3"/>287,837</text:p>
          </table:table-cell>
          <table:table-cell office:value-type="float" office:value="276096" table:style-name="ce146">
            <text:p><text:s text:c="3"/>276,096</text:p>
          </table:table-cell>
          <table:table-cell office:value-type="float" office:value="431" table:style-name="ce146">
            <text:p><text:s text:c="3"/>431</text:p>
          </table:table-cell>
          <table:table-cell office:value-type="float" office:value="222" table:style-name="ce147">
            <text:p>222</text:p>
          </table:table-cell>
          <table:table-cell office:value-type="float" office:value="209" table:style-name="ce147">
            <text:p>209</text:p>
          </table:table-cell>
          <table:table-cell office:value-type="float" office:value="9" table:style-name="ce148">
            <text:p><text:s text:c="3"/>9.00</text:p>
          </table:table-cell>
          <table:table-cell office:value-type="float" office:value="344" table:style-name="ce146">
            <text:p><text:s text:c="3"/>344</text:p>
          </table:table-cell>
          <table:table-cell office:value-type="float" office:value="195" table:style-name="ce147">
            <text:p>195</text:p>
          </table:table-cell>
          <table:table-cell office:value-type="float" office:value="149" table:style-name="ce147">
            <text:p>149</text:p>
          </table:table-cell>
          <table:table-cell office:value-type="float" office:value="7.19" table:style-name="ce148">
            <text:p><text:s text:c="3"/>7.19</text:p>
          </table:table-cell>
          <table:table-cell office:value-type="float" office:value="87" table:style-name="ce149">
            <text:p><text:s text:c="3"/>87</text:p>
          </table:table-cell>
          <table:table-cell office:value-type="float" office:value="1.82" table:style-name="ce150">
            <text:p><text:s text:c="4"/>1.82</text:p>
          </table:table-cell>
          <table:table-cell office:value-type="float" office:value="361" table:style-name="ce151">
            <text:p><text:s text:c="3"/>361</text:p>
          </table:table-cell>
          <table:table-cell office:value-type="float" office:value="350" table:style-name="ce151">
            <text:p><text:s text:c="3"/>350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7.54" table:style-name="ce152">
            <text:p><text:s text:c="3"/>7.54</text:p>
          </table:table-cell>
          <table:table-cell office:value-type="float" office:value="107" table:style-name="ce153">
            <text:p><text:s text:c="4"/>107</text:p>
          </table:table-cell>
          <table:table-cell office:value-type="float" office:value="106" table:style-name="ce153">
            <text:p><text:s text:c="4"/>106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.2400000000000002" table:style-name="ce152">
            <text:p><text:s text:c="3"/>2.24</text:p>
          </table:table-cell>
          <table:table-cell office:value-type="float" office:value="1637" table:style-name="ce147">
            <text:p>1,637</text:p>
          </table:table-cell>
          <table:table-cell office:value-type="float" office:value="1159" table:style-name="ce147">
            <text:p>1,159</text:p>
          </table:table-cell>
          <table:table-cell office:value-type="float" office:value="21851" table:style-name="ce154">
            <text:p><text:s text:c="3"/>21,851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苗 栗 縣</text:p>
          </table:table-cell>
          <table:table-cell office:value-type="float" office:value="191162" table:style-name="ce146">
            <text:p><text:s text:c="3"/>191,162</text:p>
          </table:table-cell>
          <table:table-cell office:value-type="float" office:value="545459" table:style-name="ce146">
            <text:p><text:s text:c="3"/>545,459</text:p>
          </table:table-cell>
          <table:table-cell office:value-type="float" office:value="281290" table:style-name="ce146">
            <text:p><text:s text:c="3"/>281,290</text:p>
          </table:table-cell>
          <table:table-cell office:value-type="float" office:value="264169" table:style-name="ce146">
            <text:p><text:s text:c="3"/>264,169</text:p>
          </table:table-cell>
          <table:table-cell office:value-type="float" office:value="268" table:style-name="ce146">
            <text:p><text:s text:c="3"/>268</text:p>
          </table:table-cell>
          <table:table-cell office:value-type="float" office:value="144" table:style-name="ce147">
            <text:p>144</text:p>
          </table:table-cell>
          <table:table-cell office:value-type="float" office:value="124" table:style-name="ce147">
            <text:p>124</text:p>
          </table:table-cell>
          <table:table-cell office:value-type="float" office:value="5.78" table:style-name="ce148">
            <text:p><text:s text:c="3"/>5.78</text:p>
          </table:table-cell>
          <table:table-cell office:value-type="float" office:value="449" table:style-name="ce146">
            <text:p><text:s text:c="3"/>449</text:p>
          </table:table-cell>
          <table:table-cell office:value-type="float" office:value="280" table:style-name="ce147">
            <text:p>280</text:p>
          </table:table-cell>
          <table:table-cell office:value-type="float" office:value="169" table:style-name="ce147">
            <text:p>169</text:p>
          </table:table-cell>
          <table:table-cell office:value-type="float" office:value="9.69" table:style-name="ce148">
            <text:p><text:s text:c="3"/>9.69</text:p>
          </table:table-cell>
          <table:table-cell office:value-type="float" office:value="-181" table:style-name="ce151">
            <text:p>－ <text:s text:c="2"/>181</text:p>
          </table:table-cell>
          <table:table-cell office:value-type="float" office:value="-3.91" table:style-name="ce150">
            <text:p>－ <text:s text:c="2"/>3.91</text:p>
          </table:table-cell>
          <table:table-cell office:value-type="float" office:value="305" table:style-name="ce151">
            <text:p><text:s text:c="3"/>305</text:p>
          </table:table-cell>
          <table:table-cell office:value-type="float" office:value="296" table:style-name="ce151">
            <text:p><text:s text:c="3"/>296</text:p>
          </table:table-cell>
          <table:table-cell office:value-type="float" office:value="9" table:style-name="ce137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.58" table:style-name="ce152">
            <text:p><text:s text:c="3"/>6.58</text:p>
          </table:table-cell>
          <table:table-cell office:value-type="float" office:value="94" table:style-name="ce153">
            <text:p><text:s text:c="4"/>94</text:p>
          </table:table-cell>
          <table:table-cell office:value-type="float" office:value="94" table:style-name="ce153">
            <text:p><text:s text:c="4"/>9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0299999999999998" table:style-name="ce152">
            <text:p><text:s text:c="3"/>2.03</text:p>
          </table:table-cell>
          <table:table-cell office:value-type="float" office:value="1038" table:style-name="ce147">
            <text:p>1,038</text:p>
          </table:table-cell>
          <table:table-cell office:value-type="float" office:value="1043" table:style-name="ce147">
            <text:p>1,043</text:p>
          </table:table-cell>
          <table:table-cell office:value-type="float" office:value="11410" table:style-name="ce154">
            <text:p><text:s text:c="3"/>11,410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彰 化 縣</text:p>
          </table:table-cell>
          <table:table-cell office:value-type="float" office:value="392844" table:style-name="ce146">
            <text:p><text:s text:c="3"/>392,844</text:p>
          </table:table-cell>
          <table:table-cell office:value-type="float" office:value="1272802" table:style-name="ce146">
            <text:p><text:s text:c="3"/>1,272,802</text:p>
          </table:table-cell>
          <table:table-cell office:value-type="float" office:value="647449" table:style-name="ce146">
            <text:p><text:s text:c="3"/>647,449</text:p>
          </table:table-cell>
          <table:table-cell office:value-type="float" office:value="625353" table:style-name="ce146">
            <text:p><text:s text:c="3"/>625,353</text:p>
          </table:table-cell>
          <table:table-cell office:value-type="float" office:value="1214" table:style-name="ce146">
            <text:p><text:s text:c="3"/>1,214</text:p>
          </table:table-cell>
          <table:table-cell office:value-type="float" office:value="628" table:style-name="ce147">
            <text:p>628</text:p>
          </table:table-cell>
          <table:table-cell office:value-type="float" office:value="586" table:style-name="ce147">
            <text:p>586</text:p>
          </table:table-cell>
          <table:table-cell office:value-type="float" office:value="11.23" table:style-name="ce148">
            <text:p><text:s text:c="3"/>11.23</text:p>
          </table:table-cell>
          <table:table-cell office:value-type="float" office:value="951" table:style-name="ce146">
            <text:p><text:s text:c="3"/>951</text:p>
          </table:table-cell>
          <table:table-cell office:value-type="float" office:value="542" table:style-name="ce147">
            <text:p>542</text:p>
          </table:table-cell>
          <table:table-cell office:value-type="float" office:value="409" table:style-name="ce147">
            <text:p>409</text:p>
          </table:table-cell>
          <table:table-cell office:value-type="float" office:value="8.8000000000000007" table:style-name="ce148">
            <text:p><text:s text:c="3"/>8.80</text:p>
          </table:table-cell>
          <table:table-cell office:value-type="float" office:value="263" table:style-name="ce155">
            <text:p><text:s text:c="3"/>263</text:p>
          </table:table-cell>
          <table:table-cell office:value-type="float" office:value="2.4300000000000002" table:style-name="ce150">
            <text:p><text:s text:c="4"/>2.43</text:p>
          </table:table-cell>
          <table:table-cell office:value-type="float" office:value="728" table:style-name="ce151">
            <text:p><text:s text:c="3"/>728</text:p>
          </table:table-cell>
          <table:table-cell office:value-type="float" office:value="726" table:style-name="ce151">
            <text:p><text:s text:c="3"/>726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.73" table:style-name="ce152">
            <text:p><text:s text:c="3"/>6.73</text:p>
          </table:table-cell>
          <table:table-cell office:value-type="float" office:value="197" table:style-name="ce153">
            <text:p><text:s text:c="4"/>197</text:p>
          </table:table-cell>
          <table:table-cell office:value-type="float" office:value="197" table:style-name="ce153">
            <text:p><text:s text:c="4"/>197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82" table:style-name="ce152">
            <text:p><text:s text:c="3"/>1.82</text:p>
          </table:table-cell>
          <table:table-cell office:value-type="float" office:value="2236" table:style-name="ce147">
            <text:p>2,236</text:p>
          </table:table-cell>
          <table:table-cell office:value-type="float" office:value="2486" table:style-name="ce147">
            <text:p>2,486</text:p>
          </table:table-cell>
          <table:table-cell office:value-type="float" office:value="5941" table:style-name="ce154">
            <text:p><text:s text:c="3"/>5,941</text:p>
          </table:table-cell>
          <table:table-cell table:style-name="ce72"/>
          <table:table-cell table:number-columns-repeated="16353"/>
        </table:table-row>
        <table:table-row table:style-name="ro33">
          <table:table-cell office:value-type="string" table:style-name="ce145">
            <text:p>南 投 縣</text:p>
          </table:table-cell>
          <table:table-cell office:value-type="float" office:value="179030" table:style-name="ce146">
            <text:p><text:s text:c="3"/>179,030</text:p>
          </table:table-cell>
          <table:table-cell office:value-type="float" office:value="494112" table:style-name="ce146">
            <text:p><text:s text:c="3"/>494,112</text:p>
          </table:table-cell>
          <table:table-cell office:value-type="float" office:value="252705" table:style-name="ce146">
            <text:p><text:s text:c="3"/>252,705</text:p>
          </table:table-cell>
          <table:table-cell office:value-type="float" office:value="241407" table:style-name="ce146">
            <text:p><text:s text:c="3"/>241,407</text:p>
          </table:table-cell>
          <table:table-cell office:value-type="float" office:value="301" table:style-name="ce146">
            <text:p><text:s text:c="3"/>301</text:p>
          </table:table-cell>
          <table:table-cell office:value-type="float" office:value="155" table:style-name="ce147">
            <text:p>155</text:p>
          </table:table-cell>
          <table:table-cell office:value-type="float" office:value="146" table:style-name="ce147">
            <text:p>146</text:p>
          </table:table-cell>
          <table:table-cell office:value-type="float" office:value="7.17" table:style-name="ce148">
            <text:p><text:s text:c="3"/>7.17</text:p>
          </table:table-cell>
          <table:table-cell office:value-type="float" office:value="432" table:style-name="ce146">
            <text:p><text:s text:c="3"/>432</text:p>
          </table:table-cell>
          <table:table-cell office:value-type="float" office:value="259" table:style-name="ce147">
            <text:p>259</text:p>
          </table:table-cell>
          <table:table-cell office:value-type="float" office:value="173" table:style-name="ce147">
            <text:p>173</text:p>
          </table:table-cell>
          <table:table-cell office:value-type="float" office:value="10.29" table:style-name="ce148">
            <text:p><text:s text:c="3"/>10.29</text:p>
          </table:table-cell>
          <table:table-cell office:value-type="float" office:value="-131" table:style-name="ce151">
            <text:p>－ <text:s text:c="2"/>131</text:p>
          </table:table-cell>
          <table:table-cell office:value-type="float" office:value="-3.12" table:style-name="ce150">
            <text:p>－ <text:s text:c="2"/>3.12</text:p>
          </table:table-cell>
          <table:table-cell office:value-type="float" office:value="257" table:style-name="ce151">
            <text:p><text:s text:c="3"/>257</text:p>
          </table:table-cell>
          <table:table-cell office:value-type="float" office:value="254" table:style-name="ce151">
            <text:p><text:s text:c="3"/>254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.12" table:style-name="ce152">
            <text:p><text:s text:c="3"/>6.12</text:p>
          </table:table-cell>
          <table:table-cell office:value-type="float" office:value="90" table:style-name="ce153">
            <text:p><text:s text:c="4"/>90</text:p>
          </table:table-cell>
          <table:table-cell office:value-type="float" office:value="89" table:style-name="ce153">
            <text:p><text:s text:c="4"/>89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.14" table:style-name="ce152">
            <text:p><text:s text:c="3"/>2.14</text:p>
          </table:table-cell>
          <table:table-cell office:value-type="float" office:value="844" table:style-name="ce147">
            <text:p>844</text:p>
          </table:table-cell>
          <table:table-cell office:value-type="float" office:value="953" table:style-name="ce147">
            <text:p>953</text:p>
          </table:table-cell>
          <table:table-cell office:value-type="float" office:value="29284" table:style-name="ce154">
            <text:p><text:s text:c="3"/>29,284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雲 林 縣</text:p>
          </table:table-cell>
          <table:table-cell office:value-type="float" office:value="242024" table:style-name="ce146">
            <text:p><text:s text:c="3"/>242,024</text:p>
          </table:table-cell>
          <table:table-cell office:value-type="float" office:value="681306" table:style-name="ce146">
            <text:p><text:s text:c="3"/>681,306</text:p>
          </table:table-cell>
          <table:table-cell office:value-type="float" office:value="352821" table:style-name="ce146">
            <text:p><text:s text:c="3"/>352,821</text:p>
          </table:table-cell>
          <table:table-cell office:value-type="float" office:value="328485" table:style-name="ce146">
            <text:p><text:s text:c="3"/>328,485</text:p>
          </table:table-cell>
          <table:table-cell office:value-type="float" office:value="410" table:style-name="ce146">
            <text:p><text:s text:c="3"/>410</text:p>
          </table:table-cell>
          <table:table-cell office:value-type="float" office:value="212" table:style-name="ce147">
            <text:p>212</text:p>
          </table:table-cell>
          <table:table-cell office:value-type="float" office:value="198" table:style-name="ce147">
            <text:p>198</text:p>
          </table:table-cell>
          <table:table-cell office:value-type="float" office:value="7.08" table:style-name="ce148">
            <text:p><text:s text:c="3"/>7.08</text:p>
          </table:table-cell>
          <table:table-cell office:value-type="float" office:value="642" table:style-name="ce146">
            <text:p><text:s text:c="3"/>642</text:p>
          </table:table-cell>
          <table:table-cell office:value-type="float" office:value="367" table:style-name="ce147">
            <text:p>367</text:p>
          </table:table-cell>
          <table:table-cell office:value-type="float" office:value="275" table:style-name="ce147">
            <text:p>275</text:p>
          </table:table-cell>
          <table:table-cell office:value-type="float" office:value="11.09" table:style-name="ce148">
            <text:p><text:s text:c="3"/>11.09</text:p>
          </table:table-cell>
          <table:table-cell office:value-type="float" office:value="-232" table:style-name="ce151">
            <text:p>－ <text:s text:c="2"/>232</text:p>
          </table:table-cell>
          <table:table-cell office:value-type="float" office:value="-4.01" table:style-name="ce150">
            <text:p>－ <text:s text:c="2"/>4.01</text:p>
          </table:table-cell>
          <table:table-cell office:value-type="float" office:value="357" table:style-name="ce151">
            <text:p><text:s text:c="3"/>357</text:p>
          </table:table-cell>
          <table:table-cell office:value-type="float" office:value="355" table:style-name="ce151">
            <text:p><text:s text:c="3"/>355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.17" table:style-name="ce152">
            <text:p><text:s text:c="3"/>6.17</text:p>
          </table:table-cell>
          <table:table-cell office:value-type="float" office:value="100" table:style-name="ce153">
            <text:p><text:s text:c="4"/>100</text:p>
          </table:table-cell>
          <table:table-cell office:value-type="float" office:value="100" table:style-name="ce153">
            <text:p><text:s text:c="4"/>100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73" table:style-name="ce152">
            <text:p><text:s text:c="3"/>1.73</text:p>
          </table:table-cell>
          <table:table-cell office:value-type="float" office:value="1205" table:style-name="ce147">
            <text:p>1,205</text:p>
          </table:table-cell>
          <table:table-cell office:value-type="float" office:value="1251" table:style-name="ce147">
            <text:p>1,251</text:p>
          </table:table-cell>
          <table:table-cell office:value-type="float" office:value="2573" table:style-name="ce154">
            <text:p><text:s text:c="3"/>2,573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嘉 義 縣</text:p>
          </table:table-cell>
          <table:table-cell office:value-type="float" office:value="183651" table:style-name="ce146">
            <text:p><text:s text:c="3"/>183,651</text:p>
          </table:table-cell>
          <table:table-cell office:value-type="float" office:value="503113" table:style-name="ce146">
            <text:p><text:s text:c="3"/>503,113</text:p>
          </table:table-cell>
          <table:table-cell office:value-type="float" office:value="261238" table:style-name="ce146">
            <text:p><text:s text:c="3"/>261,238</text:p>
          </table:table-cell>
          <table:table-cell office:value-type="float" office:value="241875" table:style-name="ce146">
            <text:p><text:s text:c="3"/>241,875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54" table:style-name="ce147">
            <text:p>154</text:p>
          </table:table-cell>
          <table:table-cell office:value-type="float" office:value="142" table:style-name="ce147">
            <text:p>142</text:p>
          </table:table-cell>
          <table:table-cell office:value-type="float" office:value="6.93" table:style-name="ce148">
            <text:p><text:s text:c="3"/>6.93</text:p>
          </table:table-cell>
          <table:table-cell office:value-type="float" office:value="478" table:style-name="ce146">
            <text:p><text:s text:c="3"/>478</text:p>
          </table:table-cell>
          <table:table-cell office:value-type="float" office:value="277" table:style-name="ce147">
            <text:p>277</text:p>
          </table:table-cell>
          <table:table-cell office:value-type="float" office:value="201" table:style-name="ce147">
            <text:p>201</text:p>
          </table:table-cell>
          <table:table-cell office:value-type="float" office:value="11.18" table:style-name="ce148">
            <text:p><text:s text:c="3"/>11.18</text:p>
          </table:table-cell>
          <table:table-cell office:value-type="float" office:value="-182" table:style-name="ce151">
            <text:p>－ <text:s text:c="2"/>182</text:p>
          </table:table-cell>
          <table:table-cell office:value-type="float" office:value="-4.26" table:style-name="ce150">
            <text:p>－ <text:s text:c="2"/>4.26</text:p>
          </table:table-cell>
          <table:table-cell office:value-type="float" office:value="240" table:style-name="ce151">
            <text:p><text:s text:c="3"/>240</text:p>
          </table:table-cell>
          <table:table-cell office:value-type="float" office:value="238" table:style-name="ce151">
            <text:p><text:s text:c="3"/>238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.62" table:style-name="ce152">
            <text:p><text:s text:c="3"/>5.62</text:p>
          </table:table-cell>
          <table:table-cell office:value-type="float" office:value="89" table:style-name="ce153">
            <text:p><text:s text:c="4"/>89</text:p>
          </table:table-cell>
          <table:table-cell office:value-type="float" office:value="87" table:style-name="ce153">
            <text:p><text:s text:c="4"/>87</text:p>
          </table:table-cell>
          <table:table-cell office:value-type="float" office:value="2" table:style-name="ce174">
            <text:p>2<text:s/></text:p>
          </table:table-cell>
          <table:table-cell office:value-type="float" office:value="1" table:style-name="ce174">
            <text:p>1<text:s/>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.08" table:style-name="ce152">
            <text:p><text:s text:c="3"/>2.08</text:p>
          </table:table-cell>
          <table:table-cell office:value-type="float" office:value="806" table:style-name="ce147">
            <text:p>806</text:p>
          </table:table-cell>
          <table:table-cell office:value-type="float" office:value="868" table:style-name="ce147">
            <text:p>868</text:p>
          </table:table-cell>
          <table:table-cell office:value-type="float" office:value="5899" table:style-name="ce154">
            <text:p><text:s text:c="3"/>5,899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屏 東 縣</text:p>
          </table:table-cell>
          <table:table-cell office:value-type="float" office:value="289861" table:style-name="ce146">
            <text:p><text:s text:c="3"/>289,861</text:p>
          </table:table-cell>
          <table:table-cell office:value-type="float" office:value="819184" table:style-name="ce146">
            <text:p><text:s text:c="3"/>819,184</text:p>
          </table:table-cell>
          <table:table-cell office:value-type="float" office:value="417815" table:style-name="ce146">
            <text:p><text:s text:c="3"/>417,815</text:p>
          </table:table-cell>
          <table:table-cell office:value-type="float" office:value="401369" table:style-name="ce146">
            <text:p><text:s text:c="3"/>401,369</text:p>
          </table:table-cell>
          <table:table-cell office:value-type="float" office:value="472" table:style-name="ce146">
            <text:p><text:s text:c="3"/>472</text:p>
          </table:table-cell>
          <table:table-cell office:value-type="float" office:value="264" table:style-name="ce147">
            <text:p>264</text:p>
          </table:table-cell>
          <table:table-cell office:value-type="float" office:value="208" table:style-name="ce147">
            <text:p>208</text:p>
          </table:table-cell>
          <table:table-cell office:value-type="float" office:value="6.78" table:style-name="ce148">
            <text:p><text:s text:c="3"/>6.78</text:p>
          </table:table-cell>
          <table:table-cell office:value-type="float" office:value="726" table:style-name="ce146">
            <text:p><text:s text:c="3"/>726</text:p>
          </table:table-cell>
          <table:table-cell office:value-type="float" office:value="430" table:style-name="ce147">
            <text:p>430</text:p>
          </table:table-cell>
          <table:table-cell office:value-type="float" office:value="296" table:style-name="ce147">
            <text:p>296</text:p>
          </table:table-cell>
          <table:table-cell office:value-type="float" office:value="10.43" table:style-name="ce148">
            <text:p><text:s text:c="3"/>10.43</text:p>
          </table:table-cell>
          <table:table-cell office:value-type="float" office:value="-254" table:style-name="ce151">
            <text:p>－ <text:s text:c="2"/>254</text:p>
          </table:table-cell>
          <table:table-cell office:value-type="float" office:value="-3.65" table:style-name="ce150">
            <text:p>－ <text:s text:c="2"/>3.65</text:p>
          </table:table-cell>
          <table:table-cell office:value-type="float" office:value="441" table:style-name="ce151">
            <text:p><text:s text:c="3"/>441</text:p>
          </table:table-cell>
          <table:table-cell office:value-type="float" office:value="430" table:style-name="ce151">
            <text:p><text:s text:c="3"/>430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0" table:style-name="ce151">
            <text:p>—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6.34" table:style-name="ce152">
            <text:p><text:s text:c="3"/>6.34</text:p>
          </table:table-cell>
          <table:table-cell office:value-type="float" office:value="151" table:style-name="ce153">
            <text:p><text:s text:c="4"/>151</text:p>
          </table:table-cell>
          <table:table-cell office:value-type="float" office:value="150" table:style-name="ce153">
            <text:p><text:s text:c="4"/>150</text:p>
          </table:table-cell>
          <table:table-cell office:value-type="float" office:value="1" table:style-name="ce174">
            <text:p>1<text:s/>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74">
            <text:p>1<text:s/></text:p>
          </table:table-cell>
          <table:table-cell office:value-type="float" office:value="2.17" table:style-name="ce152">
            <text:p><text:s text:c="3"/>2.17</text:p>
          </table:table-cell>
          <table:table-cell office:value-type="float" office:value="1649" table:style-name="ce147">
            <text:p>1,649</text:p>
          </table:table-cell>
          <table:table-cell office:value-type="float" office:value="1640" table:style-name="ce147">
            <text:p>1,640</text:p>
          </table:table-cell>
          <table:table-cell office:value-type="float" office:value="60087" table:style-name="ce154">
            <text:p><text:s text:c="3"/>60,087</text:p>
          </table:table-cell>
          <table:table-cell table:style-name="ce72"/>
          <table:table-cell table:number-columns-repeated="16353"/>
        </table:table-row>
        <table:table-row table:style-name="ro33">
          <table:table-cell office:value-type="string" table:style-name="ce145">
            <text:p>臺 東 縣</text:p>
          </table:table-cell>
          <table:table-cell office:value-type="float" office:value="83197" table:style-name="ce146">
            <text:p><text:s text:c="3"/>83,197</text:p>
          </table:table-cell>
          <table:table-cell office:value-type="float" office:value="216781" table:style-name="ce146">
            <text:p><text:s text:c="3"/>216,781</text:p>
          </table:table-cell>
          <table:table-cell office:value-type="float" office:value="111570" table:style-name="ce146">
            <text:p><text:s text:c="3"/>111,570</text:p>
          </table:table-cell>
          <table:table-cell office:value-type="float" office:value="105211" table:style-name="ce146">
            <text:p><text:s text:c="3"/>105,211</text:p>
          </table:table-cell>
          <table:table-cell office:value-type="float" office:value="143" table:style-name="ce146">
            <text:p><text:s text:c="3"/>143</text:p>
          </table:table-cell>
          <table:table-cell office:value-type="float" office:value="69" table:style-name="ce147">
            <text:p>69</text:p>
          </table:table-cell>
          <table:table-cell office:value-type="float" office:value="74" table:style-name="ce147">
            <text:p>74</text:p>
          </table:table-cell>
          <table:table-cell office:value-type="float" office:value="7.76" table:style-name="ce148">
            <text:p><text:s text:c="3"/>7.76</text:p>
          </table:table-cell>
          <table:table-cell office:value-type="float" office:value="203" table:style-name="ce146">
            <text:p><text:s text:c="3"/>203</text:p>
          </table:table-cell>
          <table:table-cell office:value-type="float" office:value="132" table:style-name="ce147">
            <text:p>132</text:p>
          </table:table-cell>
          <table:table-cell office:value-type="float" office:value="71" table:style-name="ce147">
            <text:p>71</text:p>
          </table:table-cell>
          <table:table-cell office:value-type="float" office:value="11.02" table:style-name="ce148">
            <text:p><text:s text:c="3"/>11.02</text:p>
          </table:table-cell>
          <table:table-cell office:value-type="float" office:value="-60" table:style-name="ce149">
            <text:p>－ <text:s text:c="4"/>60</text:p>
          </table:table-cell>
          <table:table-cell office:value-type="float" office:value="-3.26" table:style-name="ce150">
            <text:p>－ <text:s text:c="2"/>3.26</text:p>
          </table:table-cell>
          <table:table-cell office:value-type="float" office:value="128" table:style-name="ce151">
            <text:p><text:s text:c="3"/>128</text:p>
          </table:table-cell>
          <table:table-cell office:value-type="float" office:value="128" table:style-name="ce151">
            <text:p><text:s text:c="3"/>12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6.95" table:style-name="ce152">
            <text:p><text:s text:c="3"/>6.95</text:p>
          </table:table-cell>
          <table:table-cell office:value-type="float" office:value="42" table:style-name="ce153">
            <text:p><text:s text:c="4"/>42</text:p>
          </table:table-cell>
          <table:table-cell office:value-type="float" office:value="42" table:style-name="ce153">
            <text:p><text:s text:c="4"/>42</text:p>
          </table:table-cell>
          <table:table-cell office:value-type="float" office:value="0" table:style-name="ce174">
            <text:p>0<text:s/></text:p>
          </table:table-cell>
          <table:table-cell office:value-type="float" office:value="0" table:style-name="ce174">
            <text:p>0<text:s/></text:p>
          </table:table-cell>
          <table:table-cell office:value-type="float" office:value="0" table:style-name="ce151">
            <text:p>—</text:p>
          </table:table-cell>
          <table:table-cell office:value-type="float" office:value="2.2799999999999998" table:style-name="ce152">
            <text:p><text:s text:c="3"/>2.28</text:p>
          </table:table-cell>
          <table:table-cell office:value-type="float" office:value="422" table:style-name="ce147">
            <text:p>422</text:p>
          </table:table-cell>
          <table:table-cell office:value-type="float" office:value="547" table:style-name="ce147">
            <text:p>547</text:p>
          </table:table-cell>
          <table:table-cell office:value-type="float" office:value="78695" table:style-name="ce154">
            <text:p><text:s text:c="3"/>78,695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花 蓮 縣</text:p>
          </table:table-cell>
          <table:table-cell office:value-type="float" office:value="126729" table:style-name="ce146">
            <text:p><text:s text:c="3"/>126,729</text:p>
          </table:table-cell>
          <table:table-cell office:value-type="float" office:value="326247" table:style-name="ce146">
            <text:p><text:s text:c="3"/>326,247</text:p>
          </table:table-cell>
          <table:table-cell office:value-type="float" office:value="165073" table:style-name="ce146">
            <text:p><text:s text:c="3"/>165,073</text:p>
          </table:table-cell>
          <table:table-cell office:value-type="float" office:value="161174" table:style-name="ce146">
            <text:p><text:s text:c="3"/>161,174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111" table:style-name="ce147">
            <text:p>111</text:p>
          </table:table-cell>
          <table:table-cell office:value-type="float" office:value="104" table:style-name="ce147">
            <text:p>104</text:p>
          </table:table-cell>
          <table:table-cell office:value-type="float" office:value="7.76" table:style-name="ce148">
            <text:p><text:s text:c="3"/>7.76</text:p>
          </table:table-cell>
          <table:table-cell office:value-type="float" office:value="283" table:style-name="ce146">
            <text:p><text:s text:c="3"/>283</text:p>
          </table:table-cell>
          <table:table-cell office:value-type="float" office:value="189" table:style-name="ce147">
            <text:p>189</text:p>
          </table:table-cell>
          <table:table-cell office:value-type="float" office:value="94" table:style-name="ce147">
            <text:p>94</text:p>
          </table:table-cell>
          <table:table-cell office:value-type="float" office:value="10.210000000000001" table:style-name="ce148">
            <text:p><text:s text:c="3"/>10.21</text:p>
          </table:table-cell>
          <table:table-cell office:value-type="float" office:value="-68" table:style-name="ce149">
            <text:p>－ <text:s text:c="4"/>68</text:p>
          </table:table-cell>
          <table:table-cell office:value-type="float" office:value="-2.4500000000000002" table:style-name="ce150">
            <text:p>－ <text:s text:c="2"/>2.45</text:p>
          </table:table-cell>
          <table:table-cell office:value-type="float" office:value="214" table:style-name="ce151">
            <text:p><text:s text:c="3"/>214</text:p>
          </table:table-cell>
          <table:table-cell office:value-type="float" office:value="206" table:style-name="ce151">
            <text:p><text:s text:c="3"/>206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7.72" table:style-name="ce152">
            <text:p><text:s text:c="3"/>7.72</text:p>
          </table:table-cell>
          <table:table-cell office:value-type="float" office:value="80" table:style-name="ce153">
            <text:p><text:s text:c="4"/>80</text:p>
          </table:table-cell>
          <table:table-cell office:value-type="float" office:value="79" table:style-name="ce153">
            <text:p><text:s text:c="4"/>79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.89" table:style-name="ce152">
            <text:p><text:s text:c="3"/>2.89</text:p>
          </table:table-cell>
          <table:table-cell office:value-type="float" office:value="986" table:style-name="ce147">
            <text:p>986</text:p>
          </table:table-cell>
          <table:table-cell office:value-type="float" office:value="1040" table:style-name="ce147">
            <text:p>1,040</text:p>
          </table:table-cell>
          <table:table-cell office:value-type="float" office:value="93289" table:style-name="ce154">
            <text:p><text:s text:c="3"/>93,289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澎 湖 縣</text:p>
          </table:table-cell>
          <table:table-cell office:value-type="float" office:value="41526" table:style-name="ce146">
            <text:p><text:s text:c="3"/>41,526</text:p>
          </table:table-cell>
          <table:table-cell office:value-type="float" office:value="105207" table:style-name="ce146">
            <text:p><text:s text:c="3"/>105,207</text:p>
          </table:table-cell>
          <table:table-cell office:value-type="float" office:value="54283" table:style-name="ce146">
            <text:p><text:s text:c="3"/>54,283</text:p>
          </table:table-cell>
          <table:table-cell office:value-type="float" office:value="50924" table:style-name="ce146">
            <text:p><text:s text:c="3"/>50,924</text:p>
          </table:table-cell>
          <table:table-cell office:value-type="float" office:value="99" table:style-name="ce146">
            <text:p><text:s text:c="3"/>99</text:p>
          </table:table-cell>
          <table:table-cell office:value-type="float" office:value="49" table:style-name="ce147">
            <text:p>49</text:p>
          </table:table-cell>
          <table:table-cell office:value-type="float" office:value="50" table:style-name="ce147">
            <text:p>50</text:p>
          </table:table-cell>
          <table:table-cell office:value-type="float" office:value="11.08" table:style-name="ce148">
            <text:p><text:s text:c="3"/>11.08</text:p>
          </table:table-cell>
          <table:table-cell office:value-type="float" office:value="80" table:style-name="ce146">
            <text:p><text:s text:c="3"/>80</text:p>
          </table:table-cell>
          <table:table-cell office:value-type="float" office:value="40" table:style-name="ce147">
            <text:p>40</text:p>
          </table:table-cell>
          <table:table-cell office:value-type="float" office:value="40" table:style-name="ce147">
            <text:p>40</text:p>
          </table:table-cell>
          <table:table-cell office:value-type="float" office:value="8.9499999999999993" table:style-name="ce148">
            <text:p><text:s text:c="3"/>8.95</text:p>
          </table:table-cell>
          <table:table-cell office:value-type="float" office:value="19" table:style-name="ce156">
            <text:p><text:s text:c="3"/>19</text:p>
          </table:table-cell>
          <table:table-cell office:value-type="float" office:value="2.13" table:style-name="ce150">
            <text:p><text:s text:c="4"/>2.13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8.06" table:style-name="ce152">
            <text:p><text:s text:c="3"/>8.06</text:p>
          </table:table-cell>
          <table:table-cell office:value-type="float" office:value="28" table:style-name="ce153">
            <text:p><text:s text:c="4"/>28</text:p>
          </table:table-cell>
          <table:table-cell office:value-type="float" office:value="28" table:style-name="ce153">
            <text:p><text:s text:c="4"/>28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3.13" table:style-name="ce152">
            <text:p><text:s text:c="3"/>3.13</text:p>
          </table:table-cell>
          <table:table-cell office:value-type="float" office:value="305" table:style-name="ce147">
            <text:p>305</text:p>
          </table:table-cell>
          <table:table-cell office:value-type="float" office:value="353" table:style-name="ce147">
            <text:p>353</text:p>
          </table:table-cell>
          <table:table-cell office:value-type="float" office:value="608" table:style-name="ce154">
            <text:p><text:s text:c="3"/>608</text:p>
          </table:table-cell>
          <table:table-cell table:style-name="ce72"/>
          <table:table-cell table:number-columns-repeated="16353"/>
        </table:table-row>
        <table:table-row table:style-name="ro34">
          <table:table-cell office:value-type="string" table:style-name="ce145">
            <text:p>基 隆 市</text:p>
          </table:table-cell>
          <table:table-cell office:value-type="float" office:value="154552" table:style-name="ce146">
            <text:p><text:s text:c="3"/>154,552</text:p>
          </table:table-cell>
          <table:table-cell office:value-type="float" office:value="368893" table:style-name="ce146">
            <text:p><text:s text:c="3"/>368,893</text:p>
          </table:table-cell>
          <table:table-cell office:value-type="float" office:value="184139" table:style-name="ce146">
            <text:p><text:s text:c="3"/>184,139</text:p>
          </table:table-cell>
          <table:table-cell office:value-type="float" office:value="184754" table:style-name="ce146">
            <text:p><text:s text:c="3"/>184,754</text:p>
          </table:table-cell>
          <table:table-cell office:value-type="float" office:value="201" table:style-name="ce146">
            <text:p><text:s text:c="3"/>201</text:p>
          </table:table-cell>
          <table:table-cell office:value-type="float" office:value="109" table:style-name="ce147">
            <text:p>109</text:p>
          </table:table-cell>
          <table:table-cell office:value-type="float" office:value="92" table:style-name="ce147">
            <text:p>92</text:p>
          </table:table-cell>
          <table:table-cell office:value-type="float" office:value="6.42" table:style-name="ce148">
            <text:p><text:s text:c="3"/>6.42</text:p>
          </table:table-cell>
          <table:table-cell office:value-type="float" office:value="263" table:style-name="ce146">
            <text:p><text:s text:c="3"/>263</text:p>
          </table:table-cell>
          <table:table-cell office:value-type="float" office:value="150" table:style-name="ce147">
            <text:p>150</text:p>
          </table:table-cell>
          <table:table-cell office:value-type="float" office:value="113" table:style-name="ce147">
            <text:p>113</text:p>
          </table:table-cell>
          <table:table-cell office:value-type="float" office:value="8.39" table:style-name="ce148">
            <text:p><text:s text:c="3"/>8.39</text:p>
          </table:table-cell>
          <table:table-cell office:value-type="float" office:value="-62" table:style-name="ce149">
            <text:p>－ <text:s text:c="4"/>62</text:p>
          </table:table-cell>
          <table:table-cell office:value-type="float" office:value="-1.98" table:style-name="ce150">
            <text:p>－ <text:s text:c="2"/>1.98</text:p>
          </table:table-cell>
          <table:table-cell office:value-type="float" office:value="204" table:style-name="ce151">
            <text:p><text:s text:c="3"/>204</text:p>
          </table:table-cell>
          <table:table-cell office:value-type="float" office:value="200" table:style-name="ce151">
            <text:p><text:s text:c="3"/>200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.51" table:style-name="ce152">
            <text:p><text:s text:c="3"/>6.51</text:p>
          </table:table-cell>
          <table:table-cell office:value-type="float" office:value="75" table:style-name="ce153">
            <text:p><text:s text:c="4"/>75</text:p>
          </table:table-cell>
          <table:table-cell office:value-type="float" office:value="75" table:style-name="ce153">
            <text:p><text:s text:c="4"/>75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39" table:style-name="ce152">
            <text:p><text:s text:c="3"/>2.39</text:p>
          </table:table-cell>
          <table:table-cell office:value-type="float" office:value="1093" table:style-name="ce147">
            <text:p>1,093</text:p>
          </table:table-cell>
          <table:table-cell office:value-type="float" office:value="1043" table:style-name="ce147">
            <text:p>1,043</text:p>
          </table:table-cell>
          <table:table-cell office:value-type="float" office:value="9435" table:style-name="ce154">
            <text:p><text:s text:c="3"/>9,435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新 竹 市</text:p>
          </table:table-cell>
          <table:table-cell office:value-type="float" office:value="168093" table:style-name="ce146">
            <text:p><text:s text:c="3"/>168,093</text:p>
          </table:table-cell>
          <table:table-cell office:value-type="float" office:value="448803" table:style-name="ce146">
            <text:p><text:s text:c="3"/>448,803</text:p>
          </table:table-cell>
          <table:table-cell office:value-type="float" office:value="221265" table:style-name="ce146">
            <text:p><text:s text:c="3"/>221,265</text:p>
          </table:table-cell>
          <table:table-cell office:value-type="float" office:value="227538" table:style-name="ce146">
            <text:p><text:s text:c="3"/>227,538</text:p>
          </table:table-cell>
          <table:table-cell office:value-type="float" office:value="371" table:style-name="ce146">
            <text:p><text:s text:c="3"/>371</text:p>
          </table:table-cell>
          <table:table-cell office:value-type="float" office:value="202" table:style-name="ce147">
            <text:p>202</text:p>
          </table:table-cell>
          <table:table-cell office:value-type="float" office:value="169" table:style-name="ce147">
            <text:p>169</text:p>
          </table:table-cell>
          <table:table-cell office:value-type="float" office:value="9.74" table:style-name="ce148">
            <text:p><text:s text:c="3"/>9.74</text:p>
          </table:table-cell>
          <table:table-cell office:value-type="float" office:value="247" table:style-name="ce146">
            <text:p><text:s text:c="3"/>247</text:p>
          </table:table-cell>
          <table:table-cell office:value-type="float" office:value="149" table:style-name="ce147">
            <text:p>149</text:p>
          </table:table-cell>
          <table:table-cell office:value-type="float" office:value="98" table:style-name="ce147">
            <text:p>98</text:p>
          </table:table-cell>
          <table:table-cell office:value-type="float" office:value="6.48" table:style-name="ce148">
            <text:p><text:s text:c="3"/>6.48</text:p>
          </table:table-cell>
          <table:table-cell office:value-type="float" office:value="124" table:style-name="ce157">
            <text:p><text:s text:c="3"/>124</text:p>
          </table:table-cell>
          <table:table-cell office:value-type="float" office:value="3.25" table:style-name="ce150">
            <text:p><text:s text:c="4"/>3.25</text:p>
          </table:table-cell>
          <table:table-cell office:value-type="float" office:value="315" table:style-name="ce151">
            <text:p><text:s text:c="3"/>315</text:p>
          </table:table-cell>
          <table:table-cell office:value-type="float" office:value="304" table:style-name="ce151">
            <text:p><text:s text:c="3"/>304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8.27" table:style-name="ce152">
            <text:p><text:s text:c="3"/>8.27</text:p>
          </table:table-cell>
          <table:table-cell office:value-type="float" office:value="73" table:style-name="ce153">
            <text:p><text:s text:c="4"/>73</text:p>
          </table:table-cell>
          <table:table-cell office:value-type="float" office:value="73" table:style-name="ce153">
            <text:p><text:s text:c="4"/>73</text:p>
          </table:table-cell>
          <table:table-cell office:value-type="float" office:value="0" table:style-name="ce174">
            <text:p>0<text:s/></text:p>
          </table:table-cell>
          <table:table-cell office:value-type="float" office:value="0" table:style-name="ce174">
            <text:p>0<text:s/></text:p>
          </table:table-cell>
          <table:table-cell office:value-type="float" office:value="0" table:style-name="ce151">
            <text:p>—</text:p>
          </table:table-cell>
          <table:table-cell office:value-type="float" office:value="1.92" table:style-name="ce152">
            <text:p><text:s text:c="3"/>1.92</text:p>
          </table:table-cell>
          <table:table-cell office:value-type="float" office:value="1440" table:style-name="ce147">
            <text:p>1,440</text:p>
          </table:table-cell>
          <table:table-cell office:value-type="float" office:value="1233" table:style-name="ce147">
            <text:p>1,233</text:p>
          </table:table-cell>
          <table:table-cell office:value-type="float" office:value="4289" table:style-name="ce154">
            <text:p><text:s text:c="3"/>4,289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嘉 義 市</text:p>
          </table:table-cell>
          <table:table-cell office:value-type="float" office:value="100625" table:style-name="ce146">
            <text:p><text:s text:c="3"/>100,625</text:p>
          </table:table-cell>
          <table:table-cell office:value-type="float" office:value="267690" table:style-name="ce146">
            <text:p><text:s text:c="3"/>267,690</text:p>
          </table:table-cell>
          <table:table-cell office:value-type="float" office:value="129794" table:style-name="ce146">
            <text:p><text:s text:c="3"/>129,794</text:p>
          </table:table-cell>
          <table:table-cell office:value-type="float" office:value="137896" table:style-name="ce146">
            <text:p><text:s text:c="3"/>137,896</text:p>
          </table:table-cell>
          <table:table-cell office:value-type="float" office:value="152" table:style-name="ce146">
            <text:p><text:s text:c="3"/>152</text:p>
          </table:table-cell>
          <table:table-cell office:value-type="float" office:value="72" table:style-name="ce147">
            <text:p>72</text:p>
          </table:table-cell>
          <table:table-cell office:value-type="float" office:value="80" table:style-name="ce147">
            <text:p>80</text:p>
          </table:table-cell>
          <table:table-cell office:value-type="float" office:value="6.69" table:style-name="ce148">
            <text:p><text:s text:c="3"/>6.69</text:p>
          </table:table-cell>
          <table:table-cell office:value-type="float" office:value="197" table:style-name="ce146">
            <text:p><text:s text:c="3"/>197</text:p>
          </table:table-cell>
          <table:table-cell office:value-type="float" office:value="115" table:style-name="ce147">
            <text:p>115</text:p>
          </table:table-cell>
          <table:table-cell office:value-type="float" office:value="82" table:style-name="ce147">
            <text:p>82</text:p>
          </table:table-cell>
          <table:table-cell office:value-type="float" office:value="8.66" table:style-name="ce148">
            <text:p><text:s text:c="3"/>8.66</text:p>
          </table:table-cell>
          <table:table-cell office:value-type="float" office:value="-45" table:style-name="ce149">
            <text:p>－ <text:s text:c="4"/>45</text:p>
          </table:table-cell>
          <table:table-cell office:value-type="float" office:value="-1.98" table:style-name="ce150">
            <text:p>－ <text:s text:c="2"/>1.98</text:p>
          </table:table-cell>
          <table:table-cell office:value-type="float" office:value="108" table:style-name="ce151">
            <text:p><text:s text:c="3"/>108</text:p>
          </table:table-cell>
          <table:table-cell office:value-type="float" office:value="106" table:style-name="ce151">
            <text:p><text:s text:c="3"/>106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4.75" table:style-name="ce152">
            <text:p><text:s text:c="3"/>4.75</text:p>
          </table:table-cell>
          <table:table-cell office:value-type="float" office:value="54" table:style-name="ce153">
            <text:p><text:s text:c="4"/>54</text:p>
          </table:table-cell>
          <table:table-cell office:value-type="float" office:value="54" table:style-name="ce153">
            <text:p><text:s text:c="4"/>5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37" table:style-name="ce152">
            <text:p><text:s text:c="3"/>2.37</text:p>
          </table:table-cell>
          <table:table-cell office:value-type="float" office:value="603" table:style-name="ce147">
            <text:p>603</text:p>
          </table:table-cell>
          <table:table-cell office:value-type="float" office:value="601" table:style-name="ce147">
            <text:p>601</text:p>
          </table:table-cell>
          <table:table-cell office:value-type="float" office:value="1123" table:style-name="ce154">
            <text:p><text:s text:c="3"/>1,123</text:p>
          </table:table-cell>
          <table:table-cell table:style-name="ce72"/>
          <table:table-cell table:number-columns-repeated="16353"/>
        </table:table-row>
        <table:table-row table:style-name="ro16">
          <table:table-cell office:value-type="string" table:style-name="ce129">
            <text:p>福 <text:s/>建 <text:s/>省</text:p>
          </table:table-cell>
          <table:table-cell office:value-type="float" office:value="44432" table:style-name="ce158">
            <text:p><text:s text:c="3"/>44,432</text:p>
          </table:table-cell>
          <table:table-cell office:value-type="float" office:value="153274" table:style-name="ce158">
            <text:p><text:s text:c="3"/>153,274</text:p>
          </table:table-cell>
          <table:table-cell office:value-type="float" office:value="77511" table:style-name="ce158">
            <text:p><text:s text:c="3"/>77,511</text:p>
          </table:table-cell>
          <table:table-cell office:value-type="float" office:value="75763" table:style-name="ce158">
            <text:p><text:s text:c="3"/>75,763</text:p>
          </table:table-cell>
          <table:table-cell office:value-type="float" office:value="111" table:style-name="ce158">
            <text:p><text:s text:c="3"/>111</text:p>
          </table:table-cell>
          <table:table-cell office:value-type="float" office:value="57" table:style-name="ce52">
            <text:p>57</text:p>
          </table:table-cell>
          <table:table-cell office:value-type="float" office:value="54" table:style-name="ce52">
            <text:p>54</text:p>
          </table:table-cell>
          <table:table-cell office:value-type="float" office:value="8.5299999999999994" table:style-name="ce130">
            <text:p><text:s text:c="3"/>8.53</text:p>
          </table:table-cell>
          <table:table-cell office:value-type="float" office:value="66" table:style-name="ce158">
            <text:p><text:s text:c="3"/>66</text:p>
          </table:table-cell>
          <table:table-cell office:value-type="float" office:value="37" table:style-name="ce52">
            <text:p>37</text:p>
          </table:table-cell>
          <table:table-cell office:value-type="float" office:value="29" table:style-name="ce52">
            <text:p>29</text:p>
          </table:table-cell>
          <table:table-cell office:value-type="float" office:value="5.07" table:style-name="ce130">
            <text:p><text:s text:c="3"/>5.07</text:p>
          </table:table-cell>
          <table:table-cell office:value-type="float" office:value="45" table:style-name="ce169">
            <text:p><text:s text:c="3"/>45</text:p>
          </table:table-cell>
          <table:table-cell office:value-type="float" office:value="3.46" table:style-name="ce170">
            <text:p><text:s text:c="4"/>3.46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5.99" table:style-name="ce138">
            <text:p><text:s text:c="3"/>5.99</text:p>
          </table:table-cell>
          <table:table-cell office:value-type="float" office:value="24" table:style-name="ce160">
            <text:p><text:s text:c="4"/>24</text:p>
          </table:table-cell>
          <table:table-cell office:value-type="float" office:value="24" table:style-name="ce160">
            <text:p><text:s text:c="4"/>2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84" table:style-name="ce138">
            <text:p><text:s text:c="3"/>1.84</text:p>
          </table:table-cell>
          <table:table-cell office:value-type="float" office:value="478" table:style-name="ce52">
            <text:p>478</text:p>
          </table:table-cell>
          <table:table-cell office:value-type="float" office:value="491" table:style-name="ce52">
            <text:p>491</text:p>
          </table:table-cell>
          <table:table-cell office:value-type="float" office:value="1361" table:style-name="ce161">
            <text:p><text:s text:c="3"/>1,361</text:p>
          </table:table-cell>
          <table:table-cell table:style-name="ce72"/>
          <table:table-cell table:number-columns-repeated="16353" table:style-name="ce162"/>
        </table:table-row>
        <table:table-row table:style-name="ro29">
          <table:table-cell office:value-type="string" table:style-name="ce145">
            <text:p>金 門 縣</text:p>
          </table:table-cell>
          <table:table-cell office:value-type="float" office:value="41217" table:style-name="ce163">
            <text:p><text:s text:c="3"/>41,217</text:p>
          </table:table-cell>
          <table:table-cell office:value-type="float" office:value="140185" table:style-name="ce146">
            <text:p><text:s text:c="3"/>140,185</text:p>
          </table:table-cell>
          <table:table-cell office:value-type="float" office:value="70010" table:style-name="ce146">
            <text:p><text:s text:c="3"/>70,010</text:p>
          </table:table-cell>
          <table:table-cell office:value-type="float" office:value="70175" table:style-name="ce146">
            <text:p><text:s text:c="3"/>70,175</text:p>
          </table:table-cell>
          <table:table-cell office:value-type="float" office:value="101" table:style-name="ce146">
            <text:p><text:s text:c="3"/>101</text:p>
          </table:table-cell>
          <table:table-cell office:value-type="float" office:value="49" table:style-name="ce147">
            <text:p>49</text:p>
          </table:table-cell>
          <table:table-cell office:value-type="float" office:value="52" table:style-name="ce147">
            <text:p>52</text:p>
          </table:table-cell>
          <table:table-cell office:value-type="float" office:value="8.48" table:style-name="ce148">
            <text:p><text:s text:c="3"/>8.48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37" table:style-name="ce147">
            <text:p>37</text:p>
          </table:table-cell>
          <table:table-cell office:value-type="float" office:value="29" table:style-name="ce147">
            <text:p>29</text:p>
          </table:table-cell>
          <table:table-cell office:value-type="float" office:value="5.54" table:style-name="ce148">
            <text:p><text:s text:c="3"/>5.54</text:p>
          </table:table-cell>
          <table:table-cell office:value-type="float" office:value="35" table:style-name="ce157">
            <text:p><text:s text:c="3"/>35</text:p>
          </table:table-cell>
          <table:table-cell office:value-type="float" office:value="2.94" table:style-name="ce150">
            <text:p><text:s text:c="4"/>2.94</text:p>
          </table:table-cell>
          <table:table-cell office:value-type="float" office:value="70" table:style-name="ce151">
            <text:p><text:s text:c="3"/>70</text:p>
          </table:table-cell>
          <table:table-cell office:value-type="float" office:value="70" table:style-name="ce151">
            <text:p><text:s text:c="3"/>7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5.88" table:style-name="ce152">
            <text:p><text:s text:c="3"/>5.88</text:p>
          </table:table-cell>
          <table:table-cell office:value-type="float" office:value="23" table:style-name="ce153">
            <text:p><text:s text:c="4"/>23</text:p>
          </table:table-cell>
          <table:table-cell office:value-type="float" office:value="23" table:style-name="ce153">
            <text:p><text:s text:c="4"/>23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93" table:style-name="ce152">
            <text:p><text:s text:c="3"/>1.93</text:p>
          </table:table-cell>
          <table:table-cell office:value-type="float" office:value="419" table:style-name="ce147">
            <text:p>419</text:p>
          </table:table-cell>
          <table:table-cell office:value-type="float" office:value="418" table:style-name="ce147">
            <text:p>418</text:p>
          </table:table-cell>
          <table:table-cell office:value-type="float" office:value="1137" table:style-name="ce154">
            <text:p><text:s text:c="3"/>1,137</text:p>
          </table:table-cell>
          <table:table-cell table:style-name="ce72"/>
          <table:table-cell table:number-columns-repeated="16353"/>
        </table:table-row>
        <table:table-row table:style-name="ro35">
          <table:table-cell office:value-type="string" table:style-name="ce212">
            <text:p>連 江 縣</text:p>
          </table:table-cell>
          <table:table-cell office:value-type="float" office:value="3215" table:style-name="ce213">
            <text:p><text:s text:c="3"/>3,215</text:p>
          </table:table-cell>
          <table:table-cell office:value-type="float" office:value="13089" table:style-name="ce213">
            <text:p><text:s text:c="3"/>13,089</text:p>
          </table:table-cell>
          <table:table-cell office:value-type="float" office:value="7501" table:style-name="ce213">
            <text:p><text:s text:c="3"/>7,501</text:p>
          </table:table-cell>
          <table:table-cell office:value-type="float" office:value="5588" table:style-name="ce213">
            <text:p><text:s text:c="3"/>5,588</text:p>
          </table:table-cell>
          <table:table-cell office:value-type="float" office:value="10" table:style-name="ce213">
            <text:p><text:s text:c="3"/>10</text:p>
          </table:table-cell>
          <table:table-cell office:value-type="float" office:value="8" table:style-name="ce214">
            <text:p>8</text:p>
          </table:table-cell>
          <table:table-cell office:value-type="float" office:value="2" table:style-name="ce214">
            <text:p>2</text:p>
          </table:table-cell>
          <table:table-cell office:value-type="float" office:value="8.99" table:style-name="ce215">
            <text:p><text:s text:c="3"/>8.99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10" table:style-name="ce216">
            <text:p><text:s text:c="3"/>10</text:p>
          </table:table-cell>
          <table:table-cell office:value-type="float" office:value="8.99" table:style-name="ce217">
            <text:p>8.99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7.2" table:style-name="ce220">
            <text:p><text:s text:c="3"/>7.20</text:p>
          </table:table-cell>
          <table:table-cell office:value-type="float" office:value="1" table:style-name="ce221">
            <text:p><text:s text:c="4"/>1</text:p>
          </table:table-cell>
          <table:table-cell office:value-type="float" office:value="1" table:style-name="ce221">
            <text:p><text:s text:c="4"/>1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.9" table:style-name="ce215">
            <text:p><text:s text:c="3"/>0.90</text:p>
          </table:table-cell>
          <table:table-cell office:value-type="float" office:value="59" table:style-name="ce214">
            <text:p>59</text:p>
          </table:table-cell>
          <table:table-cell office:value-type="float" office:value="73" table:style-name="ce214">
            <text:p>73</text:p>
          </table:table-cell>
          <table:table-cell office:value-type="float" office:value="224" table:style-name="ce222">
            <text:p><text:s text:c="3"/>224</text:p>
          </table:table-cell>
          <table:table-cell table:style-name="ce72"/>
          <table:table-cell table:number-columns-repeated="16353"/>
        </table:table-row>
        <table:table-row table:style-name="ro36">
          <table:table-cell table:style-name="ce33"/>
          <table:table-cell office:value-type="string" table:style-name="ce164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4"/>
          <table:table-cell table:number-columns-repeated="3" table:style-name="ce33"/>
          <table:table-cell table:style-name="ce105"/>
          <table:table-cell table:style-name="ce106"/>
          <table:table-cell table:style-name="ce57"/>
          <table:table-cell table:style-name="ce113"/>
          <table:table-cell table:number-columns-repeated="13" table:style-name="ce33"/>
          <table:table-cell office:value-type="string" office:string-value="                內政部戶政司 民國 109 年 1 月 8 日編製" table:formula="of:=['年月別新(結婚性別)'.AE57]" table:style-name="ce165">
            <text:p><text:s text:c="16"/>內政部戶政司 民國 109 年 1 月 8 日編製</text:p>
          </table:table-cell>
          <table:table-cell table:number-columns-repeated="16354"/>
        </table:table-row>
        <table:table-row table:style-name="ro37">
          <table:table-cell table:style-name="ce33"/>
          <table:table-cell office:value-type="string" table:style-name="ce164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7"/>
          <table:table-cell table:style-name="ce113"/>
          <table:table-cell table:number-columns-repeated="11" table:style-name="ce33"/>
          <table:table-cell table:number-columns-repeated="2" table:style-name="ce166"/>
          <table:table-cell table:number-columns-repeated="16355" table:style-name="ce33"/>
        </table:table-row>
        <table:table-row table:style-name="ro38">
          <table:table-cell table:style-name="ce167"/>
          <table:table-cell table:number-columns-repeated="13" table:style-name="ce33"/>
          <table:table-cell table:style-name="ce57"/>
          <table:table-cell table:style-name="ce113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7" table:default-cell-style-name="ce1"/>
        <table:table-column table:style-name="co8" table:default-cell-style-name="ce1"/>
        <table:table-column table:style-name="co21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8" table:default-cell-style-name="ce1"/>
        <table:table-column table:style-name="co1" table:default-cell-style-name="ce1"/>
        <table:table-column table:style-name="co29" table:default-cell-style-name="ce1"/>
        <table:table-column table:style-name="co32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3" table:default-cell-style-name="ce1"/>
        <table:table-column table:style-name="co8" table:default-cell-style-name="ce1"/>
        <table:table-column table:style-name="co29" table:default-cell-style-name="ce1"/>
        <table:table-column table:style-name="co30" table:default-cell-style-name="ce1"/>
        <table:table-column table:style-name="co32" table:default-cell-style-name="ce1"/>
        <table:table-column table:style-name="co17" table:default-cell-style-name="ce1"/>
        <table:table-column table:style-name="co25" table:default-cell-style-name="ce1"/>
        <table:table-column table:style-name="co29" table:default-cell-style-name="ce1"/>
        <table:table-column table:style-name="co34" table:default-cell-style-name="ce1"/>
        <table:table-column table:style-name="co22" table:default-cell-style-name="ce1"/>
        <table:table-column table:style-name="co35" table:number-columns-repeated="16358" table:default-cell-style-name="ce1"/>
        <table:table-row table:style-name="ro30">
          <table:table-cell office:value-type="string" table:number-columns-spanned="25" table:number-rows-spanned="1" table:style-name="ce326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9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8 年 12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40">
          <table:table-cell office:value-type="string" table:number-columns-spanned="1" table:number-rows-spanned="3" table:style-name="ce361">
            <text:p>區域別</text:p>
          </table:table-cell>
          <table:table-cell office:value-type="string" table:number-columns-spanned="4" table:number-rows-spanned="2" table:style-name="ce35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5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6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5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5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59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4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8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24">
            <text:p>總 <text:s text:c="5"/>計</text:p>
          </table:table-cell>
          <table:table-cell office:value-type="float" office:value="23603121" table:style-name="ce23">
            <text:p>23,603,121</text:p>
          </table:table-cell>
          <table:table-cell office:value-type="float" office:value="11705186" table:style-name="ce21">
            <text:p>11,705,186</text:p>
          </table:table-cell>
          <table:table-cell office:value-type="float" office:value="11897935" table:style-name="ce21">
            <text:p>11,897,935</text:p>
          </table:table-cell>
          <table:table-cell office:value-type="float" office:value="100" table:style-name="ce22">
            <text:p>100.00</text:p>
          </table:table-cell>
          <table:table-cell office:value-type="float" office:value="3010351" table:style-name="ce21">
            <text:p>3,010,351</text:p>
          </table:table-cell>
          <table:table-cell office:value-type="float" office:value="1563802" table:style-name="ce21">
            <text:p>1,563,802</text:p>
          </table:table-cell>
          <table:table-cell office:value-type="float" office:value="1446549" table:style-name="ce21">
            <text:p>1,446,549</text:p>
          </table:table-cell>
          <table:table-cell office:value-type="float" office:value="12.754037908800282" table:style-name="ce22">
            <text:p>12.75</text:p>
          </table:table-cell>
          <table:table-cell office:value-type="float" office:value="16985643" table:style-name="ce21">
            <text:p>16,985,643</text:p>
          </table:table-cell>
          <table:table-cell office:value-type="float" office:value="8494133" table:style-name="ce21">
            <text:p>8,494,133</text:p>
          </table:table-cell>
          <table:table-cell office:value-type="float" office:value="8491510" table:style-name="ce21">
            <text:p>8,491,510</text:p>
          </table:table-cell>
          <table:table-cell office:value-type="float" office:value="71.963546685203198" table:style-name="ce22">
            <text:p>71.96</text:p>
          </table:table-cell>
          <table:table-cell office:value-type="float" office:value="3607127" table:style-name="ce21">
            <text:p>3,607,127</text:p>
          </table:table-cell>
          <table:table-cell office:value-type="float" office:value="1647251" table:style-name="ce21">
            <text:p>1,647,251</text:p>
          </table:table-cell>
          <table:table-cell office:value-type="float" office:value="1959876" table:style-name="ce21">
            <text:p>1,959,876</text:p>
          </table:table-cell>
          <table:table-cell office:value-type="float" office:value="15.282415405996522" table:style-name="ce22">
            <text:p>15.28</text:p>
          </table:table-cell>
          <table:table-cell office:value-type="float" office:value="10432252" table:style-name="ce21">
            <text:p>10,432,252</text:p>
          </table:table-cell>
          <table:table-cell office:value-type="float" office:value="5250378" table:style-name="ce21">
            <text:p>5,250,378</text:p>
          </table:table-cell>
          <table:table-cell office:value-type="float" office:value="5181874" table:style-name="ce21">
            <text:p>5,181,874</text:p>
          </table:table-cell>
          <table:table-cell office:value-type="float" office:value="44.198612547891443" table:style-name="ce22">
            <text:p>44.20</text:p>
          </table:table-cell>
          <table:table-cell office:value-type="float" office:value="19338629" table:style-name="ce21">
            <text:p>19,338,629</text:p>
          </table:table-cell>
          <table:table-cell office:value-type="float" office:value="9486379" table:style-name="ce21">
            <text:p>9,486,379</text:p>
          </table:table-cell>
          <table:table-cell office:value-type="float" office:value="9852250" table:style-name="ce21">
            <text:p>9,852,250</text:p>
          </table:table-cell>
          <table:table-cell office:value-type="float" office:value="81.932507993328514" table:style-name="ce20">
            <text:p>81.93</text:p>
          </table:table-cell>
          <table:table-cell table:style-name="ce19"/>
          <table:table-cell table:number-columns-repeated="16358" table:style-name="ce18"/>
        </table:table-row>
        <table:table-row table:style-name="ro26">
          <table:table-cell office:value-type="string" table:style-name="ce17">
            <text:p>新 北 市</text:p>
          </table:table-cell>
          <table:table-cell office:value-type="float" office:value="4018696" table:style-name="ce16">
            <text:p>4,018,696</text:p>
          </table:table-cell>
          <table:table-cell office:value-type="float" office:value="1963658" table:style-name="ce14">
            <text:p>1,963,658</text:p>
          </table:table-cell>
          <table:table-cell office:value-type="float" office:value="2055038" table:style-name="ce14">
            <text:p>2,055,038</text:p>
          </table:table-cell>
          <table:table-cell office:value-type="float" office:value="100" table:style-name="ce15">
            <text:p>100.00</text:p>
          </table:table-cell>
          <table:table-cell office:value-type="float" office:value="486253" table:style-name="ce14">
            <text:p>486,253</text:p>
          </table:table-cell>
          <table:table-cell office:value-type="float" office:value="252026" table:style-name="ce14">
            <text:p>252,026</text:p>
          </table:table-cell>
          <table:table-cell office:value-type="float" office:value="234227" table:style-name="ce14">
            <text:p>234,227</text:p>
          </table:table-cell>
          <table:table-cell office:value-type="float" office:value="12.099770671879636" table:style-name="ce15">
            <text:p>12.10</text:p>
          </table:table-cell>
          <table:table-cell office:value-type="float" office:value="2953932" table:style-name="ce14">
            <text:p>2,953,932</text:p>
          </table:table-cell>
          <table:table-cell office:value-type="float" office:value="1449831" table:style-name="ce14">
            <text:p>1,449,831</text:p>
          </table:table-cell>
          <table:table-cell office:value-type="float" office:value="1504101" table:style-name="ce14">
            <text:p>1,504,101</text:p>
          </table:table-cell>
          <table:table-cell office:value-type="float" office:value="73.504738850612242" table:style-name="ce15">
            <text:p>73.50</text:p>
          </table:table-cell>
          <table:table-cell office:value-type="float" office:value="578511" table:style-name="ce14">
            <text:p>578,511</text:p>
          </table:table-cell>
          <table:table-cell office:value-type="float" office:value="261801" table:style-name="ce14">
            <text:p>261,801</text:p>
          </table:table-cell>
          <table:table-cell office:value-type="float" office:value="316710" table:style-name="ce14">
            <text:p>316,710</text:p>
          </table:table-cell>
          <table:table-cell office:value-type="float" office:value="14.395490477508128" table:style-name="ce15">
            <text:p>14.40</text:p>
          </table:table-cell>
          <table:table-cell office:value-type="float" office:value="1807183" table:style-name="ce14">
            <text:p>1,807,183</text:p>
          </table:table-cell>
          <table:table-cell office:value-type="float" office:value="903843" table:style-name="ce14">
            <text:p>903,843</text:p>
          </table:table-cell>
          <table:table-cell office:value-type="float" office:value="903340" table:style-name="ce14">
            <text:p>903,340</text:p>
          </table:table-cell>
          <table:table-cell office:value-type="float" office:value="44.969388080113546" table:style-name="ce15">
            <text:p>44.97</text:p>
          </table:table-cell>
          <table:table-cell office:value-type="float" office:value="3326939" table:style-name="ce14">
            <text:p>3,326,939</text:p>
          </table:table-cell>
          <table:table-cell office:value-type="float" office:value="1604227" table:style-name="ce14">
            <text:p>1,604,227</text:p>
          </table:table-cell>
          <table:table-cell office:value-type="float" office:value="1722712" table:style-name="ce14">
            <text:p>1,722,712</text:p>
          </table:table-cell>
          <table:table-cell office:value-type="float" office:value="82.78653075524997" table:style-name="ce13">
            <text:p>82.79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臺 北 市</text:p>
          </table:table-cell>
          <table:table-cell office:value-type="float" office:value="2645041" table:style-name="ce16">
            <text:p>2,645,041</text:p>
          </table:table-cell>
          <table:table-cell office:value-type="float" office:value="1260049" table:style-name="ce14">
            <text:p>1,260,049</text:p>
          </table:table-cell>
          <table:table-cell office:value-type="float" office:value="1384992" table:style-name="ce14">
            <text:p>1,384,992</text:p>
          </table:table-cell>
          <table:table-cell office:value-type="float" office:value="100" table:style-name="ce15">
            <text:p>100.00</text:p>
          </table:table-cell>
          <table:table-cell office:value-type="float" office:value="355500" table:style-name="ce14">
            <text:p>355,500</text:p>
          </table:table-cell>
          <table:table-cell office:value-type="float" office:value="184063" table:style-name="ce14">
            <text:p>184,063</text:p>
          </table:table-cell>
          <table:table-cell office:value-type="float" office:value="171437" table:style-name="ce14">
            <text:p>171,437</text:p>
          </table:table-cell>
          <table:table-cell office:value-type="float" office:value="13.440245349694013" table:style-name="ce15">
            <text:p>13.44</text:p>
          </table:table-cell>
          <table:table-cell office:value-type="float" office:value="1811597" table:style-name="ce14">
            <text:p>1,811,597</text:p>
          </table:table-cell>
          <table:table-cell office:value-type="float" office:value="863174" table:style-name="ce14">
            <text:p>863,174</text:p>
          </table:table-cell>
          <table:table-cell office:value-type="float" office:value="948423" table:style-name="ce14">
            <text:p>948,423</text:p>
          </table:table-cell>
          <table:table-cell office:value-type="float" office:value="68.490318297523558" table:style-name="ce15">
            <text:p>68.49</text:p>
          </table:table-cell>
          <table:table-cell office:value-type="float" office:value="477944" table:style-name="ce14">
            <text:p>477,944</text:p>
          </table:table-cell>
          <table:table-cell office:value-type="float" office:value="212812" table:style-name="ce14">
            <text:p>212,812</text:p>
          </table:table-cell>
          <table:table-cell office:value-type="float" office:value="265132" table:style-name="ce14">
            <text:p>265,132</text:p>
          </table:table-cell>
          <table:table-cell office:value-type="float" office:value="18.069436352782432" table:style-name="ce15">
            <text:p>18.07</text:p>
          </table:table-cell>
          <table:table-cell office:value-type="float" office:value="1102488" table:style-name="ce14">
            <text:p>1,102,488</text:p>
          </table:table-cell>
          <table:table-cell office:value-type="float" office:value="528947" table:style-name="ce14">
            <text:p>528,947</text:p>
          </table:table-cell>
          <table:table-cell office:value-type="float" office:value="573541" table:style-name="ce14">
            <text:p>573,541</text:p>
          </table:table-cell>
          <table:table-cell office:value-type="float" office:value="41.681319873680593" table:style-name="ce15">
            <text:p>41.68</text:p>
          </table:table-cell>
          <table:table-cell office:value-type="float" office:value="2171325" table:style-name="ce14">
            <text:p>2,171,325</text:p>
          </table:table-cell>
          <table:table-cell office:value-type="float" office:value="1014425" table:style-name="ce14">
            <text:p>1,014,425</text:p>
          </table:table-cell>
          <table:table-cell office:value-type="float" office:value="1156900" table:style-name="ce14">
            <text:p>1,156,900</text:p>
          </table:table-cell>
          <table:table-cell office:value-type="float" office:value="82.090409940715475" table:style-name="ce13">
            <text:p>82.09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桃 園 市</text:p>
          </table:table-cell>
          <table:table-cell office:value-type="float" office:value="2249037" table:style-name="ce16">
            <text:p>2,249,037</text:p>
          </table:table-cell>
          <table:table-cell office:value-type="float" office:value="1116111" table:style-name="ce14">
            <text:p>1,116,111</text:p>
          </table:table-cell>
          <table:table-cell office:value-type="float" office:value="1132926" table:style-name="ce14">
            <text:p>1,132,926</text:p>
          </table:table-cell>
          <table:table-cell office:value-type="float" office:value="100" table:style-name="ce15">
            <text:p>100.00</text:p>
          </table:table-cell>
          <table:table-cell office:value-type="float" office:value="334572" table:style-name="ce14">
            <text:p>334,572</text:p>
          </table:table-cell>
          <table:table-cell office:value-type="float" office:value="174201" table:style-name="ce14">
            <text:p>174,201</text:p>
          </table:table-cell>
          <table:table-cell office:value-type="float" office:value="160371" table:style-name="ce14">
            <text:p>160,371</text:p>
          </table:table-cell>
          <table:table-cell office:value-type="float" office:value="14.876233694687993" table:style-name="ce15">
            <text:p>14.88</text:p>
          </table:table-cell>
          <table:table-cell office:value-type="float" office:value="1642117" table:style-name="ce14">
            <text:p>1,642,117</text:p>
          </table:table-cell>
          <table:table-cell office:value-type="float" office:value="816833" table:style-name="ce14">
            <text:p>816,833</text:p>
          </table:table-cell>
          <table:table-cell office:value-type="float" office:value="825284" table:style-name="ce14">
            <text:p>825,284</text:p>
          </table:table-cell>
          <table:table-cell office:value-type="float" office:value="73.014227867304982" table:style-name="ce15">
            <text:p>73.01</text:p>
          </table:table-cell>
          <table:table-cell office:value-type="float" office:value="272348" table:style-name="ce14">
            <text:p>272,348</text:p>
          </table:table-cell>
          <table:table-cell office:value-type="float" office:value="125077" table:style-name="ce14">
            <text:p>125,077</text:p>
          </table:table-cell>
          <table:table-cell office:value-type="float" office:value="147271" table:style-name="ce14">
            <text:p>147,271</text:p>
          </table:table-cell>
          <table:table-cell office:value-type="float" office:value="12.109538438007023" table:style-name="ce15">
            <text:p>12.11</text:p>
          </table:table-cell>
          <table:table-cell office:value-type="float" office:value="1045952" table:style-name="ce14">
            <text:p>1,045,952</text:p>
          </table:table-cell>
          <table:table-cell office:value-type="float" office:value="523261" table:style-name="ce14">
            <text:p>523,261</text:p>
          </table:table-cell>
          <table:table-cell office:value-type="float" office:value="522691" table:style-name="ce14">
            <text:p>522,691</text:p>
          </table:table-cell>
          <table:table-cell office:value-type="float" office:value="46.506660406209413" table:style-name="ce15">
            <text:p>46.51</text:p>
          </table:table-cell>
          <table:table-cell office:value-type="float" office:value="1783393" table:style-name="ce14">
            <text:p>1,783,393</text:p>
          </table:table-cell>
          <table:table-cell office:value-type="float" office:value="873352" table:style-name="ce14">
            <text:p>873,352</text:p>
          </table:table-cell>
          <table:table-cell office:value-type="float" office:value="910041" table:style-name="ce14">
            <text:p>910,041</text:p>
          </table:table-cell>
          <table:table-cell office:value-type="float" office:value="79.295849734797613" table:style-name="ce13">
            <text:p>79.30</text:p>
          </table:table-cell>
          <table:table-cell table:number-columns-repeated="16359" table:style-name="ce7"/>
        </table:table-row>
        <table:table-row table:style-name="ro30">
          <table:table-cell office:value-type="string" table:style-name="ce17">
            <text:p>臺 中 市</text:p>
          </table:table-cell>
          <table:table-cell office:value-type="float" office:value="2815261" table:style-name="ce16">
            <text:p>2,815,261</text:p>
          </table:table-cell>
          <table:table-cell office:value-type="float" office:value="1384164" table:style-name="ce14">
            <text:p>1,384,164</text:p>
          </table:table-cell>
          <table:table-cell office:value-type="float" office:value="1431097" table:style-name="ce14">
            <text:p>1,431,097</text:p>
          </table:table-cell>
          <table:table-cell office:value-type="float" office:value="100" table:style-name="ce15">
            <text:p>100.00</text:p>
          </table:table-cell>
          <table:table-cell office:value-type="float" office:value="400574" table:style-name="ce14">
            <text:p>400,574</text:p>
          </table:table-cell>
          <table:table-cell office:value-type="float" office:value="208064" table:style-name="ce14">
            <text:p>208,064</text:p>
          </table:table-cell>
          <table:table-cell office:value-type="float" office:value="192510" table:style-name="ce14">
            <text:p>192,510</text:p>
          </table:table-cell>
          <table:table-cell office:value-type="float" office:value="14.228662990749347" table:style-name="ce15">
            <text:p>14.23</text:p>
          </table:table-cell>
          <table:table-cell office:value-type="float" office:value="2052438" table:style-name="ce14">
            <text:p>2,052,438</text:p>
          </table:table-cell>
          <table:table-cell office:value-type="float" office:value="1010603" table:style-name="ce14">
            <text:p>1,010,603</text:p>
          </table:table-cell>
          <table:table-cell office:value-type="float" office:value="1041835" table:style-name="ce14">
            <text:p>1,041,835</text:p>
          </table:table-cell>
          <table:table-cell office:value-type="float" office:value="72.904004282373819" table:style-name="ce15">
            <text:p>72.90</text:p>
          </table:table-cell>
          <table:table-cell office:value-type="float" office:value="362249" table:style-name="ce14">
            <text:p>362,249</text:p>
          </table:table-cell>
          <table:table-cell office:value-type="float" office:value="165497" table:style-name="ce14">
            <text:p>165,497</text:p>
          </table:table-cell>
          <table:table-cell office:value-type="float" office:value="196752" table:style-name="ce14">
            <text:p>196,752</text:p>
          </table:table-cell>
          <table:table-cell office:value-type="float" office:value="12.867332726876832" table:style-name="ce15">
            <text:p>12.87</text:p>
          </table:table-cell>
          <table:table-cell office:value-type="float" office:value="1290350" table:style-name="ce14">
            <text:p>1,290,350</text:p>
          </table:table-cell>
          <table:table-cell office:value-type="float" office:value="640974" table:style-name="ce14">
            <text:p>640,974</text:p>
          </table:table-cell>
          <table:table-cell office:value-type="float" office:value="649376" table:style-name="ce14">
            <text:p>649,376</text:p>
          </table:table-cell>
          <table:table-cell office:value-type="float" office:value="45.834116268438343" table:style-name="ce15">
            <text:p>45.83</text:p>
          </table:table-cell>
          <table:table-cell office:value-type="float" office:value="2254312" table:style-name="ce14">
            <text:p>2,254,312</text:p>
          </table:table-cell>
          <table:table-cell office:value-type="float" office:value="1092986" table:style-name="ce14">
            <text:p>1,092,986</text:p>
          </table:table-cell>
          <table:table-cell office:value-type="float" office:value="1161326" table:style-name="ce14">
            <text:p>1,161,326</text:p>
          </table:table-cell>
          <table:table-cell office:value-type="float" office:value="80.074707105309244" table:style-name="ce13">
            <text:p>80.07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臺 南 市</text:p>
          </table:table-cell>
          <table:table-cell office:value-type="float" office:value="1880906" table:style-name="ce16">
            <text:p>1,880,906</text:p>
          </table:table-cell>
          <table:table-cell office:value-type="float" office:value="937342" table:style-name="ce14">
            <text:p>937,342</text:p>
          </table:table-cell>
          <table:table-cell office:value-type="float" office:value="943564" table:style-name="ce14">
            <text:p>943,564</text:p>
          </table:table-cell>
          <table:table-cell office:value-type="float" office:value="100" table:style-name="ce15">
            <text:p>100.00</text:p>
          </table:table-cell>
          <table:table-cell office:value-type="float" office:value="227496" table:style-name="ce14">
            <text:p>227,496</text:p>
          </table:table-cell>
          <table:table-cell office:value-type="float" office:value="118027" table:style-name="ce14">
            <text:p>118,027</text:p>
          </table:table-cell>
          <table:table-cell office:value-type="float" office:value="109469" table:style-name="ce14">
            <text:p>109,469</text:p>
          </table:table-cell>
          <table:table-cell office:value-type="float" office:value="12.095022292448427" table:style-name="ce15">
            <text:p>12.10</text:p>
          </table:table-cell>
          <table:table-cell office:value-type="float" office:value="1357463" table:style-name="ce14">
            <text:p>1,357,463</text:p>
          </table:table-cell>
          <table:table-cell office:value-type="float" office:value="683435" table:style-name="ce14">
            <text:p>683,435</text:p>
          </table:table-cell>
          <table:table-cell office:value-type="float" office:value="674028" table:style-name="ce14">
            <text:p>674,028</text:p>
          </table:table-cell>
          <table:table-cell office:value-type="float" office:value="72.170698588871531" table:style-name="ce15">
            <text:p>72.17</text:p>
          </table:table-cell>
          <table:table-cell office:value-type="float" office:value="295947" table:style-name="ce14">
            <text:p>295,947</text:p>
          </table:table-cell>
          <table:table-cell office:value-type="float" office:value="135880" table:style-name="ce14">
            <text:p>135,880</text:p>
          </table:table-cell>
          <table:table-cell office:value-type="float" office:value="160067" table:style-name="ce14">
            <text:p>160,067</text:p>
          </table:table-cell>
          <table:table-cell office:value-type="float" office:value="15.734279118680039" table:style-name="ce15">
            <text:p>15.73</text:p>
          </table:table-cell>
          <table:table-cell office:value-type="float" office:value="826108" table:style-name="ce14">
            <text:p>826,108</text:p>
          </table:table-cell>
          <table:table-cell office:value-type="float" office:value="418006" table:style-name="ce14">
            <text:p>418,006</text:p>
          </table:table-cell>
          <table:table-cell office:value-type="float" office:value="408102" table:style-name="ce14">
            <text:p>408,102</text:p>
          </table:table-cell>
          <table:table-cell office:value-type="float" office:value="43.920748830616738" table:style-name="ce15">
            <text:p>43.92</text:p>
          </table:table-cell>
          <table:table-cell office:value-type="float" office:value="1558918" table:style-name="ce14">
            <text:p>1,558,918</text:p>
          </table:table-cell>
          <table:table-cell office:value-type="float" office:value="770121" table:style-name="ce14">
            <text:p>770,121</text:p>
          </table:table-cell>
          <table:table-cell office:value-type="float" office:value="788797" table:style-name="ce14">
            <text:p>788,797</text:p>
          </table:table-cell>
          <table:table-cell office:value-type="float" office:value="82.881228514343618" table:style-name="ce13">
            <text:p>82.88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高 雄 市</text:p>
          </table:table-cell>
          <table:table-cell office:value-type="float" office:value="2773198" table:style-name="ce16">
            <text:p>2,773,198</text:p>
          </table:table-cell>
          <table:table-cell office:value-type="float" office:value="1369850" table:style-name="ce14">
            <text:p>1,369,850</text:p>
          </table:table-cell>
          <table:table-cell office:value-type="float" office:value="1403348" table:style-name="ce14">
            <text:p>1,403,348</text:p>
          </table:table-cell>
          <table:table-cell office:value-type="float" office:value="100" table:style-name="ce15">
            <text:p>100.00</text:p>
          </table:table-cell>
          <table:table-cell office:value-type="float" office:value="328427" table:style-name="ce14">
            <text:p>328,427</text:p>
          </table:table-cell>
          <table:table-cell office:value-type="float" office:value="170474" table:style-name="ce14">
            <text:p>170,474</text:p>
          </table:table-cell>
          <table:table-cell office:value-type="float" office:value="157953" table:style-name="ce14">
            <text:p>157,953</text:p>
          </table:table-cell>
          <table:table-cell office:value-type="float" office:value="11.842897622167619" table:style-name="ce15">
            <text:p>11.84</text:p>
          </table:table-cell>
          <table:table-cell office:value-type="float" office:value="2006319" table:style-name="ce14">
            <text:p>2,006,319</text:p>
          </table:table-cell>
          <table:table-cell office:value-type="float" office:value="999606" table:style-name="ce14">
            <text:p>999,606</text:p>
          </table:table-cell>
          <table:table-cell office:value-type="float" office:value="1006713" table:style-name="ce14">
            <text:p>1,006,713</text:p>
          </table:table-cell>
          <table:table-cell office:value-type="float" office:value="72.34676355601006" table:style-name="ce15">
            <text:p>72.35</text:p>
          </table:table-cell>
          <table:table-cell office:value-type="float" office:value="438452" table:style-name="ce14">
            <text:p>438,452</text:p>
          </table:table-cell>
          <table:table-cell office:value-type="float" office:value="199770" table:style-name="ce14">
            <text:p>199,770</text:p>
          </table:table-cell>
          <table:table-cell office:value-type="float" office:value="238682" table:style-name="ce14">
            <text:p>238,682</text:p>
          </table:table-cell>
          <table:table-cell office:value-type="float" office:value="15.810338821822315" table:style-name="ce15">
            <text:p>15.81</text:p>
          </table:table-cell>
          <table:table-cell office:value-type="float" office:value="1227601" table:style-name="ce14">
            <text:p>1,227,601</text:p>
          </table:table-cell>
          <table:table-cell office:value-type="float" office:value="617506" table:style-name="ce14">
            <text:p>617,506</text:p>
          </table:table-cell>
          <table:table-cell office:value-type="float" office:value="610095" table:style-name="ce14">
            <text:p>610,095</text:p>
          </table:table-cell>
          <table:table-cell office:value-type="float" office:value="44.266619260507184" table:style-name="ce15">
            <text:p>44.27</text:p>
          </table:table-cell>
          <table:table-cell office:value-type="float" office:value="2302429" table:style-name="ce14">
            <text:p>2,302,429</text:p>
          </table:table-cell>
          <table:table-cell office:value-type="float" office:value="1125255" table:style-name="ce14">
            <text:p>1,125,255</text:p>
          </table:table-cell>
          <table:table-cell office:value-type="float" office:value="1177174" table:style-name="ce14">
            <text:p>1,177,174</text:p>
          </table:table-cell>
          <table:table-cell office:value-type="float" office:value="83.024327869845564" table:style-name="ce13">
            <text:p>83.02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7">
            <text:p><text:s/>臺 灣 省<text:s/></text:p>
          </table:table-cell>
          <table:table-cell office:value-type="float" office:value="7067708" table:style-name="ce16">
            <text:p>7,067,708</text:p>
          </table:table-cell>
          <table:table-cell office:value-type="float" office:value="3596501" table:style-name="ce14">
            <text:p>3,596,501</text:p>
          </table:table-cell>
          <table:table-cell office:value-type="float" office:value="3471207" table:style-name="ce14">
            <text:p>3,471,207</text:p>
          </table:table-cell>
          <table:table-cell office:value-type="float" office:value="100" table:style-name="ce15">
            <text:p>100.00</text:p>
          </table:table-cell>
          <table:table-cell office:value-type="float" office:value="863131" table:style-name="ce14">
            <text:p>863,131</text:p>
          </table:table-cell>
          <table:table-cell office:value-type="float" office:value="449433" table:style-name="ce14">
            <text:p>449,433</text:p>
          </table:table-cell>
          <table:table-cell office:value-type="float" office:value="413698" table:style-name="ce14">
            <text:p>413,698</text:p>
          </table:table-cell>
          <table:table-cell office:value-type="float" office:value="12.212318335732036" table:style-name="ce15">
            <text:p>12.21</text:p>
          </table:table-cell>
          <table:table-cell office:value-type="float" office:value="5043626" table:style-name="ce14">
            <text:p>5,043,626</text:p>
          </table:table-cell>
          <table:table-cell office:value-type="float" office:value="2610695" table:style-name="ce14">
            <text:p>2,610,695</text:p>
          </table:table-cell>
          <table:table-cell office:value-type="float" office:value="2432931" table:style-name="ce14">
            <text:p>2,432,931</text:p>
          </table:table-cell>
          <table:table-cell office:value-type="float" office:value="71.361550307398105" table:style-name="ce15">
            <text:p>71.36</text:p>
          </table:table-cell>
          <table:table-cell office:value-type="float" office:value="1160951" table:style-name="ce14">
            <text:p>1,160,951</text:p>
          </table:table-cell>
          <table:table-cell office:value-type="float" office:value="536373" table:style-name="ce14">
            <text:p>536,373</text:p>
          </table:table-cell>
          <table:table-cell office:value-type="float" office:value="624578" table:style-name="ce14">
            <text:p>624,578</text:p>
          </table:table-cell>
          <table:table-cell office:value-type="float" office:value="16.426131356869867" table:style-name="ce15">
            <text:p>16.43</text:p>
          </table:table-cell>
          <table:table-cell office:value-type="float" office:value="3062294" table:style-name="ce14">
            <text:p>3,062,294</text:p>
          </table:table-cell>
          <table:table-cell office:value-type="float" office:value="1582481" table:style-name="ce14">
            <text:p>1,582,481</text:p>
          </table:table-cell>
          <table:table-cell office:value-type="float" office:value="1479813" table:style-name="ce14">
            <text:p>1,479,813</text:p>
          </table:table-cell>
          <table:table-cell office:value-type="float" office:value="43.32796431318328" table:style-name="ce15">
            <text:p>43.33</text:p>
          </table:table-cell>
          <table:table-cell office:value-type="float" office:value="5809627" table:style-name="ce14">
            <text:p>5,809,627</text:p>
          </table:table-cell>
          <table:table-cell office:value-type="float" office:value="2939766" table:style-name="ce14">
            <text:p>2,939,766</text:p>
          </table:table-cell>
          <table:table-cell office:value-type="float" office:value="2869861" table:style-name="ce14">
            <text:p>2,869,861</text:p>
          </table:table-cell>
          <table:table-cell office:value-type="float" office:value="82.199590022677796" table:style-name="ce13">
            <text:p>82.20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宜 蘭 縣</text:p>
          </table:table-cell>
          <table:table-cell office:value-type="float" office:value="454178" table:style-name="ce11">
            <text:p>454,178</text:p>
          </table:table-cell>
          <table:table-cell office:value-type="float" office:value="229222" table:style-name="ce9">
            <text:p>229,222</text:p>
          </table:table-cell>
          <table:table-cell office:value-type="float" office:value="224956" table:style-name="ce9">
            <text:p>224,956</text:p>
          </table:table-cell>
          <table:table-cell office:value-type="float" office:value="100" table:style-name="ce10">
            <text:p>100.00</text:p>
          </table:table-cell>
          <table:table-cell office:value-type="float" office:value="53627" table:style-name="ce9">
            <text:p>53,627</text:p>
          </table:table-cell>
          <table:table-cell office:value-type="float" office:value="27816" table:style-name="ce9">
            <text:p>27,816</text:p>
          </table:table-cell>
          <table:table-cell office:value-type="float" office:value="25811" table:style-name="ce9">
            <text:p>25,811</text:p>
          </table:table-cell>
          <table:table-cell office:value-type="float" office:value="11.807485171012248" table:style-name="ce10">
            <text:p>11.81</text:p>
          </table:table-cell>
          <table:table-cell office:value-type="float" office:value="325380" table:style-name="ce9">
            <text:p>325,380</text:p>
          </table:table-cell>
          <table:table-cell office:value-type="float" office:value="166681" table:style-name="ce9">
            <text:p>166,681</text:p>
          </table:table-cell>
          <table:table-cell office:value-type="float" office:value="158699" table:style-name="ce9">
            <text:p>158,699</text:p>
          </table:table-cell>
          <table:table-cell office:value-type="float" office:value="71.641515000726585" table:style-name="ce10">
            <text:p>71.64</text:p>
          </table:table-cell>
          <table:table-cell office:value-type="float" office:value="75171" table:style-name="ce9">
            <text:p>75,171</text:p>
          </table:table-cell>
          <table:table-cell office:value-type="float" office:value="34725" table:style-name="ce9">
            <text:p>34,725</text:p>
          </table:table-cell>
          <table:table-cell office:value-type="float" office:value="40446" table:style-name="ce9">
            <text:p>40,446</text:p>
          </table:table-cell>
          <table:table-cell office:value-type="float" office:value="16.550999828261169" table:style-name="ce10">
            <text:p>16.55</text:p>
          </table:table-cell>
          <table:table-cell office:value-type="float" office:value="195753" table:style-name="ce9">
            <text:p>195,753</text:p>
          </table:table-cell>
          <table:table-cell office:value-type="float" office:value="100620" table:style-name="ce9">
            <text:p>100,620</text:p>
          </table:table-cell>
          <table:table-cell office:value-type="float" office:value="95133" table:style-name="ce9">
            <text:p>95,133</text:p>
          </table:table-cell>
          <table:table-cell office:value-type="float" office:value="43.100502446177494" table:style-name="ce10">
            <text:p>43.10</text:p>
          </table:table-cell>
          <table:table-cell office:value-type="float" office:value="376062" table:style-name="ce9">
            <text:p>376,062</text:p>
          </table:table-cell>
          <table:table-cell office:value-type="float" office:value="188644" table:style-name="ce9">
            <text:p>188,644</text:p>
          </table:table-cell>
          <table:table-cell office:value-type="float" office:value="187418" table:style-name="ce9">
            <text:p>187,418</text:p>
          </table:table-cell>
          <table:table-cell office:value-type="float" office:value="82.800575985626779" table:style-name="ce8">
            <text:p>82.80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新 竹 縣</text:p>
          </table:table-cell>
          <table:table-cell office:value-type="float" office:value="563933" table:style-name="ce11">
            <text:p>563,933</text:p>
          </table:table-cell>
          <table:table-cell office:value-type="float" office:value="287837" table:style-name="ce9">
            <text:p>287,837</text:p>
          </table:table-cell>
          <table:table-cell office:value-type="float" office:value="276096" table:style-name="ce9">
            <text:p>276,096</text:p>
          </table:table-cell>
          <table:table-cell office:value-type="float" office:value="100" table:style-name="ce10">
            <text:p>100.00</text:p>
          </table:table-cell>
          <table:table-cell office:value-type="float" office:value="91456" table:style-name="ce9">
            <text:p>91,456</text:p>
          </table:table-cell>
          <table:table-cell office:value-type="float" office:value="47600" table:style-name="ce9">
            <text:p>47,600</text:p>
          </table:table-cell>
          <table:table-cell office:value-type="float" office:value="43856" table:style-name="ce9">
            <text:p>43,856</text:p>
          </table:table-cell>
          <table:table-cell office:value-type="float" office:value="16.217529387356301" table:style-name="ce10">
            <text:p>16.22</text:p>
          </table:table-cell>
          <table:table-cell office:value-type="float" office:value="401426" table:style-name="ce9">
            <text:p>401,426</text:p>
          </table:table-cell>
          <table:table-cell office:value-type="float" office:value="206360" table:style-name="ce9">
            <text:p>206,360</text:p>
          </table:table-cell>
          <table:table-cell office:value-type="float" office:value="195066" table:style-name="ce9">
            <text:p>195,066</text:p>
          </table:table-cell>
          <table:table-cell office:value-type="float" office:value="71.183278864687821" table:style-name="ce10">
            <text:p>71.18</text:p>
          </table:table-cell>
          <table:table-cell office:value-type="float" office:value="71051" table:style-name="ce9">
            <text:p>71,051</text:p>
          </table:table-cell>
          <table:table-cell office:value-type="float" office:value="33877" table:style-name="ce9">
            <text:p>33,877</text:p>
          </table:table-cell>
          <table:table-cell office:value-type="float" office:value="37174" table:style-name="ce9">
            <text:p>37,174</text:p>
          </table:table-cell>
          <table:table-cell office:value-type="float" office:value="12.599191747955874" table:style-name="ce10">
            <text:p>12.60</text:p>
          </table:table-cell>
          <table:table-cell office:value-type="float" office:value="257014" table:style-name="ce9">
            <text:p>257,014</text:p>
          </table:table-cell>
          <table:table-cell office:value-type="float" office:value="131106" table:style-name="ce9">
            <text:p>131,106</text:p>
          </table:table-cell>
          <table:table-cell office:value-type="float" office:value="125908" table:style-name="ce9">
            <text:p>125,908</text:p>
          </table:table-cell>
          <table:table-cell office:value-type="float" office:value="45.575272239787353" table:style-name="ce10">
            <text:p>45.58</text:p>
          </table:table-cell>
          <table:table-cell office:value-type="float" office:value="438811" table:style-name="ce9">
            <text:p>438,811</text:p>
          </table:table-cell>
          <table:table-cell office:value-type="float" office:value="222540" table:style-name="ce9">
            <text:p>222,540</text:p>
          </table:table-cell>
          <table:table-cell office:value-type="float" office:value="216271" table:style-name="ce9">
            <text:p>216,271</text:p>
          </table:table-cell>
          <table:table-cell office:value-type="float" office:value="77.812612491200198" table:style-name="ce8">
            <text:p>77.81</text:p>
          </table:table-cell>
          <table:table-cell table:number-columns-repeated="16359" table:style-name="ce7"/>
        </table:table-row>
        <table:table-row table:style-name="ro18">
          <table:table-cell office:value-type="string" table:style-name="ce12">
            <text:p>苗 栗 縣</text:p>
          </table:table-cell>
          <table:table-cell office:value-type="float" office:value="545459" table:style-name="ce11">
            <text:p>545,459</text:p>
          </table:table-cell>
          <table:table-cell office:value-type="float" office:value="281290" table:style-name="ce9">
            <text:p>281,290</text:p>
          </table:table-cell>
          <table:table-cell office:value-type="float" office:value="264169" table:style-name="ce9">
            <text:p>264,169</text:p>
          </table:table-cell>
          <table:table-cell office:value-type="float" office:value="100" table:style-name="ce10">
            <text:p>100.00</text:p>
          </table:table-cell>
          <table:table-cell office:value-type="float" office:value="66926" table:style-name="ce9">
            <text:p>66,926</text:p>
          </table:table-cell>
          <table:table-cell office:value-type="float" office:value="34705" table:style-name="ce9">
            <text:p>34,705</text:p>
          </table:table-cell>
          <table:table-cell office:value-type="float" office:value="32221" table:style-name="ce9">
            <text:p>32,221</text:p>
          </table:table-cell>
          <table:table-cell office:value-type="float" office:value="12.269666464390541" table:style-name="ce10">
            <text:p>12.27</text:p>
          </table:table-cell>
          <table:table-cell office:value-type="float" office:value="388155" table:style-name="ce9">
            <text:p>388,155</text:p>
          </table:table-cell>
          <table:table-cell office:value-type="float" office:value="203793" table:style-name="ce9">
            <text:p>203,793</text:p>
          </table:table-cell>
          <table:table-cell office:value-type="float" office:value="184362" table:style-name="ce9">
            <text:p>184,362</text:p>
          </table:table-cell>
          <table:table-cell office:value-type="float" office:value="71.161168850454388" table:style-name="ce10">
            <text:p>71.16</text:p>
          </table:table-cell>
          <table:table-cell office:value-type="float" office:value="90378" table:style-name="ce9">
            <text:p>90,378</text:p>
          </table:table-cell>
          <table:table-cell office:value-type="float" office:value="42792" table:style-name="ce9">
            <text:p>42,792</text:p>
          </table:table-cell>
          <table:table-cell office:value-type="float" office:value="47586" table:style-name="ce9">
            <text:p>47,586</text:p>
          </table:table-cell>
          <table:table-cell office:value-type="float" office:value="16.569164685155073" table:style-name="ce10">
            <text:p>16.57</text:p>
          </table:table-cell>
          <table:table-cell office:value-type="float" office:value="236772" table:style-name="ce9">
            <text:p>236,772</text:p>
          </table:table-cell>
          <table:table-cell office:value-type="float" office:value="124057" table:style-name="ce9">
            <text:p>124,057</text:p>
          </table:table-cell>
          <table:table-cell office:value-type="float" office:value="112715" table:style-name="ce9">
            <text:p>112,715</text:p>
          </table:table-cell>
          <table:table-cell office:value-type="float" office:value="43.407845502595059" table:style-name="ce10">
            <text:p>43.41</text:p>
          </table:table-cell>
          <table:table-cell office:value-type="float" office:value="447886" table:style-name="ce9">
            <text:p>447,886</text:p>
          </table:table-cell>
          <table:table-cell office:value-type="float" office:value="230302" table:style-name="ce9">
            <text:p>230,302</text:p>
          </table:table-cell>
          <table:table-cell office:value-type="float" office:value="217584" table:style-name="ce9">
            <text:p>217,584</text:p>
          </table:table-cell>
          <table:table-cell office:value-type="float" office:value="82.111762753937512" table:style-name="ce8">
            <text:p>82.11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彰 化 縣</text:p>
          </table:table-cell>
          <table:table-cell office:value-type="float" office:value="1272802" table:style-name="ce11">
            <text:p>1,272,802</text:p>
          </table:table-cell>
          <table:table-cell office:value-type="float" office:value="647449" table:style-name="ce9">
            <text:p>647,449</text:p>
          </table:table-cell>
          <table:table-cell office:value-type="float" office:value="625353" table:style-name="ce9">
            <text:p>625,353</text:p>
          </table:table-cell>
          <table:table-cell office:value-type="float" office:value="100" table:style-name="ce10">
            <text:p>100.00</text:p>
          </table:table-cell>
          <table:table-cell office:value-type="float" office:value="163021" table:style-name="ce9">
            <text:p>163,021</text:p>
          </table:table-cell>
          <table:table-cell office:value-type="float" office:value="85088" table:style-name="ce9">
            <text:p>85,088</text:p>
          </table:table-cell>
          <table:table-cell office:value-type="float" office:value="77933" table:style-name="ce9">
            <text:p>77,933</text:p>
          </table:table-cell>
          <table:table-cell office:value-type="float" office:value="12.80804084217341" table:style-name="ce10">
            <text:p>12.81</text:p>
          </table:table-cell>
          <table:table-cell office:value-type="float" office:value="906565" table:style-name="ce9">
            <text:p>906,565</text:p>
          </table:table-cell>
          <table:table-cell office:value-type="float" office:value="468748" table:style-name="ce9">
            <text:p>468,748</text:p>
          </table:table-cell>
          <table:table-cell office:value-type="float" office:value="437817" table:style-name="ce9">
            <text:p>437,817</text:p>
          </table:table-cell>
          <table:table-cell office:value-type="float" office:value="71.225925163536829" table:style-name="ce10">
            <text:p>71.23</text:p>
          </table:table-cell>
          <table:table-cell office:value-type="float" office:value="203216" table:style-name="ce9">
            <text:p>203,216</text:p>
          </table:table-cell>
          <table:table-cell office:value-type="float" office:value="93613" table:style-name="ce9">
            <text:p>93,613</text:p>
          </table:table-cell>
          <table:table-cell office:value-type="float" office:value="109603" table:style-name="ce9">
            <text:p>109,603</text:p>
          </table:table-cell>
          <table:table-cell office:value-type="float" office:value="15.966033994289763" table:style-name="ce10">
            <text:p>15.97</text:p>
          </table:table-cell>
          <table:table-cell office:value-type="float" office:value="561998" table:style-name="ce9">
            <text:p>561,998</text:p>
          </table:table-cell>
          <table:table-cell office:value-type="float" office:value="290450" table:style-name="ce9">
            <text:p>290,450</text:p>
          </table:table-cell>
          <table:table-cell office:value-type="float" office:value="271548" table:style-name="ce9">
            <text:p>271,548</text:p>
          </table:table-cell>
          <table:table-cell office:value-type="float" office:value="44.154393220626616" table:style-name="ce10">
            <text:p>44.15</text:p>
          </table:table-cell>
          <table:table-cell office:value-type="float" office:value="1036432" table:style-name="ce9">
            <text:p>1,036,432</text:p>
          </table:table-cell>
          <table:table-cell office:value-type="float" office:value="523737" table:style-name="ce9">
            <text:p>523,737</text:p>
          </table:table-cell>
          <table:table-cell office:value-type="float" office:value="512695" table:style-name="ce9">
            <text:p>512,695</text:p>
          </table:table-cell>
          <table:table-cell office:value-type="float" office:value="81.429161802071334" table:style-name="ce8">
            <text:p>81.43</text:p>
          </table:table-cell>
          <table:table-cell table:number-columns-repeated="16359" table:style-name="ce7"/>
        </table:table-row>
        <table:table-row table:style-name="ro30">
          <table:table-cell office:value-type="string" table:style-name="ce12">
            <text:p>南 投 縣</text:p>
          </table:table-cell>
          <table:table-cell office:value-type="float" office:value="494112" table:style-name="ce11">
            <text:p>494,112</text:p>
          </table:table-cell>
          <table:table-cell office:value-type="float" office:value="252705" table:style-name="ce9">
            <text:p>252,705</text:p>
          </table:table-cell>
          <table:table-cell office:value-type="float" office:value="241407" table:style-name="ce9">
            <text:p>241,407</text:p>
          </table:table-cell>
          <table:table-cell office:value-type="float" office:value="100" table:style-name="ce10">
            <text:p>100.00</text:p>
          </table:table-cell>
          <table:table-cell office:value-type="float" office:value="53113" table:style-name="ce9">
            <text:p>53,113</text:p>
          </table:table-cell>
          <table:table-cell office:value-type="float" office:value="27593" table:style-name="ce9">
            <text:p>27,593</text:p>
          </table:table-cell>
          <table:table-cell office:value-type="float" office:value="25520" table:style-name="ce9">
            <text:p>25,520</text:p>
          </table:table-cell>
          <table:table-cell office:value-type="float" office:value="10.749182371608057" table:style-name="ce10">
            <text:p>10.75</text:p>
          </table:table-cell>
          <table:table-cell office:value-type="float" office:value="352746" table:style-name="ce9">
            <text:p>352,746</text:p>
          </table:table-cell>
          <table:table-cell office:value-type="float" office:value="183642" table:style-name="ce9">
            <text:p>183,642</text:p>
          </table:table-cell>
          <table:table-cell office:value-type="float" office:value="169104" table:style-name="ce9">
            <text:p>169,104</text:p>
          </table:table-cell>
          <table:table-cell office:value-type="float" office:value="71.389887312997857" table:style-name="ce10">
            <text:p>71.39</text:p>
          </table:table-cell>
          <table:table-cell office:value-type="float" office:value="88253" table:style-name="ce9">
            <text:p>88,253</text:p>
          </table:table-cell>
          <table:table-cell office:value-type="float" office:value="41470" table:style-name="ce9">
            <text:p>41,470</text:p>
          </table:table-cell>
          <table:table-cell office:value-type="float" office:value="46783" table:style-name="ce9">
            <text:p>46,783</text:p>
          </table:table-cell>
          <table:table-cell office:value-type="float" office:value="17.860930315394079" table:style-name="ce10">
            <text:p>17.86</text:p>
          </table:table-cell>
          <table:table-cell office:value-type="float" office:value="207413" table:style-name="ce9">
            <text:p>207,413</text:p>
          </table:table-cell>
          <table:table-cell office:value-type="float" office:value="108531" table:style-name="ce9">
            <text:p>108,531</text:p>
          </table:table-cell>
          <table:table-cell office:value-type="float" office:value="98882" table:style-name="ce9">
            <text:p>98,882</text:p>
          </table:table-cell>
          <table:table-cell office:value-type="float" office:value="41.976920212421476" table:style-name="ce10">
            <text:p>41.98</text:p>
          </table:table-cell>
          <table:table-cell office:value-type="float" office:value="413905" table:style-name="ce9">
            <text:p>413,905</text:p>
          </table:table-cell>
          <table:table-cell office:value-type="float" office:value="211015" table:style-name="ce9">
            <text:p>211,015</text:p>
          </table:table-cell>
          <table:table-cell office:value-type="float" office:value="202890" table:style-name="ce9">
            <text:p>202,890</text:p>
          </table:table-cell>
          <table:table-cell office:value-type="float" office:value="83.767445437471665" table:style-name="ce8">
            <text:p>83.77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雲 林 縣</text:p>
          </table:table-cell>
          <table:table-cell office:value-type="float" office:value="681306" table:style-name="ce11">
            <text:p>681,306</text:p>
          </table:table-cell>
          <table:table-cell office:value-type="float" office:value="352821" table:style-name="ce9">
            <text:p>352,821</text:p>
          </table:table-cell>
          <table:table-cell office:value-type="float" office:value="328485" table:style-name="ce9">
            <text:p>328,485</text:p>
          </table:table-cell>
          <table:table-cell office:value-type="float" office:value="100" table:style-name="ce10">
            <text:p>100.00</text:p>
          </table:table-cell>
          <table:table-cell office:value-type="float" office:value="76782" table:style-name="ce9">
            <text:p>76,782</text:p>
          </table:table-cell>
          <table:table-cell office:value-type="float" office:value="39951" table:style-name="ce9">
            <text:p>39,951</text:p>
          </table:table-cell>
          <table:table-cell office:value-type="float" office:value="36831" table:style-name="ce9">
            <text:p>36,831</text:p>
          </table:table-cell>
          <table:table-cell office:value-type="float" office:value="11.26982589321098" table:style-name="ce10">
            <text:p>11.27</text:p>
          </table:table-cell>
          <table:table-cell office:value-type="float" office:value="478365" table:style-name="ce9">
            <text:p>478,365</text:p>
          </table:table-cell>
          <table:table-cell office:value-type="float" office:value="255113" table:style-name="ce9">
            <text:p>255,113</text:p>
          </table:table-cell>
          <table:table-cell office:value-type="float" office:value="223252" table:style-name="ce9">
            <text:p>223,252</text:p>
          </table:table-cell>
          <table:table-cell office:value-type="float" office:value="70.212943963505381" table:style-name="ce10">
            <text:p>70.21</text:p>
          </table:table-cell>
          <table:table-cell office:value-type="float" office:value="126159" table:style-name="ce9">
            <text:p>126,159</text:p>
          </table:table-cell>
          <table:table-cell office:value-type="float" office:value="57757" table:style-name="ce9">
            <text:p>57,757</text:p>
          </table:table-cell>
          <table:table-cell office:value-type="float" office:value="68402" table:style-name="ce9">
            <text:p>68,402</text:p>
          </table:table-cell>
          <table:table-cell office:value-type="float" office:value="18.517230143283633" table:style-name="ce10">
            <text:p>18.52</text:p>
          </table:table-cell>
          <table:table-cell office:value-type="float" office:value="287615" table:style-name="ce9">
            <text:p>287,615</text:p>
          </table:table-cell>
          <table:table-cell office:value-type="float" office:value="151088" table:style-name="ce9">
            <text:p>151,088</text:p>
          </table:table-cell>
          <table:table-cell office:value-type="float" office:value="136527" table:style-name="ce9">
            <text:p>136,527</text:p>
          </table:table-cell>
          <table:table-cell office:value-type="float" office:value="42.21524542569712" table:style-name="ce10">
            <text:p>42.22</text:p>
          </table:table-cell>
          <table:table-cell office:value-type="float" office:value="565893" table:style-name="ce9">
            <text:p>565,893</text:p>
          </table:table-cell>
          <table:table-cell office:value-type="float" office:value="292529" table:style-name="ce9">
            <text:p>292,529</text:p>
          </table:table-cell>
          <table:table-cell office:value-type="float" office:value="273364" table:style-name="ce9">
            <text:p>273,364</text:p>
          </table:table-cell>
          <table:table-cell office:value-type="float" office:value="83.060034698065195" table:style-name="ce8">
            <text:p>83.06</text:p>
          </table:table-cell>
          <table:table-cell table:number-columns-repeated="16359" table:style-name="ce7"/>
        </table:table-row>
        <table:table-row table:style-name="ro18">
          <table:table-cell office:value-type="string" table:style-name="ce12">
            <text:p>嘉 義 縣</text:p>
          </table:table-cell>
          <table:table-cell office:value-type="float" office:value="503113" table:style-name="ce11">
            <text:p>503,113</text:p>
          </table:table-cell>
          <table:table-cell office:value-type="float" office:value="261238" table:style-name="ce9">
            <text:p>261,238</text:p>
          </table:table-cell>
          <table:table-cell office:value-type="float" office:value="241875" table:style-name="ce9">
            <text:p>241,875</text:p>
          </table:table-cell>
          <table:table-cell office:value-type="float" office:value="100" table:style-name="ce10">
            <text:p>100.00</text:p>
          </table:table-cell>
          <table:table-cell office:value-type="float" office:value="46469" table:style-name="ce9">
            <text:p>46,469</text:p>
          </table:table-cell>
          <table:table-cell office:value-type="float" office:value="24249" table:style-name="ce9">
            <text:p>24,249</text:p>
          </table:table-cell>
          <table:table-cell office:value-type="float" office:value="22220" table:style-name="ce9">
            <text:p>22,220</text:p>
          </table:table-cell>
          <table:table-cell office:value-type="float" office:value="9.2362948283983926" table:style-name="ce10">
            <text:p>9.24</text:p>
          </table:table-cell>
          <table:table-cell office:value-type="float" office:value="357640" table:style-name="ce9">
            <text:p>357,640</text:p>
          </table:table-cell>
          <table:table-cell office:value-type="float" office:value="191265" table:style-name="ce9">
            <text:p>191,265</text:p>
          </table:table-cell>
          <table:table-cell office:value-type="float" office:value="166375" table:style-name="ce9">
            <text:p>166,375</text:p>
          </table:table-cell>
          <table:table-cell office:value-type="float" office:value="71.08542216162175" table:style-name="ce10">
            <text:p>71.09</text:p>
          </table:table-cell>
          <table:table-cell office:value-type="float" office:value="99004" table:style-name="ce9">
            <text:p>99,004</text:p>
          </table:table-cell>
          <table:table-cell office:value-type="float" office:value="45724" table:style-name="ce9">
            <text:p>45,724</text:p>
          </table:table-cell>
          <table:table-cell office:value-type="float" office:value="53280" table:style-name="ce9">
            <text:p>53,280</text:p>
          </table:table-cell>
          <table:table-cell office:value-type="float" office:value="19.678283009979864" table:style-name="ce10">
            <text:p>19.68</text:p>
          </table:table-cell>
          <table:table-cell office:value-type="float" office:value="208480" table:style-name="ce9">
            <text:p>208,480</text:p>
          </table:table-cell>
          <table:table-cell office:value-type="float" office:value="109995" table:style-name="ce9">
            <text:p>109,995</text:p>
          </table:table-cell>
          <table:table-cell office:value-type="float" office:value="98485" table:style-name="ce9">
            <text:p>98,485</text:p>
          </table:table-cell>
          <table:table-cell office:value-type="float" office:value="41.438006968613408" table:style-name="ce10">
            <text:p>41.44</text:p>
          </table:table-cell>
          <table:table-cell office:value-type="float" office:value="429144" table:style-name="ce9">
            <text:p>429,144</text:p>
          </table:table-cell>
          <table:table-cell office:value-type="float" office:value="222512" table:style-name="ce9">
            <text:p>222,512</text:p>
          </table:table-cell>
          <table:table-cell office:value-type="float" office:value="206632" table:style-name="ce9">
            <text:p>206,632</text:p>
          </table:table-cell>
          <table:table-cell office:value-type="float" office:value="85.297736293834575" table:style-name="ce8">
            <text:p>85.30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屏 東 縣</text:p>
          </table:table-cell>
          <table:table-cell office:value-type="float" office:value="819184" table:style-name="ce11">
            <text:p>819,184</text:p>
          </table:table-cell>
          <table:table-cell office:value-type="float" office:value="417815" table:style-name="ce9">
            <text:p>417,815</text:p>
          </table:table-cell>
          <table:table-cell office:value-type="float" office:value="401369" table:style-name="ce9">
            <text:p>401,369</text:p>
          </table:table-cell>
          <table:table-cell office:value-type="float" office:value="100" table:style-name="ce10">
            <text:p>100.00</text:p>
          </table:table-cell>
          <table:table-cell office:value-type="float" office:value="86149" table:style-name="ce9">
            <text:p>86,149</text:p>
          </table:table-cell>
          <table:table-cell office:value-type="float" office:value="44886" table:style-name="ce9">
            <text:p>44,886</text:p>
          </table:table-cell>
          <table:table-cell office:value-type="float" office:value="41263" table:style-name="ce9">
            <text:p>41,263</text:p>
          </table:table-cell>
          <table:table-cell office:value-type="float" office:value="10.516440750795914" table:style-name="ce10">
            <text:p>10.52</text:p>
          </table:table-cell>
          <table:table-cell office:value-type="float" office:value="591915" table:style-name="ce9">
            <text:p>591,915</text:p>
          </table:table-cell>
          <table:table-cell office:value-type="float" office:value="306796" table:style-name="ce9">
            <text:p>306,796</text:p>
          </table:table-cell>
          <table:table-cell office:value-type="float" office:value="285119" table:style-name="ce9">
            <text:p>285,119</text:p>
          </table:table-cell>
          <table:table-cell office:value-type="float" office:value="72.256660286333712" table:style-name="ce10">
            <text:p>72.26</text:p>
          </table:table-cell>
          <table:table-cell office:value-type="float" office:value="141120" table:style-name="ce9">
            <text:p>141,120</text:p>
          </table:table-cell>
          <table:table-cell office:value-type="float" office:value="66133" table:style-name="ce9">
            <text:p>66,133</text:p>
          </table:table-cell>
          <table:table-cell office:value-type="float" office:value="74987" table:style-name="ce9">
            <text:p>74,987</text:p>
          </table:table-cell>
          <table:table-cell office:value-type="float" office:value="17.226898962870369" table:style-name="ce10">
            <text:p>17.23</text:p>
          </table:table-cell>
          <table:table-cell office:value-type="float" office:value="352579" table:style-name="ce9">
            <text:p>352,579</text:p>
          </table:table-cell>
          <table:table-cell office:value-type="float" office:value="183939" table:style-name="ce9">
            <text:p>183,939</text:p>
          </table:table-cell>
          <table:table-cell office:value-type="float" office:value="168640" table:style-name="ce9">
            <text:p>168,640</text:p>
          </table:table-cell>
          <table:table-cell office:value-type="float" office:value="43.040269341198076" table:style-name="ce10">
            <text:p>43.04</text:p>
          </table:table-cell>
          <table:table-cell office:value-type="float" office:value="689824" table:style-name="ce9">
            <text:p>689,824</text:p>
          </table:table-cell>
          <table:table-cell office:value-type="float" office:value="350437" table:style-name="ce9">
            <text:p>350,437</text:p>
          </table:table-cell>
          <table:table-cell office:value-type="float" office:value="339387" table:style-name="ce9">
            <text:p>339,387</text:p>
          </table:table-cell>
          <table:table-cell office:value-type="float" office:value="84.208675950702158" table:style-name="ce8">
            <text:p>84.21</text:p>
          </table:table-cell>
          <table:table-cell table:number-columns-repeated="16359" table:style-name="ce7"/>
        </table:table-row>
        <table:table-row table:style-name="ro30">
          <table:table-cell office:value-type="string" table:style-name="ce12">
            <text:p>臺 東 縣</text:p>
          </table:table-cell>
          <table:table-cell office:value-type="float" office:value="216781" table:style-name="ce11">
            <text:p>216,781</text:p>
          </table:table-cell>
          <table:table-cell office:value-type="float" office:value="111570" table:style-name="ce9">
            <text:p>111,570</text:p>
          </table:table-cell>
          <table:table-cell office:value-type="float" office:value="105211" table:style-name="ce9">
            <text:p>105,211</text:p>
          </table:table-cell>
          <table:table-cell office:value-type="float" office:value="100" table:style-name="ce10">
            <text:p>100.00</text:p>
          </table:table-cell>
          <table:table-cell office:value-type="float" office:value="25127" table:style-name="ce9">
            <text:p>25,127</text:p>
          </table:table-cell>
          <table:table-cell office:value-type="float" office:value="13214" table:style-name="ce9">
            <text:p>13,214</text:p>
          </table:table-cell>
          <table:table-cell office:value-type="float" office:value="11913" table:style-name="ce9">
            <text:p>11,913</text:p>
          </table:table-cell>
          <table:table-cell office:value-type="float" office:value="11.590960462402148" table:style-name="ce10">
            <text:p>11.59</text:p>
          </table:table-cell>
          <table:table-cell office:value-type="float" office:value="155418" table:style-name="ce9">
            <text:p>155,418</text:p>
          </table:table-cell>
          <table:table-cell office:value-type="float" office:value="81936" table:style-name="ce9">
            <text:p>81,936</text:p>
          </table:table-cell>
          <table:table-cell office:value-type="float" office:value="73482" table:style-name="ce9">
            <text:p>73,482</text:p>
          </table:table-cell>
          <table:table-cell office:value-type="float" office:value="71.693552479230192" table:style-name="ce10">
            <text:p>71.69</text:p>
          </table:table-cell>
          <table:table-cell office:value-type="float" office:value="36236" table:style-name="ce9">
            <text:p>36,236</text:p>
          </table:table-cell>
          <table:table-cell office:value-type="float" office:value="16420" table:style-name="ce9">
            <text:p>16,420</text:p>
          </table:table-cell>
          <table:table-cell office:value-type="float" office:value="19816" table:style-name="ce9">
            <text:p>19,816</text:p>
          </table:table-cell>
          <table:table-cell office:value-type="float" office:value="16.71548705836766" table:style-name="ce10">
            <text:p>16.72</text:p>
          </table:table-cell>
          <table:table-cell office:value-type="float" office:value="91985" table:style-name="ce9">
            <text:p>91,985</text:p>
          </table:table-cell>
          <table:table-cell office:value-type="float" office:value="48519" table:style-name="ce9">
            <text:p>48,519</text:p>
          </table:table-cell>
          <table:table-cell office:value-type="float" office:value="43466" table:style-name="ce9">
            <text:p>43,466</text:p>
          </table:table-cell>
          <table:table-cell office:value-type="float" office:value="42.432224226292895" table:style-name="ce10">
            <text:p>42.43</text:p>
          </table:table-cell>
          <table:table-cell office:value-type="float" office:value="179767" table:style-name="ce9">
            <text:p>179,767</text:p>
          </table:table-cell>
          <table:table-cell office:value-type="float" office:value="92147" table:style-name="ce9">
            <text:p>92,147</text:p>
          </table:table-cell>
          <table:table-cell office:value-type="float" office:value="87620" table:style-name="ce9">
            <text:p>87,620</text:p>
          </table:table-cell>
          <table:table-cell office:value-type="float" office:value="82.925625400750064" table:style-name="ce8">
            <text:p>82.93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花 蓮 縣</text:p>
          </table:table-cell>
          <table:table-cell office:value-type="float" office:value="326247" table:style-name="ce11">
            <text:p>326,247</text:p>
          </table:table-cell>
          <table:table-cell office:value-type="float" office:value="165073" table:style-name="ce9">
            <text:p>165,073</text:p>
          </table:table-cell>
          <table:table-cell office:value-type="float" office:value="161174" table:style-name="ce9">
            <text:p>161,174</text:p>
          </table:table-cell>
          <table:table-cell office:value-type="float" office:value="100" table:style-name="ce10">
            <text:p>100.00</text:p>
          </table:table-cell>
          <table:table-cell office:value-type="float" office:value="38716" table:style-name="ce9">
            <text:p>38,716</text:p>
          </table:table-cell>
          <table:table-cell office:value-type="float" office:value="20264" table:style-name="ce9">
            <text:p>20,264</text:p>
          </table:table-cell>
          <table:table-cell office:value-type="float" office:value="18452" table:style-name="ce9">
            <text:p>18,452</text:p>
          </table:table-cell>
          <table:table-cell office:value-type="float" office:value="11.867082302672515" table:style-name="ce10">
            <text:p>11.87</text:p>
          </table:table-cell>
          <table:table-cell office:value-type="float" office:value="233265" table:style-name="ce9">
            <text:p>233,265</text:p>
          </table:table-cell>
          <table:table-cell office:value-type="float" office:value="119830" table:style-name="ce9">
            <text:p>119,830</text:p>
          </table:table-cell>
          <table:table-cell office:value-type="float" office:value="113435" table:style-name="ce9">
            <text:p>113,435</text:p>
          </table:table-cell>
          <table:table-cell office:value-type="float" office:value="71.499508041453254" table:style-name="ce10">
            <text:p>71.50</text:p>
          </table:table-cell>
          <table:table-cell office:value-type="float" office:value="54266" table:style-name="ce9">
            <text:p>54,266</text:p>
          </table:table-cell>
          <table:table-cell office:value-type="float" office:value="24979" table:style-name="ce9">
            <text:p>24,979</text:p>
          </table:table-cell>
          <table:table-cell office:value-type="float" office:value="29287" table:style-name="ce9">
            <text:p>29,287</text:p>
          </table:table-cell>
          <table:table-cell office:value-type="float" office:value="16.633409655874228" table:style-name="ce10">
            <text:p>16.63</text:p>
          </table:table-cell>
          <table:table-cell office:value-type="float" office:value="139350" table:style-name="ce9">
            <text:p>139,350</text:p>
          </table:table-cell>
          <table:table-cell office:value-type="float" office:value="71898" table:style-name="ce9">
            <text:p>71,898</text:p>
          </table:table-cell>
          <table:table-cell office:value-type="float" office:value="67452" table:style-name="ce9">
            <text:p>67,452</text:p>
          </table:table-cell>
          <table:table-cell office:value-type="float" office:value="42.713036441714408" table:style-name="ce10">
            <text:p>42.71</text:p>
          </table:table-cell>
          <table:table-cell office:value-type="float" office:value="270037" table:style-name="ce9">
            <text:p>270,037</text:p>
          </table:table-cell>
          <table:table-cell office:value-type="float" office:value="135655" table:style-name="ce9">
            <text:p>135,655</text:p>
          </table:table-cell>
          <table:table-cell office:value-type="float" office:value="134382" table:style-name="ce9">
            <text:p>134,382</text:p>
          </table:table-cell>
          <table:table-cell office:value-type="float" office:value="82.770722795918431" table:style-name="ce8">
            <text:p>82.77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澎 湖 縣</text:p>
          </table:table-cell>
          <table:table-cell office:value-type="float" office:value="105207" table:style-name="ce11">
            <text:p>105,207</text:p>
          </table:table-cell>
          <table:table-cell office:value-type="float" office:value="54283" table:style-name="ce9">
            <text:p>54,283</text:p>
          </table:table-cell>
          <table:table-cell office:value-type="float" office:value="50924" table:style-name="ce9">
            <text:p>50,924</text:p>
          </table:table-cell>
          <table:table-cell office:value-type="float" office:value="100" table:style-name="ce10">
            <text:p>100.00</text:p>
          </table:table-cell>
          <table:table-cell office:value-type="float" office:value="10893" table:style-name="ce9">
            <text:p>10,893</text:p>
          </table:table-cell>
          <table:table-cell office:value-type="float" office:value="5708" table:style-name="ce9">
            <text:p>5,708</text:p>
          </table:table-cell>
          <table:table-cell office:value-type="float" office:value="5185" table:style-name="ce9">
            <text:p>5,185</text:p>
          </table:table-cell>
          <table:table-cell office:value-type="float" office:value="10.353873791667855" table:style-name="ce10">
            <text:p>10.35</text:p>
          </table:table-cell>
          <table:table-cell office:value-type="float" office:value="76951" table:style-name="ce9">
            <text:p>76,951</text:p>
          </table:table-cell>
          <table:table-cell office:value-type="float" office:value="40530" table:style-name="ce9">
            <text:p>40,530</text:p>
          </table:table-cell>
          <table:table-cell office:value-type="float" office:value="36421" table:style-name="ce9">
            <text:p>36,421</text:p>
          </table:table-cell>
          <table:table-cell office:value-type="float" office:value="73.142471508549818" table:style-name="ce10">
            <text:p>73.14</text:p>
          </table:table-cell>
          <table:table-cell office:value-type="float" office:value="17363" table:style-name="ce9">
            <text:p>17,363</text:p>
          </table:table-cell>
          <table:table-cell office:value-type="float" office:value="8045" table:style-name="ce9">
            <text:p>8,045</text:p>
          </table:table-cell>
          <table:table-cell office:value-type="float" office:value="9318" table:style-name="ce9">
            <text:p>9,318</text:p>
          </table:table-cell>
          <table:table-cell office:value-type="float" office:value="16.503654699782334" table:style-name="ce10">
            <text:p>16.50</text:p>
          </table:table-cell>
          <table:table-cell office:value-type="float" office:value="47973" table:style-name="ce9">
            <text:p>47,973</text:p>
          </table:table-cell>
          <table:table-cell office:value-type="float" office:value="25050" table:style-name="ce9">
            <text:p>25,050</text:p>
          </table:table-cell>
          <table:table-cell office:value-type="float" office:value="22923" table:style-name="ce9">
            <text:p>22,923</text:p>
          </table:table-cell>
          <table:table-cell office:value-type="float" office:value="45.598676894123017" table:style-name="ce10">
            <text:p>45.60</text:p>
          </table:table-cell>
          <table:table-cell office:value-type="float" office:value="88397" table:style-name="ce9">
            <text:p>88,397</text:p>
          </table:table-cell>
          <table:table-cell office:value-type="float" office:value="45376" table:style-name="ce9">
            <text:p>45,376</text:p>
          </table:table-cell>
          <table:table-cell office:value-type="float" office:value="43021" table:style-name="ce9">
            <text:p>43,021</text:p>
          </table:table-cell>
          <table:table-cell office:value-type="float" office:value="84.021975724048787" table:style-name="ce8">
            <text:p>84.02</text:p>
          </table:table-cell>
          <table:table-cell table:number-columns-repeated="16359" table:style-name="ce7"/>
        </table:table-row>
        <table:table-row table:style-name="ro31">
          <table:table-cell office:value-type="string" table:style-name="ce12">
            <text:p>基 隆 市</text:p>
          </table:table-cell>
          <table:table-cell office:value-type="float" office:value="368893" table:style-name="ce11">
            <text:p>368,893</text:p>
          </table:table-cell>
          <table:table-cell office:value-type="float" office:value="184139" table:style-name="ce9">
            <text:p>184,139</text:p>
          </table:table-cell>
          <table:table-cell office:value-type="float" office:value="184754" table:style-name="ce9">
            <text:p>184,754</text:p>
          </table:table-cell>
          <table:table-cell office:value-type="float" office:value="100" table:style-name="ce10">
            <text:p>100.00</text:p>
          </table:table-cell>
          <table:table-cell office:value-type="float" office:value="38171" table:style-name="ce9">
            <text:p>38,171</text:p>
          </table:table-cell>
          <table:table-cell office:value-type="float" office:value="19766" table:style-name="ce9">
            <text:p>19,766</text:p>
          </table:table-cell>
          <table:table-cell office:value-type="float" office:value="18405" table:style-name="ce9">
            <text:p>18,405</text:p>
          </table:table-cell>
          <table:table-cell office:value-type="float" office:value="10.347444923053569" table:style-name="ce10">
            <text:p>10.35</text:p>
          </table:table-cell>
          <table:table-cell office:value-type="float" office:value="269711" table:style-name="ce9">
            <text:p>269,711</text:p>
          </table:table-cell>
          <table:table-cell office:value-type="float" office:value="136815" table:style-name="ce9">
            <text:p>136,815</text:p>
          </table:table-cell>
          <table:table-cell office:value-type="float" office:value="132896" table:style-name="ce9">
            <text:p>132,896</text:p>
          </table:table-cell>
          <table:table-cell office:value-type="float" office:value="73.113612890458739" table:style-name="ce10">
            <text:p>73.11</text:p>
          </table:table-cell>
          <table:table-cell office:value-type="float" office:value="61011" table:style-name="ce9">
            <text:p>61,011</text:p>
          </table:table-cell>
          <table:table-cell office:value-type="float" office:value="27558" table:style-name="ce9">
            <text:p>27,558</text:p>
          </table:table-cell>
          <table:table-cell office:value-type="float" office:value="33453" table:style-name="ce9">
            <text:p>33,453</text:p>
          </table:table-cell>
          <table:table-cell office:value-type="float" office:value="16.538942186487681" table:style-name="ce10">
            <text:p>16.54</text:p>
          </table:table-cell>
          <table:table-cell office:value-type="float" office:value="157992" table:style-name="ce9">
            <text:p>157,992</text:p>
          </table:table-cell>
          <table:table-cell office:value-type="float" office:value="80919" table:style-name="ce9">
            <text:p>80,919</text:p>
          </table:table-cell>
          <table:table-cell office:value-type="float" office:value="77073" table:style-name="ce9">
            <text:p>77,073</text:p>
          </table:table-cell>
          <table:table-cell office:value-type="float" office:value="42.828679318935301" table:style-name="ce10">
            <text:p>42.83</text:p>
          </table:table-cell>
          <table:table-cell office:value-type="float" office:value="312101" table:style-name="ce9">
            <text:p>312,101</text:p>
          </table:table-cell>
          <table:table-cell office:value-type="float" office:value="154589" table:style-name="ce9">
            <text:p>154,589</text:p>
          </table:table-cell>
          <table:table-cell office:value-type="float" office:value="157512" table:style-name="ce9">
            <text:p>157,512</text:p>
          </table:table-cell>
          <table:table-cell office:value-type="float" office:value="84.604749886823555" table:style-name="ce8">
            <text:p>84.60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新 竹 市</text:p>
          </table:table-cell>
          <table:table-cell office:value-type="float" office:value="448803" table:style-name="ce11">
            <text:p>448,803</text:p>
          </table:table-cell>
          <table:table-cell office:value-type="float" office:value="221265" table:style-name="ce9">
            <text:p>221,265</text:p>
          </table:table-cell>
          <table:table-cell office:value-type="float" office:value="227538" table:style-name="ce9">
            <text:p>227,538</text:p>
          </table:table-cell>
          <table:table-cell office:value-type="float" office:value="100" table:style-name="ce10">
            <text:p>100.00</text:p>
          </table:table-cell>
          <table:table-cell office:value-type="float" office:value="76713" table:style-name="ce9">
            <text:p>76,713</text:p>
          </table:table-cell>
          <table:table-cell office:value-type="float" office:value="39840" table:style-name="ce9">
            <text:p>39,840</text:p>
          </table:table-cell>
          <table:table-cell office:value-type="float" office:value="36873" table:style-name="ce9">
            <text:p>36,873</text:p>
          </table:table-cell>
          <table:table-cell office:value-type="float" office:value="17.092800181816965" table:style-name="ce10">
            <text:p>17.09</text:p>
          </table:table-cell>
          <table:table-cell office:value-type="float" office:value="315824" table:style-name="ce9">
            <text:p>315,824</text:p>
          </table:table-cell>
          <table:table-cell office:value-type="float" office:value="156417" table:style-name="ce9">
            <text:p>156,417</text:p>
          </table:table-cell>
          <table:table-cell office:value-type="float" office:value="159407" table:style-name="ce9">
            <text:p>159,407</text:p>
          </table:table-cell>
          <table:table-cell office:value-type="float" office:value="70.370296098733746" table:style-name="ce10">
            <text:p>70.37</text:p>
          </table:table-cell>
          <table:table-cell office:value-type="float" office:value="56266" table:style-name="ce9">
            <text:p>56,266</text:p>
          </table:table-cell>
          <table:table-cell office:value-type="float" office:value="25008" table:style-name="ce9">
            <text:p>25,008</text:p>
          </table:table-cell>
          <table:table-cell office:value-type="float" office:value="31258" table:style-name="ce9">
            <text:p>31,258</text:p>
          </table:table-cell>
          <table:table-cell office:value-type="float" office:value="12.536903719449292" table:style-name="ce10">
            <text:p>12.54</text:p>
          </table:table-cell>
          <table:table-cell office:value-type="float" office:value="202121" table:style-name="ce9">
            <text:p>202,121</text:p>
          </table:table-cell>
          <table:table-cell office:value-type="float" office:value="100118" table:style-name="ce9">
            <text:p>100,118</text:p>
          </table:table-cell>
          <table:table-cell office:value-type="float" office:value="102003" table:style-name="ce9">
            <text:p>102,003</text:p>
          </table:table-cell>
          <table:table-cell office:value-type="float" office:value="45.035572400362746" table:style-name="ce10">
            <text:p>45.04</text:p>
          </table:table-cell>
          <table:table-cell office:value-type="float" office:value="345919" table:style-name="ce9">
            <text:p>345,919</text:p>
          </table:table-cell>
          <table:table-cell office:value-type="float" office:value="167792" table:style-name="ce9">
            <text:p>167,792</text:p>
          </table:table-cell>
          <table:table-cell office:value-type="float" office:value="178127" table:style-name="ce9">
            <text:p>178,127</text:p>
          </table:table-cell>
          <table:table-cell office:value-type="float" office:value="77.075910811647873" table:style-name="ce8">
            <text:p>77.08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嘉 義 市</text:p>
          </table:table-cell>
          <table:table-cell office:value-type="float" office:value="267690" table:style-name="ce11">
            <text:p>267,690</text:p>
          </table:table-cell>
          <table:table-cell office:value-type="float" office:value="129794" table:style-name="ce9">
            <text:p>129,794</text:p>
          </table:table-cell>
          <table:table-cell office:value-type="float" office:value="137896" table:style-name="ce9">
            <text:p>137,896</text:p>
          </table:table-cell>
          <table:table-cell office:value-type="float" office:value="100" table:style-name="ce10">
            <text:p>100.00</text:p>
          </table:table-cell>
          <table:table-cell office:value-type="float" office:value="35968" table:style-name="ce9">
            <text:p>35,968</text:p>
          </table:table-cell>
          <table:table-cell office:value-type="float" office:value="18753" table:style-name="ce9">
            <text:p>18,753</text:p>
          </table:table-cell>
          <table:table-cell office:value-type="float" office:value="17215" table:style-name="ce9">
            <text:p>17,215</text:p>
          </table:table-cell>
          <table:table-cell office:value-type="float" office:value="13.436437670439688" table:style-name="ce10">
            <text:p>13.44</text:p>
          </table:table-cell>
          <table:table-cell office:value-type="float" office:value="190265" table:style-name="ce9">
            <text:p>190,265</text:p>
          </table:table-cell>
          <table:table-cell office:value-type="float" office:value="92769" table:style-name="ce9">
            <text:p>92,769</text:p>
          </table:table-cell>
          <table:table-cell office:value-type="float" office:value="97496" table:style-name="ce9">
            <text:p>97,496</text:p>
          </table:table-cell>
          <table:table-cell office:value-type="float" office:value="71.076618476596067" table:style-name="ce10">
            <text:p>71.08</text:p>
          </table:table-cell>
          <table:table-cell office:value-type="float" office:value="41457" table:style-name="ce9">
            <text:p>41,457</text:p>
          </table:table-cell>
          <table:table-cell office:value-type="float" office:value="18272" table:style-name="ce9">
            <text:p>18,272</text:p>
          </table:table-cell>
          <table:table-cell office:value-type="float" office:value="23185" table:style-name="ce9">
            <text:p>23,185</text:p>
          </table:table-cell>
          <table:table-cell office:value-type="float" office:value="15.486943852964249" table:style-name="ce10">
            <text:p>15.49</text:p>
          </table:table-cell>
          <table:table-cell office:value-type="float" office:value="115249" table:style-name="ce9">
            <text:p>115,249</text:p>
          </table:table-cell>
          <table:table-cell office:value-type="float" office:value="56191" table:style-name="ce9">
            <text:p>56,191</text:p>
          </table:table-cell>
          <table:table-cell office:value-type="float" office:value="59058" table:style-name="ce9">
            <text:p>59,058</text:p>
          </table:table-cell>
          <table:table-cell office:value-type="float" office:value="43.053158504239981" table:style-name="ce10">
            <text:p>43.05</text:p>
          </table:table-cell>
          <table:table-cell office:value-type="float" office:value="215449" table:style-name="ce9">
            <text:p>215,449</text:p>
          </table:table-cell>
          <table:table-cell office:value-type="float" office:value="102491" table:style-name="ce9">
            <text:p>102,491</text:p>
          </table:table-cell>
          <table:table-cell office:value-type="float" office:value="112958" table:style-name="ce9">
            <text:p>112,958</text:p>
          </table:table-cell>
          <table:table-cell office:value-type="float" office:value="80.484515671112106" table:style-name="ce8">
            <text:p>80.48</text:p>
          </table:table-cell>
          <table:table-cell table:number-columns-repeated="16359" table:style-name="ce7"/>
        </table:table-row>
        <table:table-row table:style-name="ro44">
          <table:table-cell office:value-type="string" table:style-name="ce17">
            <text:p>福 建 省</text:p>
          </table:table-cell>
          <table:table-cell office:value-type="float" office:value="153274" table:style-name="ce16">
            <text:p>153,274</text:p>
          </table:table-cell>
          <table:table-cell office:value-type="float" office:value="77511" table:style-name="ce14">
            <text:p>77,511</text:p>
          </table:table-cell>
          <table:table-cell office:value-type="float" office:value="75763" table:style-name="ce14">
            <text:p>75,763</text:p>
          </table:table-cell>
          <table:table-cell office:value-type="float" office:value="100" table:style-name="ce15">
            <text:p>100.00</text:p>
          </table:table-cell>
          <table:table-cell office:value-type="float" office:value="14398" table:style-name="ce14">
            <text:p>14,398</text:p>
          </table:table-cell>
          <table:table-cell office:value-type="float" office:value="7514" table:style-name="ce14">
            <text:p>7,514</text:p>
          </table:table-cell>
          <table:table-cell office:value-type="float" office:value="6884" table:style-name="ce14">
            <text:p>6,884</text:p>
          </table:table-cell>
          <table:table-cell office:value-type="float" office:value="9.3936349282983418" table:style-name="ce15">
            <text:p>9.39</text:p>
          </table:table-cell>
          <table:table-cell office:value-type="float" office:value="118151" table:style-name="ce14">
            <text:p>118,151</text:p>
          </table:table-cell>
          <table:table-cell office:value-type="float" office:value="59956" table:style-name="ce14">
            <text:p>59,956</text:p>
          </table:table-cell>
          <table:table-cell office:value-type="float" office:value="58195" table:style-name="ce14">
            <text:p>58,195</text:p>
          </table:table-cell>
          <table:table-cell office:value-type="float" office:value="77.084828477106356" table:style-name="ce15">
            <text:p>77.08</text:p>
          </table:table-cell>
          <table:table-cell office:value-type="float" office:value="20725" table:style-name="ce14">
            <text:p>20,725</text:p>
          </table:table-cell>
          <table:table-cell office:value-type="float" office:value="10041" table:style-name="ce14">
            <text:p>10,041</text:p>
          </table:table-cell>
          <table:table-cell office:value-type="float" office:value="10684" table:style-name="ce14">
            <text:p>10,684</text:p>
          </table:table-cell>
          <table:table-cell office:value-type="float" office:value="13.521536594595299" table:style-name="ce15">
            <text:p>13.52</text:p>
          </table:table-cell>
          <table:table-cell office:value-type="float" office:value="70276" table:style-name="ce14">
            <text:p>70,276</text:p>
          </table:table-cell>
          <table:table-cell office:value-type="float" office:value="35360" table:style-name="ce14">
            <text:p>35,360</text:p>
          </table:table-cell>
          <table:table-cell office:value-type="float" office:value="34916" table:style-name="ce14">
            <text:p>34,916</text:p>
          </table:table-cell>
          <table:table-cell office:value-type="float" office:value="45.849915836997795" table:style-name="ce15">
            <text:p>45.85</text:p>
          </table:table-cell>
          <table:table-cell office:value-type="float" office:value="131686" table:style-name="ce14">
            <text:p>131,686</text:p>
          </table:table-cell>
          <table:table-cell office:value-type="float" office:value="66247" table:style-name="ce14">
            <text:p>66,247</text:p>
          </table:table-cell>
          <table:table-cell office:value-type="float" office:value="65439" table:style-name="ce14">
            <text:p>65,439</text:p>
          </table:table-cell>
          <table:table-cell office:value-type="float" office:value="85.915419444915642" table:style-name="ce13">
            <text:p>85.92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金 門 縣</text:p>
          </table:table-cell>
          <table:table-cell office:value-type="float" office:value="140185" table:style-name="ce11">
            <text:p>140,185</text:p>
          </table:table-cell>
          <table:table-cell office:value-type="float" office:value="70010" table:style-name="ce9">
            <text:p>70,010</text:p>
          </table:table-cell>
          <table:table-cell office:value-type="float" office:value="70175" table:style-name="ce9">
            <text:p>70,175</text:p>
          </table:table-cell>
          <table:table-cell office:value-type="float" office:value="100" table:style-name="ce10">
            <text:p>100.00</text:p>
          </table:table-cell>
          <table:table-cell office:value-type="float" office:value="12858" table:style-name="ce9">
            <text:p>12,858</text:p>
          </table:table-cell>
          <table:table-cell office:value-type="float" office:value="6690" table:style-name="ce9">
            <text:p>6,690</text:p>
          </table:table-cell>
          <table:table-cell office:value-type="float" office:value="6168" table:style-name="ce9">
            <text:p>6,168</text:p>
          </table:table-cell>
          <table:table-cell office:value-type="float" office:value="9.1721653529264895" table:style-name="ce10">
            <text:p>9.17</text:p>
          </table:table-cell>
          <table:table-cell office:value-type="float" office:value="108178" table:style-name="ce9">
            <text:p>108,178</text:p>
          </table:table-cell>
          <table:table-cell office:value-type="float" office:value="54129" table:style-name="ce9">
            <text:p>54,129</text:p>
          </table:table-cell>
          <table:table-cell office:value-type="float" office:value="54049" table:style-name="ce9">
            <text:p>54,049</text:p>
          </table:table-cell>
          <table:table-cell office:value-type="float" office:value="77.168027963048829" table:style-name="ce10">
            <text:p>77.17</text:p>
          </table:table-cell>
          <table:table-cell office:value-type="float" office:value="19149" table:style-name="ce9">
            <text:p>19,149</text:p>
          </table:table-cell>
          <table:table-cell office:value-type="float" office:value="9191" table:style-name="ce9">
            <text:p>9,191</text:p>
          </table:table-cell>
          <table:table-cell office:value-type="float" office:value="9958" table:style-name="ce9">
            <text:p>9,958</text:p>
          </table:table-cell>
          <table:table-cell office:value-type="float" office:value="13.65980668402468" table:style-name="ce10">
            <text:p>13.66</text:p>
          </table:table-cell>
          <table:table-cell office:value-type="float" office:value="64124" table:style-name="ce9">
            <text:p>64,124</text:p>
          </table:table-cell>
          <table:table-cell office:value-type="float" office:value="31814" table:style-name="ce9">
            <text:p>31,814</text:p>
          </table:table-cell>
          <table:table-cell office:value-type="float" office:value="32310" table:style-name="ce9">
            <text:p>32,310</text:p>
          </table:table-cell>
          <table:table-cell office:value-type="float" office:value="45.742411812961443" table:style-name="ce10">
            <text:p>45.74</text:p>
          </table:table-cell>
          <table:table-cell office:value-type="float" office:value="120748" table:style-name="ce9">
            <text:p>120,748</text:p>
          </table:table-cell>
          <table:table-cell office:value-type="float" office:value="59920" table:style-name="ce9">
            <text:p>59,920</text:p>
          </table:table-cell>
          <table:table-cell office:value-type="float" office:value="60828" table:style-name="ce9">
            <text:p>60,828</text:p>
          </table:table-cell>
          <table:table-cell office:value-type="float" office:value="86.134750508256943" table:style-name="ce8">
            <text:p>86.13</text:p>
          </table:table-cell>
          <table:table-cell table:number-columns-repeated="16359" table:style-name="ce7"/>
        </table:table-row>
        <table:table-row table:style-name="ro45">
          <table:table-cell office:value-type="string" table:style-name="ce223">
            <text:p>連 江 縣</text:p>
          </table:table-cell>
          <table:table-cell office:value-type="float" office:value="13089" table:style-name="ce224">
            <text:p>13,089</text:p>
          </table:table-cell>
          <table:table-cell office:value-type="float" office:value="7501" table:style-name="ce225">
            <text:p>7,501</text:p>
          </table:table-cell>
          <table:table-cell office:value-type="float" office:value="5588" table:style-name="ce225">
            <text:p>5,588</text:p>
          </table:table-cell>
          <table:table-cell office:value-type="float" office:value="100" table:style-name="ce226">
            <text:p>100.00</text:p>
          </table:table-cell>
          <table:table-cell office:value-type="float" office:value="1540" table:style-name="ce225">
            <text:p>1,540</text:p>
          </table:table-cell>
          <table:table-cell office:value-type="float" office:value="824" table:style-name="ce225">
            <text:p>824</text:p>
          </table:table-cell>
          <table:table-cell office:value-type="float" office:value="716" table:style-name="ce225">
            <text:p>716</text:p>
          </table:table-cell>
          <table:table-cell office:value-type="float" office:value="11.765604706241882" table:style-name="ce226">
            <text:p>11.77</text:p>
          </table:table-cell>
          <table:table-cell office:value-type="float" office:value="9973" table:style-name="ce225">
            <text:p>9,973</text:p>
          </table:table-cell>
          <table:table-cell office:value-type="float" office:value="5827" table:style-name="ce225">
            <text:p>5,827</text:p>
          </table:table-cell>
          <table:table-cell office:value-type="float" office:value="4146" table:style-name="ce225">
            <text:p>4,146</text:p>
          </table:table-cell>
          <table:table-cell office:value-type="float" office:value="76.193750477500188" table:style-name="ce226">
            <text:p>76.19</text:p>
          </table:table-cell>
          <table:table-cell office:value-type="float" office:value="1576" table:style-name="ce225">
            <text:p>1,576</text:p>
          </table:table-cell>
          <table:table-cell office:value-type="float" office:value="850" table:style-name="ce225">
            <text:p>850</text:p>
          </table:table-cell>
          <table:table-cell office:value-type="float" office:value="726" table:style-name="ce225">
            <text:p>726</text:p>
          </table:table-cell>
          <table:table-cell office:value-type="float" office:value="12.040644816257927" table:style-name="ce226">
            <text:p>12.04</text:p>
          </table:table-cell>
          <table:table-cell office:value-type="float" office:value="6152" table:style-name="ce225">
            <text:p>6,152</text:p>
          </table:table-cell>
          <table:table-cell office:value-type="float" office:value="3546" table:style-name="ce225">
            <text:p>3,546</text:p>
          </table:table-cell>
          <table:table-cell office:value-type="float" office:value="2606" table:style-name="ce225">
            <text:p>2,606</text:p>
          </table:table-cell>
          <table:table-cell office:value-type="float" office:value="47.001298800519521" table:style-name="ce226">
            <text:p>47.00</text:p>
          </table:table-cell>
          <table:table-cell office:value-type="float" office:value="10938" table:style-name="ce225">
            <text:p>10,938</text:p>
          </table:table-cell>
          <table:table-cell office:value-type="float" office:value="6327" table:style-name="ce225">
            <text:p>6,327</text:p>
          </table:table-cell>
          <table:table-cell office:value-type="float" office:value="4611" table:style-name="ce225">
            <text:p>4,611</text:p>
          </table:table-cell>
          <table:table-cell office:value-type="float" office:value="83.566353426541369" table:style-name="ce227">
            <text:p>83.57</text:p>
          </table:table-cell>
          <table:table-cell table:number-columns-repeated="16359" table:style-name="ce7"/>
        </table:table-row>
        <table:table-row table:style-name="ro36">
          <table:table-cell table:style-name="ce6"/>
          <table:table-cell table:number-columns-repeated="23" table:style-name="ce4"/>
          <table:table-cell office:value-type="string" office:string-value="                內政部戶政司 民國 109 年 1 月 8 日編製" table:formula="of:=['年月別新(結婚性別)'.AE57]" table:style-name="ce5">
            <text:p><text:s text:c="16"/>內政部戶政司 民國 109 年 1 月 8 日編製</text:p>
          </table:table-cell>
          <table:table-cell table:number-columns-repeated="16359" table:style-name="ce4"/>
        </table:table-row>
        <table:table-row table:style-name="ro14">
          <table:table-cell table:style-name="ce3"/>
          <table:table-cell table:number-columns-repeated="16383" table:style-name="ce2"/>
        </table:table-row>
        <table:table-row table:number-rows-repeated="1048544" table:style-name="ro14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71"/>
        <table:table-column table:style-name="co16" table:number-columns-repeated="5" table:default-cell-style-name="ce171"/>
        <table:table-column table:style-name="co23" table:default-cell-style-name="ce171"/>
        <table:table-column table:style-name="co14" table:default-cell-style-name="ce171"/>
        <table:table-column table:style-name="co16" table:number-columns-repeated="2" table:default-cell-style-name="ce171"/>
        <table:table-column table:style-name="co36" table:number-columns-repeated="3" table:default-cell-style-name="ce171"/>
        <table:table-column table:style-name="co16" table:number-columns-repeated="16371" table:default-cell-style-name="ce171"/>
        <table:table-row table:style-name="ro14">
          <table:table-cell table:style-name="ce171">
            <draw:frame draw:z-index="1" draw:id="id0" draw:style-name="a0" draw:name="Object 48" svg:x="0in" svg:y="0.02083in" svg:width="6.86458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2" table:style-name="ro14">
          <table:table-cell table:number-columns-repeated="16384"/>
        </table:table-row>
        <table:table-row table:style-name="ro14">
          <table:table-cell table:style-name="ce171">
            <draw:frame draw:z-index="2" draw:id="id1" draw:style-name="a1" draw:name="Object 49" svg:x="0in" svg:y="0.08333in" svg:width="7.19792in" svg:height="9.927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14">
          <table:table-cell table:number-columns-repeated="16384"/>
        </table:table-row>
        <table:table-row table:style-name="ro46">
          <table:table-cell table:number-columns-repeated="16384"/>
        </table:table-row>
        <table:table-row table:number-rows-repeated="44" table:style-name="ro14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048482" table:style-name="ro14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number:number-style style:name="N85P0">
      <number:number number:decimal-places="2" number:min-integer-digits="1" number:grouping="true"/>
    </number:number-style>
    <number:number-style style:name="N85P1">
      <number:text>－   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何袖綾</dc:creator>
    <meta:creation-date>2019-06-04T12:02:08Z</meta:creation-date>
    <dc:date>2020-01-09T00:27:51Z</dc:date>
    <meta:print-date>2020-01-08T00:22:28Z</meta:print-date>
  </office:meta>
</office:document-meta>
</file>